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 style:data-style-name="N2"/>
    <style:style style:name="ce16" style:family="table-cell" style:parent-style-name="Default" style:data-style-name="N2">
      <style:table-cell-properties fo:background-color="#999999"/>
    </style:style>
    <style:style style:name="ce17" style:family="table-cell" style:parent-style-name="Default" style:data-style-name="N0"/>
    <style:style style:name="ce18" style:family="table-cell" style:parent-style-name="Default" style:data-style-name="N1"/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 Regular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867" calcext:value-type="float">
            <text:p>867</text:p>
          </table:table-cell>
          <table:table-cell office:value-type="float" office:value="841" calcext:value-type="float">
            <text:p>841</text:p>
          </table:table-cell>
          <table:table-cell office:value-type="float" office:value="864" calcext:value-type="float">
            <text:p>864</text:p>
          </table:table-cell>
          <table:table-cell office:value-type="float" office:value="843" calcext:value-type="float">
            <text:p>843</text:p>
          </table:table-cell>
          <table:table-cell office:value-type="float" office:value="817" calcext:value-type="float">
            <text:p>817</text:p>
          </table:table-cell>
          <table:table-cell office:value-type="float" office:value="868" calcext:value-type="float">
            <text:p>868</text:p>
          </table:table-cell>
          <table:table-cell office:value-type="float" office:value="861" calcext:value-type="float">
            <text:p>861</text:p>
          </table:table-cell>
          <table:table-cell office:value-type="float" office:value="867" calcext:value-type="float">
            <text:p>867</text:p>
          </table:table-cell>
          <table:table-cell office:value-type="float" office:value="865" calcext:value-type="float">
            <text:p>865</text:p>
          </table:table-cell>
          <table:table-cell office:value-type="float" office:value="845" calcext:value-type="float">
            <text:p>845</text:p>
          </table:table-cell>
          <table:table-cell office:value-type="float" office:value="816" calcext:value-type="float">
            <text:p>816</text:p>
          </table:table-cell>
          <table:table-cell office:value-type="float" office:value="839" calcext:value-type="float">
            <text:p>839</text:p>
          </table:table-cell>
          <table:table-cell office:value-type="float" office:value="875" calcext:value-type="float">
            <text:p>875</text:p>
          </table:table-cell>
          <table:table-cell office:value-type="float" office:value="842" calcext:value-type="float">
            <text:p>842</text:p>
          </table:table-cell>
          <table:table-cell office:value-type="float" office:value="814" calcext:value-type="float">
            <text:p>814</text:p>
          </table:table-cell>
          <table:table-cell office:value-type="float" office:value="862" calcext:value-type="float">
            <text:p>862</text:p>
          </table:table-cell>
          <table:table-cell office:value-type="float" office:value="851" calcext:value-type="float">
            <text:p>851</text:p>
          </table:table-cell>
          <table:table-cell office:value-type="float" office:value="849" calcext:value-type="float">
            <text:p>849</text:p>
          </table:table-cell>
          <table:table-cell office:value-type="float" office:value="870" calcext:value-type="float">
            <text:p>870</text:p>
          </table:table-cell>
          <table:table-cell office:value-type="float" office:value="862" calcext:value-type="float">
            <text:p>862</text:p>
          </table:table-cell>
          <table:table-cell table:formula="of:=IF(COUNT([.B2:.U2])=0;&quot;---&quot;;AVERAGE([.B2:.U2]))" office:value-type="float" office:value="850.9" calcext:value-type="float">
            <text:p>850.9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554" calcext:value-type="float">
            <text:p>554</text:p>
          </table:table-cell>
          <table:table-cell office:value-type="float" office:value="565" calcext:value-type="float">
            <text:p>565</text:p>
          </table:table-cell>
          <table:table-cell office:value-type="float" office:value="612" calcext:value-type="float">
            <text:p>612</text:p>
          </table:table-cell>
          <table:table-cell office:value-type="float" office:value="553" calcext:value-type="float">
            <text:p>553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office:value-type="float" office:value="591" calcext:value-type="float">
            <text:p>591</text:p>
          </table:table-cell>
          <table:table-cell office:value-type="float" office:value="537" calcext:value-type="float">
            <text:p>537</text:p>
          </table:table-cell>
          <table:table-cell office:value-type="float" office:value="618" calcext:value-type="float">
            <text:p>618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589" calcext:value-type="float">
            <text:p>589</text:p>
          </table:table-cell>
          <table:table-cell office:value-type="float" office:value="624" calcext:value-type="float">
            <text:p>624</text:p>
          </table:table-cell>
          <table:table-cell office:value-type="float" office:value="607" calcext:value-type="float">
            <text:p>60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602" calcext:value-type="float">
            <text:p>602</text:p>
          </table:table-cell>
          <table:table-cell table:formula="of:=IF(COUNT([.B3:.U3])=0;&quot;---&quot;;AVERAGE([.B3:.U3]))" office:value-type="float" office:value="584.55" calcext:value-type="float">
            <text:p>584.5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1709" calcext:value-type="float">
            <text:p>1709</text:p>
          </table:table-cell>
          <table:table-cell office:value-type="float" office:value="1724" calcext:value-type="float">
            <text:p>1724</text:p>
          </table:table-cell>
          <table:table-cell office:value-type="float" office:value="1719" calcext:value-type="float">
            <text:p>1719</text:p>
          </table:table-cell>
          <table:table-cell office:value-type="float" office:value="1722" calcext:value-type="float">
            <text:p>1722</text:p>
          </table:table-cell>
          <table:table-cell office:value-type="float" office:value="1690" calcext:value-type="float">
            <text:p>1690</text:p>
          </table:table-cell>
          <table:table-cell office:value-type="float" office:value="1714" calcext:value-type="float">
            <text:p>1714</text:p>
          </table:table-cell>
          <table:table-cell office:value-type="float" office:value="1730" calcext:value-type="float">
            <text:p>1730</text:p>
          </table:table-cell>
          <table:table-cell office:value-type="float" office:value="1737" calcext:value-type="float">
            <text:p>1737</text:p>
          </table:table-cell>
          <table:table-cell office:value-type="float" office:value="1687" calcext:value-type="float">
            <text:p>1687</text:p>
          </table:table-cell>
          <table:table-cell office:value-type="float" office:value="1715" calcext:value-type="float">
            <text:p>1715</text:p>
          </table:table-cell>
          <table:table-cell office:value-type="float" office:value="1674" calcext:value-type="float">
            <text:p>1674</text:p>
          </table:table-cell>
          <table:table-cell office:value-type="float" office:value="1687" calcext:value-type="float">
            <text:p>1687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48" calcext:value-type="float">
            <text:p>1748</text:p>
          </table:table-cell>
          <table:table-cell office:value-type="float" office:value="1735" calcext:value-type="float">
            <text:p>1735</text:p>
          </table:table-cell>
          <table:table-cell office:value-type="float" office:value="1701" calcext:value-type="float">
            <text:p>1701</text:p>
          </table:table-cell>
          <table:table-cell office:value-type="float" office:value="1659" calcext:value-type="float">
            <text:p>1659</text:p>
          </table:table-cell>
          <table:table-cell office:value-type="float" office:value="1739" calcext:value-type="float">
            <text:p>1739</text:p>
          </table:table-cell>
          <table:table-cell table:formula="of:=IF(COUNT([.B4:.U4])=0;&quot;---&quot;;AVERAGE([.B4:.U4]))" office:value-type="float" office:value="1714.6" calcext:value-type="float">
            <text:p>1714.60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968" calcext:value-type="float">
            <text:p>968</text:p>
          </table:table-cell>
          <table:table-cell office:value-type="float" office:value="960" calcext:value-type="float">
            <text:p>960</text:p>
          </table:table-cell>
          <table:table-cell office:value-type="float" office:value="939" calcext:value-type="float">
            <text:p>939</text:p>
          </table:table-cell>
          <table:table-cell office:value-type="float" office:value="936" calcext:value-type="float">
            <text:p>936</text:p>
          </table:table-cell>
          <table:table-cell office:value-type="float" office:value="939" calcext:value-type="float">
            <text:p>939</text:p>
          </table:table-cell>
          <table:table-cell office:value-type="float" office:value="1009" calcext:value-type="float">
            <text:p>1009</text:p>
          </table:table-cell>
          <table:table-cell office:value-type="float" office:value="961" calcext:value-type="float">
            <text:p>961</text:p>
          </table:table-cell>
          <table:table-cell office:value-type="float" office:value="985" calcext:value-type="float">
            <text:p>985</text:p>
          </table:table-cell>
          <table:table-cell office:value-type="float" office:value="975" calcext:value-type="float">
            <text:p>975</text:p>
          </table:table-cell>
          <table:table-cell office:value-type="float" office:value="937" calcext:value-type="float">
            <text:p>937</text:p>
          </table:table-cell>
          <table:table-cell office:value-type="float" office:value="967" calcext:value-type="float">
            <text:p>967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69" calcext:value-type="float">
            <text:p>969</text:p>
          </table:table-cell>
          <table:table-cell office:value-type="float" office:value="939" calcext:value-type="float">
            <text:p>939</text:p>
          </table:table-cell>
          <table:table-cell office:value-type="float" office:value="964" calcext:value-type="float">
            <text:p>964</text:p>
          </table:table-cell>
          <table:table-cell office:value-type="float" office:value="952" calcext:value-type="float">
            <text:p>952</text:p>
          </table:table-cell>
          <table:table-cell office:value-type="float" office:value="963" calcext:value-type="float">
            <text:p>963</text:p>
          </table:table-cell>
          <table:table-cell office:value-type="float" office:value="941" calcext:value-type="float">
            <text:p>941</text:p>
          </table:table-cell>
          <table:table-cell office:value-type="float" office:value="978" calcext:value-type="float">
            <text:p>978</text:p>
          </table:table-cell>
          <table:table-cell table:formula="of:=IF(COUNT([.B5:.U5])=0;&quot;---&quot;;AVERAGE([.B5:.U5]))" office:value-type="float" office:value="960.5" calcext:value-type="float">
            <text:p>960.5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978" calcext:value-type="float">
            <text:p>978</text:p>
          </table:table-cell>
          <table:table-cell office:value-type="float" office:value="971" calcext:value-type="float">
            <text:p>971</text:p>
          </table:table-cell>
          <table:table-cell office:value-type="float" office:value="929" calcext:value-type="float">
            <text:p>929</text:p>
          </table:table-cell>
          <table:table-cell office:value-type="float" office:value="971" calcext:value-type="float">
            <text:p>971</text:p>
          </table:table-cell>
          <table:table-cell office:value-type="float" office:value="953" calcext:value-type="float">
            <text:p>953</text:p>
          </table:table-cell>
          <table:table-cell office:value-type="float" office:value="947" calcext:value-type="float">
            <text:p>947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946" calcext:value-type="float">
            <text:p>946</text:p>
          </table:table-cell>
          <table:table-cell office:value-type="float" office:value="956" calcext:value-type="float">
            <text:p>956</text:p>
          </table:table-cell>
          <table:table-cell office:value-type="float" office:value="970" calcext:value-type="float">
            <text:p>970</text:p>
          </table:table-cell>
          <table:table-cell office:value-type="float" office:value="963" calcext:value-type="float">
            <text:p>963</text:p>
          </table:table-cell>
          <table:table-cell office:value-type="float" office:value="955" calcext:value-type="float">
            <text:p>955</text:p>
          </table:table-cell>
          <table:table-cell office:value-type="float" office:value="966" calcext:value-type="float">
            <text:p>966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81" calcext:value-type="float">
            <text:p>981</text:p>
          </table:table-cell>
          <table:table-cell office:value-type="float" office:value="961" calcext:value-type="float">
            <text:p>961</text:p>
          </table:table-cell>
          <table:table-cell table:formula="of:=IF(COUNT([.B6:.U6])=0;&quot;---&quot;;AVERAGE([.B6:.U6]))" office:value-type="float" office:value="963.45" calcext:value-type="float">
            <text:p>963.4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156.617188" calcext:value-type="float">
            <text:p>156.617188</text:p>
          </table:table-cell>
          <table:table-cell office:value-type="float" office:value="157" calcext:value-type="float">
            <text:p>157</text:p>
          </table:table-cell>
          <table:table-cell office:value-type="float" office:value="156.710938" calcext:value-type="float">
            <text:p>156.710938</text:p>
          </table:table-cell>
          <table:table-cell office:value-type="float" office:value="157.84375" calcext:value-type="float">
            <text:p>157.84375</text:p>
          </table:table-cell>
          <table:table-cell office:value-type="float" office:value="156.898438" calcext:value-type="float">
            <text:p>156.898438</text:p>
          </table:table-cell>
          <table:table-cell office:value-type="float" office:value="159.148438" calcext:value-type="float">
            <text:p>159.148438</text:p>
          </table:table-cell>
          <table:table-cell office:value-type="float" office:value="156.109375" calcext:value-type="float">
            <text:p>156.109375</text:p>
          </table:table-cell>
          <table:table-cell office:value-type="float" office:value="158.132812" calcext:value-type="float">
            <text:p>158.132812</text:p>
          </table:table-cell>
          <table:table-cell office:value-type="float" office:value="156.90625" calcext:value-type="float">
            <text:p>156.90625</text:p>
          </table:table-cell>
          <table:table-cell office:value-type="float" office:value="155.5625" calcext:value-type="float">
            <text:p>155.5625</text:p>
          </table:table-cell>
          <table:table-cell office:value-type="float" office:value="154.820312" calcext:value-type="float">
            <text:p>154.820312</text:p>
          </table:table-cell>
          <table:table-cell office:value-type="float" office:value="158.179688" calcext:value-type="float">
            <text:p>158.179688</text:p>
          </table:table-cell>
          <table:table-cell office:value-type="float" office:value="158.53125" calcext:value-type="float">
            <text:p>158.53125</text:p>
          </table:table-cell>
          <table:table-cell office:value-type="float" office:value="159.875" calcext:value-type="float">
            <text:p>159.875</text:p>
          </table:table-cell>
          <table:table-cell office:value-type="float" office:value="156.46875" calcext:value-type="float">
            <text:p>156.46875</text:p>
          </table:table-cell>
          <table:table-cell office:value-type="float" office:value="154.929688" calcext:value-type="float">
            <text:p>154.929688</text:p>
          </table:table-cell>
          <table:table-cell office:value-type="float" office:value="157.898438" calcext:value-type="float">
            <text:p>157.898438</text:p>
          </table:table-cell>
          <table:table-cell office:value-type="float" office:value="157.054688" calcext:value-type="float">
            <text:p>157.054688</text:p>
          </table:table-cell>
          <table:table-cell office:value-type="float" office:value="157.992188" calcext:value-type="float">
            <text:p>157.992188</text:p>
          </table:table-cell>
          <table:table-cell office:value-type="float" office:value="158.867188" calcext:value-type="float">
            <text:p>158.867188</text:p>
          </table:table-cell>
          <table:table-cell table:formula="of:=IF(COUNT([.B7:.U7])=0;&quot;---&quot;;AVERAGE([.B7:.U7]))" office:value-type="float" office:value="157.27734395" calcext:value-type="float">
            <text:p>157.28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152.228346" calcext:value-type="float">
            <text:p>152.228346</text:p>
          </table:table-cell>
          <table:table-cell office:value-type="float" office:value="148.779528" calcext:value-type="float">
            <text:p>148.779528</text:p>
          </table:table-cell>
          <table:table-cell office:value-type="float" office:value="150.023622" calcext:value-type="float">
            <text:p>150.023622</text:p>
          </table:table-cell>
          <table:table-cell office:value-type="float" office:value="151.527559" calcext:value-type="float">
            <text:p>151.527559</text:p>
          </table:table-cell>
          <table:table-cell office:value-type="float" office:value="150" calcext:value-type="float">
            <text:p>150</text:p>
          </table:table-cell>
          <table:table-cell office:value-type="float" office:value="150.748031" calcext:value-type="float">
            <text:p>150.748031</text:p>
          </table:table-cell>
          <table:table-cell office:value-type="float" office:value="150.055118" calcext:value-type="float">
            <text:p>150.055118</text:p>
          </table:table-cell>
          <table:table-cell office:value-type="float" office:value="151.700787" calcext:value-type="float">
            <text:p>151.700787</text:p>
          </table:table-cell>
          <table:table-cell office:value-type="float" office:value="148.771654" calcext:value-type="float">
            <text:p>148.771654</text:p>
          </table:table-cell>
          <table:table-cell office:value-type="float" office:value="151.84252" calcext:value-type="float">
            <text:p>151.84252</text:p>
          </table:table-cell>
          <table:table-cell office:value-type="float" office:value="149.606299" calcext:value-type="float">
            <text:p>149.606299</text:p>
          </table:table-cell>
          <table:table-cell office:value-type="float" office:value="152.385827" calcext:value-type="float">
            <text:p>152.385827</text:p>
          </table:table-cell>
          <table:table-cell office:value-type="float" office:value="153.464567" calcext:value-type="float">
            <text:p>153.464567</text:p>
          </table:table-cell>
          <table:table-cell office:value-type="float" office:value="152.622047" calcext:value-type="float">
            <text:p>152.622047</text:p>
          </table:table-cell>
          <table:table-cell office:value-type="float" office:value="150.393701" calcext:value-type="float">
            <text:p>150.393701</text:p>
          </table:table-cell>
          <table:table-cell office:value-type="float" office:value="153.15748" calcext:value-type="float">
            <text:p>153.15748</text:p>
          </table:table-cell>
          <table:table-cell office:value-type="float" office:value="148.96063" calcext:value-type="float">
            <text:p>148.96063</text:p>
          </table:table-cell>
          <table:table-cell office:value-type="float" office:value="151.23622" calcext:value-type="float">
            <text:p>151.23622</text:p>
          </table:table-cell>
          <table:table-cell office:value-type="float" office:value="151.259843" calcext:value-type="float">
            <text:p>151.259843</text:p>
          </table:table-cell>
          <table:table-cell office:value-type="float" office:value="149.551181" calcext:value-type="float">
            <text:p>149.551181</text:p>
          </table:table-cell>
          <table:table-cell table:formula="of:=IF(COUNT([.B8:.U8])=0;&quot;---&quot;;AVERAGE([.B8:.U8]))" office:value-type="float" office:value="150.915748" calcext:value-type="float">
            <text:p>150.92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57" calcext:value-type="float">
            <text:p>457</text:p>
          </table:table-cell>
          <table:table-cell office:value-type="float" office:value="543" calcext:value-type="float">
            <text:p>543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09" calcext:value-type="float">
            <text:p>509</text:p>
          </table:table-cell>
          <table:table-cell office:value-type="float" office:value="544" calcext:value-type="float">
            <text:p>544</text:p>
          </table:table-cell>
          <table:table-cell office:value-type="float" office:value="533" calcext:value-type="float">
            <text:p>533</text:p>
          </table:table-cell>
          <table:table-cell office:value-type="float" office:value="484" calcext:value-type="float">
            <text:p>484</text:p>
          </table:table-cell>
          <table:table-cell office:value-type="float" office:value="514" calcext:value-type="float">
            <text:p>514</text:p>
          </table:table-cell>
          <table:table-cell office:value-type="float" office:value="476" calcext:value-type="float">
            <text:p>476</text:p>
          </table:table-cell>
          <table:table-cell office:value-type="float" office:value="502" calcext:value-type="float">
            <text:p>502</text:p>
          </table:table-cell>
          <table:table-cell office:value-type="float" office:value="527" calcext:value-type="float">
            <text:p>527</text:p>
          </table:table-cell>
          <table:table-cell office:value-type="float" office:value="543" calcext:value-type="float">
            <text:p>543</text:p>
          </table:table-cell>
          <table:table-cell office:value-type="float" office:value="547" calcext:value-type="float">
            <text:p>547</text:p>
          </table:table-cell>
          <table:table-cell office:value-type="float" office:value="476" calcext:value-type="float">
            <text:p>476</text:p>
          </table:table-cell>
          <table:table-cell office:value-type="float" office:value="473" calcext:value-type="float">
            <text:p>473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503" calcext:value-type="float">
            <text:p>503</text:p>
          </table:table-cell>
          <table:table-cell office:value-type="float" office:value="538" calcext:value-type="float">
            <text:p>538</text:p>
          </table:table-cell>
          <table:table-cell table:formula="of:=IF(COUNT([.B9:.U9])=0;&quot;---&quot;;AVERAGE([.B9:.U9]))" office:value-type="float" office:value="514.7" calcext:value-type="float">
            <text:p>514.7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21675.333333" calcext:value-type="float">
            <text:p>21675.333333</text:p>
          </table:table-cell>
          <table:table-cell office:value-type="float" office:value="22534" calcext:value-type="float">
            <text:p>22534</text:p>
          </table:table-cell>
          <table:table-cell office:value-type="float" office:value="21801.666667" calcext:value-type="float">
            <text:p>21801.666667</text:p>
          </table:table-cell>
          <table:table-cell office:value-type="float" office:value="21754" calcext:value-type="float">
            <text:p>21754</text:p>
          </table:table-cell>
          <table:table-cell office:value-type="float" office:value="21588.666667" calcext:value-type="float">
            <text:p>21588.666667</text:p>
          </table:table-cell>
          <table:table-cell office:value-type="float" office:value="22055.666667" calcext:value-type="float">
            <text:p>22055.666667</text:p>
          </table:table-cell>
          <table:table-cell office:value-type="float" office:value="21724.666667" calcext:value-type="float">
            <text:p>21724.666667</text:p>
          </table:table-cell>
          <table:table-cell office:value-type="float" office:value="22094.666667" calcext:value-type="float">
            <text:p>22094.666667</text:p>
          </table:table-cell>
          <table:table-cell office:value-type="float" office:value="21792.333333" calcext:value-type="float">
            <text:p>21792.333333</text:p>
          </table:table-cell>
          <table:table-cell office:value-type="float" office:value="22129.666667" calcext:value-type="float">
            <text:p>22129.666667</text:p>
          </table:table-cell>
          <table:table-cell office:value-type="float" office:value="21974" calcext:value-type="float">
            <text:p>21974</text:p>
          </table:table-cell>
          <table:table-cell office:value-type="float" office:value="21920" calcext:value-type="float">
            <text:p>21920</text:p>
          </table:table-cell>
          <table:table-cell office:value-type="float" office:value="21926.333333" calcext:value-type="float">
            <text:p>21926.333333</text:p>
          </table:table-cell>
          <table:table-cell office:value-type="float" office:value="21530.333333" calcext:value-type="float">
            <text:p>21530.333333</text:p>
          </table:table-cell>
          <table:table-cell office:value-type="float" office:value="21882.666667" calcext:value-type="float">
            <text:p>21882.666667</text:p>
          </table:table-cell>
          <table:table-cell office:value-type="float" office:value="21820.666667" calcext:value-type="float">
            <text:p>21820.666667</text:p>
          </table:table-cell>
          <table:table-cell office:value-type="float" office:value="22187" calcext:value-type="float">
            <text:p>22187</text:p>
          </table:table-cell>
          <table:table-cell office:value-type="float" office:value="21656.666667" calcext:value-type="float">
            <text:p>21656.666667</text:p>
          </table:table-cell>
          <table:table-cell office:value-type="float" office:value="22030.333333" calcext:value-type="float">
            <text:p>22030.333333</text:p>
          </table:table-cell>
          <table:table-cell office:value-type="float" office:value="21746.666667" calcext:value-type="float">
            <text:p>21746.666667</text:p>
          </table:table-cell>
          <table:table-cell table:formula="of:=IF(COUNT([.B10:.U10])=0;&quot;---&quot;;AVERAGE([.B10:.U10]))" office:value-type="float" office:value="21891.26666675" calcext:value-type="float">
            <text:p>21891.27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381" calcext:value-type="float">
            <text:p>381</text:p>
          </table:table-cell>
          <table:table-cell office:value-type="float" office:value="387.5" calcext:value-type="float">
            <text:p>387.5</text:p>
          </table:table-cell>
          <table:table-cell office:value-type="float" office:value="395" calcext:value-type="float">
            <text:p>395</text:p>
          </table:table-cell>
          <table:table-cell office:value-type="float" office:value="409" calcext:value-type="float">
            <text:p>409</text:p>
          </table:table-cell>
          <table:table-cell office:value-type="float" office:value="396" calcext:value-type="float">
            <text:p>396</text:p>
          </table:table-cell>
          <table:table-cell office:value-type="float" office:value="381" calcext:value-type="float">
            <text:p>381</text:p>
          </table:table-cell>
          <table:table-cell office:value-type="float" office:value="368.5" calcext:value-type="float">
            <text:p>368.5</text:p>
          </table:table-cell>
          <table:table-cell office:value-type="float" office:value="380" calcext:value-type="float">
            <text:p>380</text:p>
          </table:table-cell>
          <table:table-cell office:value-type="float" office:value="381.5" calcext:value-type="float">
            <text:p>381.5</text:p>
          </table:table-cell>
          <table:table-cell office:value-type="float" office:value="388.5" calcext:value-type="float">
            <text:p>388.5</text:p>
          </table:table-cell>
          <table:table-cell office:value-type="float" office:value="376" calcext:value-type="float">
            <text:p>376</text:p>
          </table:table-cell>
          <table:table-cell office:value-type="float" office:value="393" calcext:value-type="float">
            <text:p>393</text:p>
          </table:table-cell>
          <table:table-cell office:value-type="float" office:value="391.5" calcext:value-type="float">
            <text:p>391.5</text:p>
          </table:table-cell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office:value-type="float" office:value="396.5" calcext:value-type="float">
            <text:p>396.5</text:p>
          </table:table-cell>
          <table:table-cell office:value-type="float" office:value="374.5" calcext:value-type="float">
            <text:p>374.5</text:p>
          </table:table-cell>
          <table:table-cell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table:formula="of:=IF(COUNT([.B11:.U11])=0;&quot;---&quot;;AVERAGE([.B11:.U11]))" office:value-type="float" office:value="387.425" calcext:value-type="float">
            <text:p>387.43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454.7" calcext:value-type="float">
            <text:p>1454.7</text:p>
          </table:table-cell>
          <table:table-cell office:value-type="float" office:value="1467.3" calcext:value-type="float">
            <text:p>1467.3</text:p>
          </table:table-cell>
          <table:table-cell office:value-type="float" office:value="1465" calcext:value-type="float">
            <text:p>1465</text:p>
          </table:table-cell>
          <table:table-cell office:value-type="float" office:value="1469.3" calcext:value-type="float">
            <text:p>1469.3</text:p>
          </table:table-cell>
          <table:table-cell office:value-type="float" office:value="1467.6" calcext:value-type="float">
            <text:p>1467.6</text:p>
          </table:table-cell>
          <table:table-cell office:value-type="float" office:value="1454.1" calcext:value-type="float">
            <text:p>1454.1</text:p>
          </table:table-cell>
          <table:table-cell office:value-type="float" office:value="1467.3" calcext:value-type="float">
            <text:p>1467.3</text:p>
          </table:table-cell>
          <table:table-cell office:value-type="float" office:value="1470.7" calcext:value-type="float">
            <text:p>1470.7</text:p>
          </table:table-cell>
          <table:table-cell office:value-type="float" office:value="1462.4" calcext:value-type="float">
            <text:p>1462.4</text:p>
          </table:table-cell>
          <table:table-cell office:value-type="float" office:value="1463" calcext:value-type="float">
            <text:p>1463</text:p>
          </table:table-cell>
          <table:table-cell office:value-type="float" office:value="1468.7" calcext:value-type="float">
            <text:p>1468.7</text:p>
          </table:table-cell>
          <table:table-cell office:value-type="float" office:value="1457.1" calcext:value-type="float">
            <text:p>1457.1</text:p>
          </table:table-cell>
          <table:table-cell office:value-type="float" office:value="1467" calcext:value-type="float">
            <text:p>1467</text:p>
          </table:table-cell>
          <table:table-cell office:value-type="float" office:value="1459.4" calcext:value-type="float">
            <text:p>1459.4</text:p>
          </table:table-cell>
          <table:table-cell office:value-type="float" office:value="1464.1" calcext:value-type="float">
            <text:p>1464.1</text:p>
          </table:table-cell>
          <table:table-cell office:value-type="float" office:value="1470.4" calcext:value-type="float">
            <text:p>1470.4</text:p>
          </table:table-cell>
          <table:table-cell office:value-type="float" office:value="1465.5" calcext:value-type="float">
            <text:p>1465.5</text:p>
          </table:table-cell>
          <table:table-cell office:value-type="float" office:value="1453.5" calcext:value-type="float">
            <text:p>1453.5</text:p>
          </table:table-cell>
          <table:table-cell office:value-type="float" office:value="1471.7" calcext:value-type="float">
            <text:p>1471.7</text:p>
          </table:table-cell>
          <table:table-cell office:value-type="float" office:value="1465.5" calcext:value-type="float">
            <text:p>1465.5</text:p>
          </table:table-cell>
          <table:table-cell table:formula="of:=IF(COUNT([.B12:.U12])=0;&quot;---&quot;;AVERAGE([.B12:.U12]))" office:value-type="float" office:value="1464.215" calcext:value-type="float">
            <text:p>1464.22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928" calcext:value-type="float">
            <text:p>928</text:p>
          </table:table-cell>
          <table:table-cell office:value-type="float" office:value="918" calcext:value-type="float">
            <text:p>918</text:p>
          </table:table-cell>
          <table:table-cell office:value-type="float" office:value="877" calcext:value-type="float">
            <text:p>877</text:p>
          </table:table-cell>
          <table:table-cell office:value-type="float" office:value="922" calcext:value-type="float">
            <text:p>922</text:p>
          </table:table-cell>
          <table:table-cell office:value-type="float" office:value="905" calcext:value-type="float">
            <text:p>905</text:p>
          </table:table-cell>
          <table:table-cell office:value-type="float" office:value="925" calcext:value-type="float">
            <text:p>925</text:p>
          </table:table-cell>
          <table:table-cell office:value-type="float" office:value="935" calcext:value-type="float">
            <text:p>935</text:p>
          </table:table-cell>
          <table:table-cell office:value-type="float" office:value="875" calcext:value-type="float">
            <text:p>875</text:p>
          </table:table-cell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892" calcext:value-type="float">
            <text:p>892</text:p>
          </table:table-cell>
          <table:table-cell office:value-type="float" office:value="917" calcext:value-type="float">
            <text:p>917</text:p>
          </table:table-cell>
          <table:table-cell office:value-type="float" office:value="931" calcext:value-type="float">
            <text:p>931</text:p>
          </table:table-cell>
          <table:table-cell office:value-type="float" office:value="895" calcext:value-type="float">
            <text:p>895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933" calcext:value-type="float">
            <text:p>933</text:p>
          </table:table-cell>
          <table:table-cell office:value-type="float" office:value="875" calcext:value-type="float">
            <text:p>875</text:p>
          </table:table-cell>
          <table:table-cell office:value-type="float" office:value="914" calcext:value-type="float">
            <text:p>914</text:p>
          </table:table-cell>
          <table:table-cell office:value-type="float" office:value="921" calcext:value-type="float">
            <text:p>921</text:p>
          </table:table-cell>
          <table:table-cell table:formula="of:=IF(COUNT([.B13:.U13])=0;&quot;---&quot;;AVERAGE([.B13:.U13]))" office:value-type="float" office:value="911.25" calcext:value-type="float">
            <text:p>911.25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655" calcext:value-type="float">
            <text:p>1655</text:p>
          </table:table-cell>
          <table:table-cell office:value-type="float" office:value="1672" calcext:value-type="float">
            <text:p>1672</text:p>
          </table:table-cell>
          <table:table-cell office:value-type="float" office:value="1621" calcext:value-type="float">
            <text:p>1621</text:p>
          </table:table-cell>
          <table:table-cell office:value-type="float" office:value="1715" calcext:value-type="float">
            <text:p>1715</text:p>
          </table:table-cell>
          <table:table-cell office:value-type="float" office:value="1725" calcext:value-type="float">
            <text:p>1725</text:p>
          </table:table-cell>
          <table:table-cell office:value-type="float" office:value="1706" calcext:value-type="float">
            <text:p>1706</text:p>
          </table:table-cell>
          <table:table-cell office:value-type="float" office:value="1613" calcext:value-type="float">
            <text:p>1613</text:p>
          </table:table-cell>
          <table:table-cell office:value-type="float" office:value="1691" calcext:value-type="float">
            <text:p>1691</text:p>
          </table:table-cell>
          <table:table-cell office:value-type="float" office:value="1690" calcext:value-type="float">
            <text:p>1690</text:p>
          </table:table-cell>
          <table:table-cell office:value-type="float" office:value="1721" calcext:value-type="float">
            <text:p>1721</text:p>
          </table:table-cell>
          <table:table-cell office:value-type="float" office:value="1608" calcext:value-type="float">
            <text:p>1608</text:p>
          </table:table-cell>
          <table:table-cell office:value-type="float" office:value="1633" calcext:value-type="float">
            <text:p>1633</text:p>
          </table:table-cell>
          <table:table-cell office:value-type="float" office:value="1660" calcext:value-type="float">
            <text:p>1660</text:p>
          </table:table-cell>
          <table:table-cell office:value-type="float" office:value="1626" calcext:value-type="float">
            <text:p>1626</text:p>
          </table:table-cell>
          <table:table-cell office:value-type="float" office:value="1684" calcext:value-type="float">
            <text:p>1684</text:p>
          </table:table-cell>
          <table:table-cell office:value-type="float" office:value="1745" calcext:value-type="float">
            <text:p>1745</text:p>
          </table:table-cell>
          <table:table-cell office:value-type="float" office:value="1632" calcext:value-type="float">
            <text:p>1632</text:p>
          </table:table-cell>
          <table:table-cell office:value-type="float" office:value="1695" calcext:value-type="float">
            <text:p>1695</text:p>
          </table:table-cell>
          <table:table-cell office:value-type="float" office:value="1616" calcext:value-type="float">
            <text:p>1616</text:p>
          </table:table-cell>
          <table:table-cell office:value-type="float" office:value="1737" calcext:value-type="float">
            <text:p>1737</text:p>
          </table:table-cell>
          <table:table-cell table:formula="of:=IF(COUNT([.B14:.U14])=0;&quot;---&quot;;AVERAGE([.B14:.U14]))" office:value-type="float" office:value="1672.25" calcext:value-type="float">
            <text:p>1672.2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0" office:value-type="string" calcext:value-type="string">
            <text:p>---</text:p>
          </table:table-cell>
          <table:table-cell table:formula="of:=IF(COUNT([.B15:.U15])=0;&quot;---&quot;;AVERAGE([.B15:.U15]))" office:value-type="string" office:string-value="---" calcext:value-type="string">
            <text:p>---</text:p>
          </table:table-cell>
          <table:table-cell/>
        </table:table-row>
      </table:table>
      <table:table table:name="a10" table:style-name="ta1">
        <table:table-column table:style-name="co1" table:default-cell-style-name="ce8"/>
        <table:table-column table:style-name="co2" table:number-columns-repeated="20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648" calcext:value-type="float">
            <text:p>648</text:p>
          </table:table-cell>
          <table:table-cell office:value-type="float" office:value="645" calcext:value-type="float">
            <text:p>645</text:p>
          </table:table-cell>
          <table:table-cell office:value-type="float" office:value="619" calcext:value-type="float">
            <text:p>619</text:p>
          </table:table-cell>
          <table:table-cell office:value-type="float" office:value="583" calcext:value-type="float">
            <text:p>583</text:p>
          </table:table-cell>
          <table:table-cell office:value-type="float" office:value="641" calcext:value-type="float">
            <text:p>641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office:value-type="float" office:value="602" calcext:value-type="float">
            <text:p>602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45" calcext:value-type="float">
            <text:p>645</text:p>
          </table:table-cell>
          <table:table-cell office:value-type="float" office:value="618" calcext:value-type="float">
            <text:p>618</text:p>
          </table:table-cell>
          <table:table-cell office:value-type="float" office:value="629" calcext:value-type="float">
            <text:p>629</text:p>
          </table:table-cell>
          <table:table-cell office:value-type="float" office:value="609" calcext:value-type="float">
            <text:p>609</text:p>
          </table:table-cell>
          <table:table-cell office:value-type="float" office:value="620" calcext:value-type="float">
            <text:p>620</text:p>
          </table:table-cell>
          <table:table-cell office:value-type="float" office:value="598" calcext:value-type="float">
            <text:p>598</text:p>
          </table:table-cell>
          <table:table-cell office:value-type="float" office:value="639" calcext:value-type="float">
            <text:p>639</text:p>
          </table:table-cell>
          <table:table-cell office:value-type="float" office:value="629" calcext:value-type="float">
            <text:p>629</text:p>
          </table:table-cell>
          <table:table-cell table:formula="of:=IF(COUNT([.B2:.U2])=0;&quot;---&quot;;AVERAGE([.B2:.U2]))" office:value-type="float" office:value="622.4" calcext:value-type="float">
            <text:p>622.4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830" calcext:value-type="float">
            <text:p>830</text:p>
          </table:table-cell>
          <table:table-cell office:value-type="float" office:value="790" calcext:value-type="float">
            <text:p>790</text:p>
          </table:table-cell>
          <table:table-cell office:value-type="float" office:value="849" calcext:value-type="float">
            <text:p>849</text:p>
          </table:table-cell>
          <table:table-cell office:value-type="float" office:value="798" calcext:value-type="float">
            <text:p>798</text:p>
          </table:table-cell>
          <table:table-cell office:value-type="float" office:value="819" calcext:value-type="float">
            <text:p>819</text:p>
          </table:table-cell>
          <table:table-cell office:value-type="float" office:value="866" calcext:value-type="float">
            <text:p>866</text:p>
          </table:table-cell>
          <table:table-cell office:value-type="float" office:value="773" calcext:value-type="float">
            <text:p>773</text:p>
          </table:table-cell>
          <table:table-cell office:value-type="float" office:value="814" calcext:value-type="float">
            <text:p>814</text:p>
          </table:table-cell>
          <table:table-cell office:value-type="float" office:value="811" calcext:value-type="float">
            <text:p>811</text:p>
          </table:table-cell>
          <table:table-cell office:value-type="float" office:value="872" calcext:value-type="float">
            <text:p>872</text:p>
          </table:table-cell>
          <table:table-cell office:value-type="float" office:value="782" calcext:value-type="float">
            <text:p>782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office:value-type="float" office:value="804" calcext:value-type="float">
            <text:p>804</text:p>
          </table:table-cell>
          <table:table-cell office:value-type="float" office:value="856" calcext:value-type="float">
            <text:p>856</text:p>
          </table:table-cell>
          <table:table-cell office:value-type="float" office:value="811" calcext:value-type="float">
            <text:p>811</text:p>
          </table:table-cell>
          <table:table-cell office:value-type="float" office:value="795" calcext:value-type="float">
            <text:p>795</text:p>
          </table:table-cell>
          <table:table-cell office:value-type="float" office:value="784" calcext:value-type="float">
            <text:p>784</text:p>
          </table:table-cell>
          <table:table-cell office:value-type="float" office:value="782" calcext:value-type="float">
            <text:p>782</text:p>
          </table:table-cell>
          <table:table-cell office:value-type="float" office:value="799" calcext:value-type="float">
            <text:p>799</text:p>
          </table:table-cell>
          <table:table-cell table:formula="of:=IF(COUNT([.B3:.U3])=0;&quot;---&quot;;AVERAGE([.B3:.U3]))" office:value-type="float" office:value="813.9" calcext:value-type="float">
            <text:p>813.90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2258" calcext:value-type="float">
            <text:p>2258</text:p>
          </table:table-cell>
          <table:table-cell office:value-type="float" office:value="2265" calcext:value-type="float">
            <text:p>2265</text:p>
          </table:table-cell>
          <table:table-cell office:value-type="float" office:value="2285" calcext:value-type="float">
            <text:p>2285</text:p>
          </table:table-cell>
          <table:table-cell office:value-type="float" office:value="2286" calcext:value-type="float">
            <text:p>2286</text:p>
          </table:table-cell>
          <table:table-cell office:value-type="float" office:value="2252" calcext:value-type="float">
            <text:p>2252</text:p>
          </table:table-cell>
          <table:table-cell office:value-type="float" office:value="2335" calcext:value-type="float">
            <text:p>2335</text:p>
          </table:table-cell>
          <table:table-cell office:value-type="float" office:value="2282" calcext:value-type="float">
            <text:p>2282</text:p>
          </table:table-cell>
          <table:table-cell office:value-type="float" office:value="2332" calcext:value-type="float">
            <text:p>2332</text:p>
          </table:table-cell>
          <table:table-cell office:value-type="float" office:value="2253" calcext:value-type="float">
            <text:p>2253</text:p>
          </table:table-cell>
          <table:table-cell office:value-type="float" office:value="2292" calcext:value-type="float">
            <text:p>2292</text:p>
          </table:table-cell>
          <table:table-cell office:value-type="float" office:value="2342" calcext:value-type="float">
            <text:p>2342</text:p>
          </table:table-cell>
          <table:table-cell office:value-type="float" office:value="2336" calcext:value-type="float">
            <text:p>2336</text:p>
          </table:table-cell>
          <table:table-cell office:value-type="float" office:value="2285" calcext:value-type="float">
            <text:p>2285</text:p>
          </table:table-cell>
          <table:table-cell office:value-type="float" office:value="2253" calcext:value-type="float">
            <text:p>2253</text:p>
          </table:table-cell>
          <table:table-cell office:value-type="float" office:value="2257" calcext:value-type="float">
            <text:p>2257</text:p>
          </table:table-cell>
          <table:table-cell office:value-type="float" office:value="2297" calcext:value-type="float">
            <text:p>2297</text:p>
          </table:table-cell>
          <table:table-cell office:value-type="float" office:value="2269" calcext:value-type="float">
            <text:p>2269</text:p>
          </table:table-cell>
          <table:table-cell office:value-type="float" office:value="2272" calcext:value-type="float">
            <text:p>2272</text:p>
          </table:table-cell>
          <table:table-cell table:formula="of:=IF(COUNT([.B4:.U4])=0;&quot;---&quot;;AVERAGE([.B4:.U4]))" office:value-type="float" office:value="2284.15" calcext:value-type="float">
            <text:p>2284.1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1017" calcext:value-type="float">
            <text:p>1017</text:p>
          </table:table-cell>
          <table:table-cell office:value-type="float" office:value="1001" calcext:value-type="float">
            <text:p>1001</text:p>
          </table:table-cell>
          <table:table-cell office:value-type="float" office:value="1043" calcext:value-type="float">
            <text:p>1043</text:p>
          </table:table-cell>
          <table:table-cell office:value-type="float" office:value="1014" calcext:value-type="float">
            <text:p>1014</text:p>
          </table:table-cell>
          <table:table-cell office:value-type="float" office:value="1010" calcext:value-type="float">
            <text:p>1010</text:p>
          </table:table-cell>
          <table:table-cell office:value-type="float" office:value="1039" calcext:value-type="float">
            <text:p>1039</text:p>
          </table:table-cell>
          <table:table-cell office:value-type="float" office:value="1057" calcext:value-type="float">
            <text:p>1057</text:p>
          </table:table-cell>
          <table:table-cell office:value-type="float" office:value="998" calcext:value-type="float">
            <text:p>998</text:p>
          </table:table-cell>
          <table:table-cell office:value-type="float" office:value="1013" calcext:value-type="float">
            <text:p>1013</text:p>
          </table:table-cell>
          <table:table-cell office:value-type="float" office:value="1025" calcext:value-type="float">
            <text:p>1025</text:p>
          </table:table-cell>
          <table:table-cell office:value-type="float" office:value="1040" calcext:value-type="float">
            <text:p>1040</text:p>
          </table:table-cell>
          <table:table-cell office:value-type="float" office:value="1037" calcext:value-type="float">
            <text:p>1037</text:p>
          </table:table-cell>
          <table:table-cell office:value-type="float" office:value="1060" calcext:value-type="float">
            <text:p>1060</text:p>
          </table:table-cell>
          <table:table-cell office:value-type="float" office:value="1042" calcext:value-type="float">
            <text:p>1042</text:p>
          </table:table-cell>
          <table:table-cell office:value-type="float" office:value="1010" calcext:value-type="float">
            <text:p>101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45" calcext:value-type="float">
            <text:p>1045</text:p>
          </table:table-cell>
          <table:table-cell table:number-columns-repeated="2" office:value-type="float" office:value="999" calcext:value-type="float">
            <text:p>999</text:p>
          </table:table-cell>
          <table:table-cell table:formula="of:=IF(COUNT([.B5:.U5])=0;&quot;---&quot;;AVERAGE([.B5:.U5]))" office:value-type="float" office:value="1024.9" calcext:value-type="float">
            <text:p>1024.9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1931" calcext:value-type="float">
            <text:p>1931</text:p>
          </table:table-cell>
          <table:table-cell office:value-type="float" office:value="1926" calcext:value-type="float">
            <text:p>1926</text:p>
          </table:table-cell>
          <table:table-cell office:value-type="float" office:value="1949" calcext:value-type="float">
            <text:p>1949</text:p>
          </table:table-cell>
          <table:table-cell office:value-type="float" office:value="1928" calcext:value-type="float">
            <text:p>1928</text:p>
          </table:table-cell>
          <table:table-cell office:value-type="float" office:value="1930" calcext:value-type="float">
            <text:p>1930</text:p>
          </table:table-cell>
          <table:table-cell office:value-type="float" office:value="1937" calcext:value-type="float">
            <text:p>1937</text:p>
          </table:table-cell>
          <table:table-cell office:value-type="float" office:value="1934" calcext:value-type="float">
            <text:p>1934</text:p>
          </table:table-cell>
          <table:table-cell office:value-type="float" office:value="1941" calcext:value-type="float">
            <text:p>1941</text:p>
          </table:table-cell>
          <table:table-cell office:value-type="float" office:value="1953" calcext:value-type="float">
            <text:p>1953</text:p>
          </table:table-cell>
          <table:table-cell office:value-type="float" office:value="1996" calcext:value-type="float">
            <text:p>1996</text:p>
          </table:table-cell>
          <table:table-cell office:value-type="float" office:value="1966" calcext:value-type="float">
            <text:p>1966</text:p>
          </table:table-cell>
          <table:table-cell office:value-type="float" office:value="1905" calcext:value-type="float">
            <text:p>1905</text:p>
          </table:table-cell>
          <table:table-cell office:value-type="float" office:value="1990" calcext:value-type="float">
            <text:p>1990</text:p>
          </table:table-cell>
          <table:table-cell office:value-type="float" office:value="1949" calcext:value-type="float">
            <text:p>1949</text:p>
          </table:table-cell>
          <table:table-cell office:value-type="float" office:value="1929" calcext:value-type="float">
            <text:p>1929</text:p>
          </table:table-cell>
          <table:table-cell office:value-type="float" office:value="1909" calcext:value-type="float">
            <text:p>1909</text:p>
          </table:table-cell>
          <table:table-cell office:value-type="float" office:value="1986" calcext:value-type="float">
            <text:p>1986</text:p>
          </table:table-cell>
          <table:table-cell office:value-type="float" office:value="1982" calcext:value-type="float">
            <text:p>1982</text:p>
          </table:table-cell>
          <table:table-cell office:value-type="float" office:value="1989" calcext:value-type="float">
            <text:p>1989</text:p>
          </table:table-cell>
          <table:table-cell office:value-type="float" office:value="1933" calcext:value-type="float">
            <text:p>1933</text:p>
          </table:table-cell>
          <table:table-cell table:formula="of:=IF(COUNT([.B6:.U6])=0;&quot;---&quot;;AVERAGE([.B6:.U6]))" office:value-type="float" office:value="1948.15" calcext:value-type="float">
            <text:p>1948.1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41.984375" calcext:value-type="float">
            <text:p>441.984375</text:p>
          </table:table-cell>
          <table:table-cell office:value-type="float" office:value="449.734375" calcext:value-type="float">
            <text:p>449.734375</text:p>
          </table:table-cell>
          <table:table-cell office:value-type="float" office:value="450.890625" calcext:value-type="float">
            <text:p>450.890625</text:p>
          </table:table-cell>
          <table:table-cell office:value-type="float" office:value="444.773438" calcext:value-type="float">
            <text:p>444.773438</text:p>
          </table:table-cell>
          <table:table-cell office:value-type="float" office:value="448.3125" calcext:value-type="float">
            <text:p>448.3125</text:p>
          </table:table-cell>
          <table:table-cell office:value-type="float" office:value="441.25" calcext:value-type="float">
            <text:p>441.25</text:p>
          </table:table-cell>
          <table:table-cell office:value-type="float" office:value="450.5" calcext:value-type="float">
            <text:p>450.5</text:p>
          </table:table-cell>
          <table:table-cell office:value-type="float" office:value="444.070312" calcext:value-type="float">
            <text:p>444.070312</text:p>
          </table:table-cell>
          <table:table-cell office:value-type="float" office:value="443.078125" calcext:value-type="float">
            <text:p>443.078125</text:p>
          </table:table-cell>
          <table:table-cell office:value-type="float" office:value="434.460938" calcext:value-type="float">
            <text:p>434.460938</text:p>
          </table:table-cell>
          <table:table-cell office:value-type="float" office:value="446.664062" calcext:value-type="float">
            <text:p>446.664062</text:p>
          </table:table-cell>
          <table:table-cell office:value-type="float" office:value="448.84375" calcext:value-type="float">
            <text:p>448.84375</text:p>
          </table:table-cell>
          <table:table-cell office:value-type="float" office:value="446.609375" calcext:value-type="float">
            <text:p>446.609375</text:p>
          </table:table-cell>
          <table:table-cell office:value-type="float" office:value="435.351562" calcext:value-type="float">
            <text:p>435.351562</text:p>
          </table:table-cell>
          <table:table-cell office:value-type="float" office:value="444.4375" calcext:value-type="float">
            <text:p>444.4375</text:p>
          </table:table-cell>
          <table:table-cell office:value-type="float" office:value="447.640625" calcext:value-type="float">
            <text:p>447.640625</text:p>
          </table:table-cell>
          <table:table-cell office:value-type="float" office:value="446.710938" calcext:value-type="float">
            <text:p>446.710938</text:p>
          </table:table-cell>
          <table:table-cell office:value-type="float" office:value="439.703125" calcext:value-type="float">
            <text:p>439.703125</text:p>
          </table:table-cell>
          <table:table-cell office:value-type="float" office:value="435.65625" calcext:value-type="float">
            <text:p>435.65625</text:p>
          </table:table-cell>
          <table:table-cell office:value-type="float" office:value="438.789062" calcext:value-type="float">
            <text:p>438.789062</text:p>
          </table:table-cell>
          <table:table-cell table:formula="of:=IF(COUNT([.B7:.U7])=0;&quot;---&quot;;AVERAGE([.B7:.U7]))" office:value-type="float" office:value="443.97304685" calcext:value-type="float">
            <text:p>443.97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40.897638" calcext:value-type="float">
            <text:p>440.897638</text:p>
          </table:table-cell>
          <table:table-cell office:value-type="float" office:value="447.732283" calcext:value-type="float">
            <text:p>447.732283</text:p>
          </table:table-cell>
          <table:table-cell office:value-type="float" office:value="440.551181" calcext:value-type="float">
            <text:p>440.551181</text:p>
          </table:table-cell>
          <table:table-cell office:value-type="float" office:value="435.811024" calcext:value-type="float">
            <text:p>435.811024</text:p>
          </table:table-cell>
          <table:table-cell office:value-type="float" office:value="439.433071" calcext:value-type="float">
            <text:p>439.433071</text:p>
          </table:table-cell>
          <table:table-cell office:value-type="float" office:value="435.590551" calcext:value-type="float">
            <text:p>435.590551</text:p>
          </table:table-cell>
          <table:table-cell office:value-type="float" office:value="442.582677" calcext:value-type="float">
            <text:p>442.582677</text:p>
          </table:table-cell>
          <table:table-cell office:value-type="float" office:value="435.543307" calcext:value-type="float">
            <text:p>435.543307</text:p>
          </table:table-cell>
          <table:table-cell office:value-type="float" office:value="448.874016" calcext:value-type="float">
            <text:p>448.874016</text:p>
          </table:table-cell>
          <table:table-cell office:value-type="float" office:value="434.527559" calcext:value-type="float">
            <text:p>434.527559</text:p>
          </table:table-cell>
          <table:table-cell office:value-type="float" office:value="440.314961" calcext:value-type="float">
            <text:p>440.314961</text:p>
          </table:table-cell>
          <table:table-cell office:value-type="float" office:value="441.92126" calcext:value-type="float">
            <text:p>441.92126</text:p>
          </table:table-cell>
          <table:table-cell office:value-type="float" office:value="445.535433" calcext:value-type="float">
            <text:p>445.535433</text:p>
          </table:table-cell>
          <table:table-cell office:value-type="float" office:value="434.84252" calcext:value-type="float">
            <text:p>434.84252</text:p>
          </table:table-cell>
          <table:table-cell office:value-type="float" office:value="436.267717" calcext:value-type="float">
            <text:p>436.267717</text:p>
          </table:table-cell>
          <table:table-cell office:value-type="float" office:value="435.165354" calcext:value-type="float">
            <text:p>435.165354</text:p>
          </table:table-cell>
          <table:table-cell office:value-type="float" office:value="444.133858" calcext:value-type="float">
            <text:p>444.133858</text:p>
          </table:table-cell>
          <table:table-cell office:value-type="float" office:value="442.779528" calcext:value-type="float">
            <text:p>442.779528</text:p>
          </table:table-cell>
          <table:table-cell office:value-type="float" office:value="440.535433" calcext:value-type="float">
            <text:p>440.535433</text:p>
          </table:table-cell>
          <table:table-cell office:value-type="float" office:value="439.346457" calcext:value-type="float">
            <text:p>439.346457</text:p>
          </table:table-cell>
          <table:table-cell table:formula="of:=IF(COUNT([.B8:.U8])=0;&quot;---&quot;;AVERAGE([.B8:.U8]))" office:value-type="float" office:value="440.1192914" calcext:value-type="float">
            <text:p>440.12</text:p>
          </table:table-cell>
          <table:table-cell/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657" calcext:value-type="float">
            <text:p>657</text:p>
          </table:table-cell>
          <table:table-cell office:value-type="float" office:value="620" calcext:value-type="float">
            <text:p>620</text:p>
          </table:table-cell>
          <table:table-cell office:value-type="float" office:value="632" calcext:value-type="float">
            <text:p>632</text:p>
          </table:table-cell>
          <table:table-cell office:value-type="float" office:value="643" calcext:value-type="float">
            <text:p>643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office:value-type="float" office:value="632" calcext:value-type="float">
            <text:p>632</text:p>
          </table:table-cell>
          <table:table-cell office:value-type="float" office:value="641" calcext:value-type="float">
            <text:p>641</text:p>
          </table:table-cell>
          <table:table-cell office:value-type="float" office:value="655" calcext:value-type="float">
            <text:p>655</text:p>
          </table:table-cell>
          <table:table-cell office:value-type="float" office:value="652" calcext:value-type="float">
            <text:p>652</text:p>
          </table:table-cell>
          <table:table-cell office:value-type="float" office:value="628" calcext:value-type="float">
            <text:p>628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table:formula="of:=IF(COUNT([.B9:.U9])=0;&quot;---&quot;;AVERAGE([.B9:.U9]))" office:value-type="float" office:value="633.7" calcext:value-type="float">
            <text:p>633.7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table:number-columns-repeated="20" office:value-type="string" calcext:value-type="string">
            <text:p>---</text:p>
          </table:table-cell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199.5" calcext:value-type="float">
            <text:p>199.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25.5" calcext:value-type="float">
            <text:p>225.5</text:p>
          </table:table-cell>
          <table:table-cell office:value-type="float" office:value="226" calcext:value-type="float">
            <text:p>226</text:p>
          </table:table-cell>
          <table:table-cell office:value-type="float" office:value="221.5" calcext:value-type="float">
            <text:p>221.5</text:p>
          </table:table-cell>
          <table:table-cell office:value-type="float" office:value="226.5" calcext:value-type="float">
            <text:p>226.5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19.5" calcext:value-type="float">
            <text:p>219.5</text:p>
          </table:table-cell>
          <table:table-cell office:value-type="float" office:value="218.5" calcext:value-type="float">
            <text:p>218.5</text:p>
          </table:table-cell>
          <table:table-cell office:value-type="float" office:value="221.5" calcext:value-type="float">
            <text:p>221.5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18.5" calcext:value-type="float">
            <text:p>218.5</text:p>
          </table:table-cell>
          <table:table-cell office:value-type="float" office:value="219.5" calcext:value-type="float">
            <text:p>219.5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06" calcext:value-type="float">
            <text:p>206</text:p>
          </table:table-cell>
          <table:table-cell office:value-type="float" office:value="227.5" calcext:value-type="float">
            <text:p>227.5</text:p>
          </table:table-cell>
          <table:table-cell table:formula="of:=IF(COUNT([.B11:.U11])=0;&quot;---&quot;;AVERAGE([.B11:.U11]))" office:value-type="float" office:value="218.725" calcext:value-type="float">
            <text:p>218.73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6522.1" calcext:value-type="float">
            <text:p>6522.1</text:p>
          </table:table-cell>
          <table:table-cell office:value-type="float" office:value="6691" calcext:value-type="float">
            <text:p>6691</text:p>
          </table:table-cell>
          <table:table-cell office:value-type="float" office:value="6687.3" calcext:value-type="float">
            <text:p>6687.3</text:p>
          </table:table-cell>
          <table:table-cell office:value-type="float" office:value="7270.7" calcext:value-type="float">
            <text:p>7270.7</text:p>
          </table:table-cell>
          <table:table-cell office:value-type="float" office:value="6847.3" calcext:value-type="float">
            <text:p>6847.3</text:p>
          </table:table-cell>
          <table:table-cell office:value-type="float" office:value="7343.8" calcext:value-type="float">
            <text:p>7343.8</text:p>
          </table:table-cell>
          <table:table-cell office:value-type="float" office:value="6428.2" calcext:value-type="float">
            <text:p>6428.2</text:p>
          </table:table-cell>
          <table:table-cell office:value-type="float" office:value="7401.6" calcext:value-type="float">
            <text:p>7401.6</text:p>
          </table:table-cell>
          <table:table-cell office:value-type="float" office:value="7127.7" calcext:value-type="float">
            <text:p>7127.7</text:p>
          </table:table-cell>
          <table:table-cell office:value-type="float" office:value="6716.1" calcext:value-type="float">
            <text:p>6716.1</text:p>
          </table:table-cell>
          <table:table-cell office:value-type="float" office:value="7885.4" calcext:value-type="float">
            <text:p>7885.4</text:p>
          </table:table-cell>
          <table:table-cell office:value-type="float" office:value="6335.2" calcext:value-type="float">
            <text:p>6335.2</text:p>
          </table:table-cell>
          <table:table-cell office:value-type="float" office:value="7015.2" calcext:value-type="float">
            <text:p>7015.2</text:p>
          </table:table-cell>
          <table:table-cell office:value-type="float" office:value="6450.9" calcext:value-type="float">
            <text:p>6450.9</text:p>
          </table:table-cell>
          <table:table-cell office:value-type="float" office:value="7330.4" calcext:value-type="float">
            <text:p>7330.4</text:p>
          </table:table-cell>
          <table:table-cell office:value-type="float" office:value="6588.7" calcext:value-type="float">
            <text:p>6588.7</text:p>
          </table:table-cell>
          <table:table-cell office:value-type="float" office:value="6855.1" calcext:value-type="float">
            <text:p>6855.1</text:p>
          </table:table-cell>
          <table:table-cell office:value-type="float" office:value="7354.6" calcext:value-type="float">
            <text:p>7354.6</text:p>
          </table:table-cell>
          <table:table-cell office:value-type="float" office:value="7226.2" calcext:value-type="float">
            <text:p>7226.2</text:p>
          </table:table-cell>
          <table:table-cell office:value-type="float" office:value="6708.2" calcext:value-type="float">
            <text:p>6708.2</text:p>
          </table:table-cell>
          <table:table-cell table:formula="of:=IF(COUNT([.B12:.U12])=0;&quot;---&quot;;AVERAGE([.B12:.U12]))" office:value-type="float" office:value="6939.285" calcext:value-type="float">
            <text:p>6939.29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41" calcext:value-type="float">
            <text:p>1041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27" calcext:value-type="float">
            <text:p>1027</text:p>
          </table:table-cell>
          <table:table-cell office:value-type="float" office:value="1050" calcext:value-type="float">
            <text:p>1050</text:p>
          </table:table-cell>
          <table:table-cell office:value-type="float" office:value="1042" calcext:value-type="float">
            <text:p>1042</text:p>
          </table:table-cell>
          <table:table-cell office:value-type="float" office:value="1034" calcext:value-type="float">
            <text:p>1034</text:p>
          </table:table-cell>
          <table:table-cell office:value-type="float" office:value="1049" calcext:value-type="float">
            <text:p>1049</text:p>
          </table:table-cell>
          <table:table-cell office:value-type="float" office:value="1046" calcext:value-type="float">
            <text:p>1046</text:p>
          </table:table-cell>
          <table:table-cell office:value-type="float" office:value="1053" calcext:value-type="float">
            <text:p>1053</text:p>
          </table:table-cell>
          <table:table-cell office:value-type="float" office:value="1032" calcext:value-type="float">
            <text:p>1032</text:p>
          </table:table-cell>
          <table:table-cell office:value-type="float" office:value="1016" calcext:value-type="float">
            <text:p>1016</text:p>
          </table:table-cell>
          <table:table-cell office:value-type="float" office:value="1042" calcext:value-type="float">
            <text:p>1042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06" calcext:value-type="float">
            <text:p>1006</text:p>
          </table:table-cell>
          <table:table-cell office:value-type="float" office:value="1031" calcext:value-type="float">
            <text:p>1031</text:p>
          </table:table-cell>
          <table:table-cell office:value-type="float" office:value="1043" calcext:value-type="float">
            <text:p>1043</text:p>
          </table:table-cell>
          <table:table-cell table:formula="of:=IF(COUNT([.B13:.U13])=0;&quot;---&quot;;AVERAGE([.B13:.U13]))" office:value-type="float" office:value="1030.55" calcext:value-type="float">
            <text:p>1030.55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3459" calcext:value-type="float">
            <text:p>3459</text:p>
          </table:table-cell>
          <table:table-cell office:value-type="float" office:value="3331" calcext:value-type="float">
            <text:p>3331</text:p>
          </table:table-cell>
          <table:table-cell office:value-type="float" office:value="3560" calcext:value-type="float">
            <text:p>3560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16" calcext:value-type="float">
            <text:p>3516</text:p>
          </table:table-cell>
          <table:table-cell office:value-type="float" office:value="3393" calcext:value-type="float">
            <text:p>3393</text:p>
          </table:table-cell>
          <table:table-cell office:value-type="float" office:value="3427" calcext:value-type="float">
            <text:p>3427</text:p>
          </table:table-cell>
          <table:table-cell office:value-type="float" office:value="3422" calcext:value-type="float">
            <text:p>3422</text:p>
          </table:table-cell>
          <table:table-cell office:value-type="float" office:value="3426" calcext:value-type="float">
            <text:p>3426</text:p>
          </table:table-cell>
          <table:table-cell office:value-type="float" office:value="3583" calcext:value-type="float">
            <text:p>3583</text:p>
          </table:table-cell>
          <table:table-cell office:value-type="float" office:value="3400" calcext:value-type="float">
            <text:p>3400</text:p>
          </table:table-cell>
          <table:table-cell office:value-type="float" office:value="3489" calcext:value-type="float">
            <text:p>3489</text:p>
          </table:table-cell>
          <table:table-cell office:value-type="float" office:value="3492" calcext:value-type="float">
            <text:p>3492</text:p>
          </table:table-cell>
          <table:table-cell office:value-type="float" office:value="3609" calcext:value-type="float">
            <text:p>3609</text:p>
          </table:table-cell>
          <table:table-cell office:value-type="float" office:value="3498" calcext:value-type="float">
            <text:p>3498</text:p>
          </table:table-cell>
          <table:table-cell office:value-type="float" office:value="3406" calcext:value-type="float">
            <text:p>3406</text:p>
          </table:table-cell>
          <table:table-cell office:value-type="float" office:value="3626" calcext:value-type="float">
            <text:p>3626</text:p>
          </table:table-cell>
          <table:table-cell office:value-type="float" office:value="3321" calcext:value-type="float">
            <text:p>3321</text:p>
          </table:table-cell>
          <table:table-cell office:value-type="float" office:value="3408" calcext:value-type="float">
            <text:p>3408</text:p>
          </table:table-cell>
          <table:table-cell table:formula="of:=IF(COUNT([.B14:.U14])=0;&quot;---&quot;;AVERAGE([.B14:.U14]))" office:value-type="float" office:value="3465.75" calcext:value-type="float">
            <text:p>3465.7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1781" calcext:value-type="float">
            <text:p>1781</text:p>
          </table:table-cell>
          <table:table-cell office:value-type="float" office:value="1771" calcext:value-type="float">
            <text:p>1771</text:p>
          </table:table-cell>
          <table:table-cell office:value-type="float" office:value="1731" calcext:value-type="float">
            <text:p>1731</text:p>
          </table:table-cell>
          <table:table-cell office:value-type="float" office:value="1759" calcext:value-type="float">
            <text:p>1759</text:p>
          </table:table-cell>
          <table:table-cell office:value-type="float" office:value="1770" calcext:value-type="float">
            <text:p>1770</text:p>
          </table:table-cell>
          <table:table-cell office:value-type="float" office:value="1863" calcext:value-type="float">
            <text:p>1863</text:p>
          </table:table-cell>
          <table:table-cell office:value-type="float" office:value="1880" calcext:value-type="float">
            <text:p>1880</text:p>
          </table:table-cell>
          <table:table-cell office:value-type="float" office:value="1765" calcext:value-type="float">
            <text:p>1765</text:p>
          </table:table-cell>
          <table:table-cell office:value-type="float" office:value="1742" calcext:value-type="float">
            <text:p>1742</text:p>
          </table:table-cell>
          <table:table-cell office:value-type="float" office:value="1858" calcext:value-type="float">
            <text:p>1858</text:p>
          </table:table-cell>
          <table:table-cell office:value-type="float" office:value="1782" calcext:value-type="float">
            <text:p>1782</text:p>
          </table:table-cell>
          <table:table-cell office:value-type="float" office:value="1738" calcext:value-type="float">
            <text:p>1738</text:p>
          </table:table-cell>
          <table:table-cell office:value-type="float" office:value="1787" calcext:value-type="float">
            <text:p>1787</text:p>
          </table:table-cell>
          <table:table-cell office:value-type="float" office:value="1726" calcext:value-type="float">
            <text:p>1726</text:p>
          </table:table-cell>
          <table:table-cell office:value-type="float" office:value="1857" calcext:value-type="float">
            <text:p>1857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869" calcext:value-type="float">
            <text:p>1869</text:p>
          </table:table-cell>
          <table:table-cell office:value-type="float" office:value="1857" calcext:value-type="float">
            <text:p>1857</text:p>
          </table:table-cell>
          <table:table-cell office:value-type="float" office:value="1856" calcext:value-type="float">
            <text:p>1856</text:p>
          </table:table-cell>
          <table:table-cell table:formula="of:=IF(COUNT([.B15:.U15])=0;&quot;---&quot;;AVERAGE([.B15:.U15]))" office:value-type="float" office:value="1793.15" calcext:value-type="float">
            <text:p>1793.15</text:p>
          </table:table-cell>
          <table:table-cell/>
        </table:table-row>
      </table:table>
      <table:table table:name="quadro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515" calcext:value-type="float">
            <text:p>515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table:number-columns-repeated="2" table:style-name="Default" office:value-type="float" office:value="512" calcext:value-type="float">
            <text:p>512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517" calcext:value-type="float">
            <text:p>517</text:p>
          </table:table-cell>
          <table:table-cell table:style-name="Default" office:value-type="float" office:value="518" calcext:value-type="float">
            <text:p>518</text:p>
          </table:table-cell>
          <table:table-cell table:style-name="Default" office:value-type="float" office:value="511" calcext:value-type="float">
            <text:p>511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515" calcext:value-type="float">
            <text:p>515</text:p>
          </table:table-cell>
          <table:table-cell table:formula="of:=IF(COUNT([.B2:.U2])=0;&quot;---&quot;;AVERAGE([.B2:.U2]))" office:value-type="float" office:value="515.65" calcext:value-type="float">
            <text:p>515.65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 table:style-name="Default" office:value-type="float" office:value="412" calcext:value-type="float">
            <text:p>412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416" calcext:value-type="float">
            <text:p>416</text:p>
          </table:table-cell>
          <table:table-cell table:number-columns-repeated="2" table:style-name="Default" office:value-type="float" office:value="412" calcext:value-type="float">
            <text:p>41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13" calcext:value-type="float">
            <text:p>413</text:p>
          </table:table-cell>
          <table:table-cell table:style-name="Default" office:value-type="float" office:value="412" calcext:value-type="float">
            <text:p>412</text:p>
          </table:table-cell>
          <table:table-cell table:formula="of:=IF(COUNT([.B3:.U3])=0;&quot;---&quot;;AVERAGE([.B3:.U3]))" office:value-type="float" office:value="412.55" calcext:value-type="float">
            <text:p>412.5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1" calcext:value-type="float">
            <text:p>51</text:p>
          </table:table-cell>
          <table:table-cell table:formula="of:=IF(COUNT([.B4:.U4])=0;&quot;---&quot;;AVERAGE([.B4:.U4]))" office:value-type="float" office:value="50.95" calcext:value-type="float">
            <text:p>50.9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4"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1" calcext:value-type="float">
            <text:p>51</text:p>
          </table:table-cell>
          <table:table-cell table:formula="of:=IF(COUNT([.B5:.U5])=0;&quot;---&quot;;AVERAGE([.B5:.U5]))" office:value-type="float" office:value="49.4" calcext:value-type="float">
            <text:p>49.40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formula="of:=IF(COUNT([.B6:.U6])=0;&quot;---&quot;;AVERAGE([.B6:.U6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5.9023435" calcext:value-type="float">
            <text:p>45.9023435</text:p>
          </table:table-cell>
          <table:table-cell office:value-type="float" office:value="45.6054685" calcext:value-type="float">
            <text:p>45.6054685</text:p>
          </table:table-cell>
          <table:table-cell office:value-type="float" office:value="46.015625" calcext:value-type="float">
            <text:p>46.015625</text:p>
          </table:table-cell>
          <table:table-cell office:value-type="float" office:value="44.96875" calcext:value-type="float">
            <text:p>44.96875</text:p>
          </table:table-cell>
          <table:table-cell office:value-type="float" office:value="45.9648435" calcext:value-type="float">
            <text:p>45.9648435</text:p>
          </table:table-cell>
          <table:table-cell office:value-type="float" office:value="46.371094" calcext:value-type="float">
            <text:p>46.371094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90625" calcext:value-type="float">
            <text:p>44.90625</text:p>
          </table:table-cell>
          <table:table-cell office:value-type="float" office:value="45.2890625" calcext:value-type="float">
            <text:p>45.2890625</text:p>
          </table:table-cell>
          <table:table-cell office:value-type="float" office:value="45.1015625" calcext:value-type="float">
            <text:p>45.1015625</text:p>
          </table:table-cell>
          <table:table-cell table:number-columns-repeated="10"/>
          <table:table-cell table:formula="of:=IF(COUNT([.B7:.U7])=0;&quot;---&quot;;AVERAGE([.B7:.U7]))" office:value-type="float" office:value="45.57499995" calcext:value-type="float">
            <text:p>45.57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5.905512" calcext:value-type="float">
            <text:p>45.905512</text:p>
          </table:table-cell>
          <table:table-cell office:value-type="float" office:value="46.2086615" calcext:value-type="float">
            <text:p>46.2086615</text:p>
          </table:table-cell>
          <table:table-cell office:value-type="float" office:value="46.7559055" calcext:value-type="float">
            <text:p>46.7559055</text:p>
          </table:table-cell>
          <table:table-cell office:value-type="float" office:value="46.437008" calcext:value-type="float">
            <text:p>46.437008</text:p>
          </table:table-cell>
          <table:table-cell office:value-type="float" office:value="46.106299" calcext:value-type="float">
            <text:p>46.106299</text:p>
          </table:table-cell>
          <table:table-cell office:value-type="float" office:value="47.082677" calcext:value-type="float">
            <text:p>47.082677</text:p>
          </table:table-cell>
          <table:table-cell office:value-type="float" office:value="45.8661415" calcext:value-type="float">
            <text:p>45.8661415</text:p>
          </table:table-cell>
          <table:table-cell office:value-type="float" office:value="46.5354335" calcext:value-type="float">
            <text:p>46.5354335</text:p>
          </table:table-cell>
          <table:table-cell office:value-type="float" office:value="46.066929" calcext:value-type="float">
            <text:p>46.066929</text:p>
          </table:table-cell>
          <table:table-cell office:value-type="float" office:value="46.003937" calcext:value-type="float">
            <text:p>46.003937</text:p>
          </table:table-cell>
          <table:table-cell table:number-columns-repeated="10"/>
          <table:table-cell table:formula="of:=IF(COUNT([.B8:.U8])=0;&quot;---&quot;;AVERAGE([.B8:.U8]))" office:value-type="float" office:value="46.2968504" calcext:value-type="float">
            <text:p>46.3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9:.U9])=0;&quot;---&quot;;AVERAGE([.B9:.U9]))" office:value-type="float" office:value="353.4" calcext:value-type="float">
            <text:p>353.4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044.5" calcext:value-type="float">
            <text:p>1044.5</text:p>
          </table:table-cell>
          <table:table-cell office:value-type="float" office:value="1072.1666665" calcext:value-type="float">
            <text:p>1072.1666665</text:p>
          </table:table-cell>
          <table:table-cell office:value-type="float" office:value="1039.6666665" calcext:value-type="float">
            <text:p>1039.666666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044" calcext:value-type="float">
            <text:p>1044</text:p>
          </table:table-cell>
          <table:table-cell office:value-type="float" office:value="1037.666667" calcext:value-type="float">
            <text:p>1037.666667</text:p>
          </table:table-cell>
          <table:table-cell office:value-type="float" office:value="1046.5" calcext:value-type="float">
            <text:p>1046.5</text:p>
          </table:table-cell>
          <table:table-cell office:value-type="float" office:value="1073.5" calcext:value-type="float">
            <text:p>1073.5</text:p>
          </table:table-cell>
          <table:table-cell office:value-type="float" office:value="1048.8333335" calcext:value-type="float">
            <text:p>1048.8333335</text:p>
          </table:table-cell>
          <table:table-cell office:value-type="float" office:value="1072" calcext:value-type="float">
            <text:p>1072</text:p>
          </table:table-cell>
          <table:table-cell table:number-columns-repeated="10"/>
          <table:table-cell table:formula="of:=IF(COUNT([.B10:.U10])=0;&quot;---&quot;;AVERAGE([.B10:.U10]))" office:value-type="float" office:value="1052.73333335" calcext:value-type="float">
            <text:p>1052.73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1:.U11])=0;&quot;---&quot;;AVERAGE([.B11:.U11]))" office:value-type="string" office:string-value="---" calcext:value-type="string">
            <text:p>---</text:p>
          </table:table-cell>
          <table:table-cell office:value-type="string" calcext:value-type="string">
            <text:p><text:span text:style-name="T2">USING ORIGINAL UNOP VERSION (</text:span>clenqueuendrangekernel failed with code -54)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" calcext:value-type="float">
            <text:p>314</text:p>
          </table:table-cell>
          <table:table-cell office:value-type="float" office:value="317.45" calcext:value-type="float">
            <text:p>317.45</text:p>
          </table:table-cell>
          <table:table-cell office:value-type="float" office:value="317.85" calcext:value-type="float">
            <text:p>317.85</text:p>
          </table:table-cell>
          <table:table-cell office:value-type="float" office:value="324.45" calcext:value-type="float">
            <text:p>324.45</text:p>
          </table:table-cell>
          <table:table-cell office:value-type="float" office:value="318.15" calcext:value-type="float">
            <text:p>318.15</text:p>
          </table:table-cell>
          <table:table-cell office:value-type="float" office:value="317.35" calcext:value-type="float">
            <text:p>317.35</text:p>
          </table:table-cell>
          <table:table-cell office:value-type="float" office:value="318" calcext:value-type="float">
            <text:p>318</text:p>
          </table:table-cell>
          <table:table-cell office:value-type="float" office:value="320.4" calcext:value-type="float">
            <text:p>320.4</text:p>
          </table:table-cell>
          <table:table-cell office:value-type="float" office:value="317.6" calcext:value-type="float">
            <text:p>317.6</text:p>
          </table:table-cell>
          <table:table-cell office:value-type="float" office:value="317.5" calcext:value-type="float">
            <text:p>317.5</text:p>
          </table:table-cell>
          <table:table-cell table:number-columns-repeated="10"/>
          <table:table-cell table:formula="of:=IF(COUNT([.B12:.U12])=0;&quot;---&quot;;AVERAGE([.B12:.U12]))" office:value-type="float" office:value="318.275" calcext:value-type="float">
            <text:p>318.28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3:.U13])=0;&quot;---&quot;;AVERAGE([.B13:.U13]))" office:value-type="float" office:value="56.3" calcext:value-type="float">
            <text:p>56.3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4:.U14])=0;&quot;---&quot;;AVERAGE([.B14:.U14]))" office:value-type="float" office:value="113.1" calcext:value-type="float">
            <text:p>113.1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5:.U15])=0;&quot;---&quot;;AVERAGE([.B15:.U15]))" office:value-type="float" office:value="452.75" calcext:value-type="float">
            <text:p>452.75</text:p>
          </table:table-cell>
          <table:table-cell office:value-type="string" calcext:value-type="string">
            <text:p>USING ORIGINAL UNOP VERSION</text:p>
          </table:table-cell>
        </table:table-row>
      </table:table>
      <table:table table:name="gtx" table:style-name="ta1">
        <table:table-column table:style-name="co1" table:default-cell-style-name="ce8"/>
        <table:table-column table:style-name="co2" table:number-columns-repeated="10" table:default-cell-style-name="Default"/>
        <table:table-column table:style-name="co2" table:number-columns-repeated="10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vg.</text:p>
          </table:table-cell>
          <table:table-cell table:style-name="ce7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2" table:style-name="Default"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42" calcext:value-type="float">
            <text:p>142</text:p>
          </table:table-cell>
          <table:table-cell table:formula="of:=IF(COUNT([.B2:.U2])=0;&quot;---&quot;;AVERAGE([.B2:.U2]))" office:value-type="float" office:value="139.8" calcext:value-type="float">
            <text:p>139.80</text:p>
          </table:table-cell>
          <table:table-cell/>
        </table:table-row>
        <table:table-row table:style-name="ro1">
          <table:table-cell office:value-type="string" calcext:value-type="string">
            <text:p>poisson2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2" table:style-name="Default" office:value-type="float" office:value="97" calcext:value-type="float">
            <text:p>97</text:p>
          </table:table-cell>
          <table:table-cell table:style-name="Default" office:value-type="float" office:value="100" calcext:value-type="float">
            <text:p>100</text:p>
          </table:table-cell>
          <table:table-cell table:formula="of:=IF(COUNT([.B3:.U3])=0;&quot;---&quot;;AVERAGE([.B3:.U3]))" office:value-type="float" office:value="100.85" calcext:value-type="float">
            <text:p>100.85</text:p>
          </table:table-cell>
          <table:table-cell/>
        </table:table-row>
        <table:table-row table:style-name="ro1">
          <table:table-cell office:value-type="string" calcext:value-type="string">
            <text:p>bitonic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4"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formula="of:=IF(COUNT([.B4:.U4])=0;&quot;---&quot;;AVERAGE([.B4:.U4]))" office:value-type="float" office:value="35.25" calcext:value-type="float">
            <text:p>35.25</text:p>
          </table:table-cell>
          <table:table-cell/>
        </table:table-row>
        <table:table-row table:style-name="ro1">
          <table:table-cell office:value-type="string" calcext:value-type="string">
            <text:p>bitonic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4"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formula="of:=IF(COUNT([.B5:.U5])=0;&quot;---&quot;;AVERAGE([.B5:.U5]))" office:value-type="float" office:value="38.35" calcext:value-type="float">
            <text:p>38.35</text:p>
          </table:table-cell>
          <table:table-cell/>
        </table:table-row>
        <table:table-row table:style-name="ro1">
          <table:table-cell office:value-type="string" calcext:value-type="string">
            <text:p>bitonic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formula="of:=IF(COUNT([.B6:.U6])=0;&quot;---&quot;;AVERAGE([.B6:.U6]))"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31.21875" calcext:value-type="float">
            <text:p>31.21875</text:p>
          </table:table-cell>
          <table:table-cell office:value-type="float" office:value="30.6796875" calcext:value-type="float">
            <text:p>30.6796875</text:p>
          </table:table-cell>
          <table:table-cell office:value-type="float" office:value="30.8085935" calcext:value-type="float">
            <text:p>30.8085935</text:p>
          </table:table-cell>
          <table:table-cell office:value-type="float" office:value="30.8359375" calcext:value-type="float">
            <text:p>30.8359375</text:p>
          </table:table-cell>
          <table:table-cell office:value-type="float" office:value="31.546875" calcext:value-type="float">
            <text:p>31.546875</text:p>
          </table:table-cell>
          <table:table-cell office:value-type="float" office:value="31.8632815" calcext:value-type="float">
            <text:p>31.8632815</text:p>
          </table:table-cell>
          <table:table-cell office:value-type="float" office:value="31.113281" calcext:value-type="float">
            <text:p>31.113281</text:p>
          </table:table-cell>
          <table:table-cell office:value-type="float" office:value="31.117188" calcext:value-type="float">
            <text:p>31.117188</text:p>
          </table:table-cell>
          <table:table-cell office:value-type="float" office:value="31.1015625" calcext:value-type="float">
            <text:p>31.1015625</text:p>
          </table:table-cell>
          <table:table-cell table:number-columns-repeated="10"/>
          <table:table-cell table:formula="of:=IF(COUNT([.B7:.U7])=0;&quot;---&quot;;AVERAGE([.B7:.U7]))" office:value-type="float" office:value="31.16289065" calcext:value-type="float">
            <text:p>31.16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0.8228345" calcext:value-type="float">
            <text:p>30.8228345</text:p>
          </table:table-cell>
          <table:table-cell office:value-type="float" office:value="30.433071" calcext:value-type="float">
            <text:p>30.433071</text:p>
          </table:table-cell>
          <table:table-cell office:value-type="float" office:value="30.7716535" calcext:value-type="float">
            <text:p>30.7716535</text:p>
          </table:table-cell>
          <table:table-cell office:value-type="float" office:value="30.9527555" calcext:value-type="float">
            <text:p>30.9527555</text:p>
          </table:table-cell>
          <table:table-cell office:value-type="float" office:value="31.023622" calcext:value-type="float">
            <text:p>31.023622</text:p>
          </table:table-cell>
          <table:table-cell office:value-type="float" office:value="30.2519685" calcext:value-type="float">
            <text:p>30.2519685</text:p>
          </table:table-cell>
          <table:table-cell office:value-type="float" office:value="30.2401575" calcext:value-type="float">
            <text:p>30.2401575</text:p>
          </table:table-cell>
          <table:table-cell office:value-type="float" office:value="31.07874" calcext:value-type="float">
            <text:p>31.07874</text:p>
          </table:table-cell>
          <table:table-cell office:value-type="float" office:value="30.673228" calcext:value-type="float">
            <text:p>30.673228</text:p>
          </table:table-cell>
          <table:table-cell office:value-type="float" office:value="30.7834645" calcext:value-type="float">
            <text:p>30.7834645</text:p>
          </table:table-cell>
          <table:table-cell table:number-columns-repeated="10"/>
          <table:table-cell table:formula="of:=IF(COUNT([.B8:.U8])=0;&quot;---&quot;;AVERAGE([.B8:.U8]))" office:value-type="float" office:value="30.7031495" calcext:value-type="float">
            <text:p>30.7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9:.U9])=0;&quot;---&quot;;AVERAGE([.B9:.U9]))" office:value-type="float" office:value="86.35" calcext:value-type="float">
            <text:p>86.35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84.8333335" calcext:value-type="float">
            <text:p>184.8333335</text:p>
          </table:table-cell>
          <table:table-cell office:value-type="float" office:value="186.8333335" calcext:value-type="float">
            <text:p>186.8333335</text:p>
          </table:table-cell>
          <table:table-cell office:value-type="float" office:value="185.333333" calcext:value-type="float">
            <text:p>185.333333</text:p>
          </table:table-cell>
          <table:table-cell office:value-type="float" office:value="187.333333" calcext:value-type="float">
            <text:p>187.333333</text:p>
          </table:table-cell>
          <table:table-cell office:value-type="float" office:value="185.5" calcext:value-type="float">
            <text:p>185.5</text:p>
          </table:table-cell>
          <table:table-cell office:value-type="float" office:value="184.5" calcext:value-type="float">
            <text:p>184.5</text:p>
          </table:table-cell>
          <table:table-cell office:value-type="float" office:value="184" calcext:value-type="float">
            <text:p>184</text:p>
          </table:table-cell>
          <table:table-cell office:value-type="float" office:value="184.166667" calcext:value-type="float">
            <text:p>184.166667</text:p>
          </table:table-cell>
          <table:table-cell office:value-type="float" office:value="185" calcext:value-type="float">
            <text:p>185</text:p>
          </table:table-cell>
          <table:table-cell office:value-type="float" office:value="185.6666665" calcext:value-type="float">
            <text:p>185.6666665</text:p>
          </table:table-cell>
          <table:table-cell table:number-columns-repeated="10"/>
          <table:table-cell table:formula="of:=IF(COUNT([.B10:.U10])=0;&quot;---&quot;;AVERAGE([.B10:.U10]))" office:value-type="float" office:value="185.31666665" calcext:value-type="float">
            <text:p>185.32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1:.U11])=0;&quot;---&quot;;AVERAGE([.B11:.U11]))" office:value-type="string" office:string-value="---" calcext:value-type="string">
            <text:p>---</text:p>
          </table:table-cell>
          <table:table-cell office:value-type="string" calcext:value-type="string">
            <text:p><text:span text:style-name="T2">USING ORIGINAL UNOP VERSION (</text:span>clenqueuendrangekernel failed with code -54)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" calcext:value-type="float">
            <text:p>78</text:p>
          </table:table-cell>
          <table:table-cell office:value-type="float" office:value="77.25" calcext:value-type="float">
            <text:p>77.25</text:p>
          </table:table-cell>
          <table:table-cell office:value-type="float" office:value="77.4" calcext:value-type="float">
            <text:p>77.4</text:p>
          </table:table-cell>
          <table:table-cell office:value-type="float" office:value="77.25" calcext:value-type="float">
            <text:p>77.25</text:p>
          </table:table-cell>
          <table:table-cell office:value-type="float" office:value="78.2" calcext:value-type="float">
            <text:p>78.2</text:p>
          </table:table-cell>
          <table:table-cell office:value-type="float" office:value="77.15" calcext:value-type="float">
            <text:p>77.15</text:p>
          </table:table-cell>
          <table:table-cell office:value-type="float" office:value="77.35" calcext:value-type="float">
            <text:p>77.35</text:p>
          </table:table-cell>
          <table:table-cell office:value-type="float" office:value="77.1" calcext:value-type="float">
            <text:p>77.1</text:p>
          </table:table-cell>
          <table:table-cell office:value-type="float" office:value="77.15" calcext:value-type="float">
            <text:p>77.15</text:p>
          </table:table-cell>
          <table:table-cell office:value-type="float" office:value="77.05" calcext:value-type="float">
            <text:p>77.05</text:p>
          </table:table-cell>
          <table:table-cell table:number-columns-repeated="10"/>
          <table:table-cell table:formula="of:=IF(COUNT([.B12:.U12])=0;&quot;---&quot;;AVERAGE([.B12:.U12]))" office:value-type="float" office:value="77.39" calcext:value-type="float">
            <text:p>77.39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3:.U13])=0;&quot;---&quot;;AVERAGE([.B13:.U13]))" office:value-type="float" office:value="54.5" calcext:value-type="float">
            <text:p>54.5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4:.U14])=0;&quot;---&quot;;AVERAGE([.B14:.U14]))" office:value-type="float" office:value="59" calcext:value-type="float">
            <text:p>59.00</text:p>
          </table:table-cell>
          <table:table-cell office:value-type="string" calcext:value-type="string">
            <text:p>USING ORIGINAL UNOP VERSION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5:.U15])=0;&quot;---&quot;;AVERAGE([.B15:.U15]))" office:value-type="float" office:value="106.9" calcext:value-type="float">
            <text:p>106.90</text:p>
          </table:table-cell>
          <table:table-cell office:value-type="string" calcext:value-type="string">
            <text:p>USING ORIGINAL UNOP VERSION</text:p>
          </table:table-cell>
        </table:table-row>
      </table:table>
      <table:table table:name="perf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17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poisson1</text:p>
          </table:table-cell>
          <table:table-cell table:formula="of:=[$sv.V2]" office:value-type="float" office:value="850.9" calcext:value-type="float">
            <text:p>850.90</text:p>
          </table:table-cell>
          <table:table-cell table:formula="of:=[$a10.V2]" office:value-type="float" office:value="622.4" calcext:value-type="float">
            <text:p>622.40</text:p>
          </table:table-cell>
          <table:table-cell table:formula="of:=[$quadro.V2]" office:value-type="float" office:value="515.65" calcext:value-type="float">
            <text:p>515.65</text:p>
          </table:table-cell>
          <table:table-cell table:formula="of:=[$gtx.V2]" office:value-type="float" office:value="139.8" calcext:value-type="float">
            <text:p>139.80</text:p>
          </table:table-cell>
          <table:table-cell table:formula="of:=IF(OR([.B2]=&quot;---&quot;;[.D2]=&quot;---&quot;);&quot;---&quot;;1-([.B2]/([.D2]+[.B2])))" office:value-type="float" office:value="0.377337089751564" calcext:value-type="float">
            <text:p>0.38</text:p>
          </table:table-cell>
          <table:table-cell table:formula="of:=IF(OR([.B2]=&quot;---&quot;;[.D2]=&quot;---&quot;);&quot;---&quot;;1-([.D2]/([.D2]+[.B2])))" office:value-type="float" office:value="0.622662910248436" calcext:value-type="float">
            <text:p>0.62</text:p>
          </table:table-cell>
          <table:table-cell table:formula="of:=IF(OR([.B2]=&quot;---&quot;;[.E2]=&quot;---&quot;);&quot;---&quot;;1-([.B2]/([.E2]+[.B2])))" office:value-type="float" office:value="0.141112344806702" calcext:value-type="float">
            <text:p>0.14</text:p>
          </table:table-cell>
          <table:table-cell table:formula="of:=IF(OR([.B2]=&quot;---&quot;;[.E2]=&quot;---&quot;);&quot;---&quot;;1-([.E2]/([.E2]+[.B2])))" office:value-type="float" office:value="0.858887655193298" calcext:value-type="float">
            <text:p>0.86</text:p>
          </table:table-cell>
          <table:table-cell table:formula="of:=IF(OR([.C2]=&quot;---&quot;;[.D2]=&quot;---&quot;);&quot;---&quot;;1-([.C2]/([.D2]+[.C2])))" office:value-type="float" office:value="0.453099600193313" calcext:value-type="float">
            <text:p>0.45</text:p>
          </table:table-cell>
          <table:table-cell table:formula="of:=IF(OR([.C2]=&quot;---&quot;;[.D2]=&quot;---&quot;);&quot;---&quot;;1-([.D2]/([.D2]+[.C2])))" office:value-type="float" office:value="0.546900399806687" calcext:value-type="float">
            <text:p>0.55</text:p>
          </table:table-cell>
          <table:table-cell table:formula="of:=IF(OR([.C2]=&quot;---&quot;;[.E2]=&quot;---&quot;);&quot;---&quot;;1-([.C2]/([.E2]+[.C2])))" office:value-type="float" office:value="0.183416426134873" calcext:value-type="float">
            <text:p>0.18</text:p>
          </table:table-cell>
          <table:table-cell table:formula="of:=IF(OR([.C2]=&quot;---&quot;;[.E2]=&quot;---&quot;);&quot;---&quot;;1-([.E2]/([.E2]+[.C2])))" office:value-type="float" office:value="0.816583573865127" calcext:value-type="float">
            <text:p>0.82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table:formula="of:=[$sv.V3]" office:value-type="float" office:value="584.55" calcext:value-type="float">
            <text:p>584.55</text:p>
          </table:table-cell>
          <table:table-cell table:formula="of:=[$a10.V3]" office:value-type="float" office:value="813.9" calcext:value-type="float">
            <text:p>813.90</text:p>
          </table:table-cell>
          <table:table-cell table:formula="of:=[$quadro.V3]" office:value-type="float" office:value="412.55" calcext:value-type="float">
            <text:p>412.55</text:p>
          </table:table-cell>
          <table:table-cell table:formula="of:=[$gtx.V3]" office:value-type="float" office:value="100.85" calcext:value-type="float">
            <text:p>100.85</text:p>
          </table:table-cell>
          <table:table-cell table:formula="of:=IF(OR([.B3]=&quot;---&quot;;[.D3]=&quot;---&quot;);&quot;---&quot;;1-([.B3]/([.D3]+[.B3])))" office:value-type="float" office:value="0.413749874636446" calcext:value-type="float">
            <text:p>0.41</text:p>
          </table:table-cell>
          <table:table-cell table:formula="of:=IF(OR([.B3]=&quot;---&quot;;[.D3]=&quot;---&quot;);&quot;---&quot;;1-([.D3]/([.D3]+[.B3])))" office:value-type="float" office:value="0.586250125363554" calcext:value-type="float">
            <text:p>0.59</text:p>
          </table:table-cell>
          <table:table-cell table:formula="of:=IF(OR([.B3]=&quot;---&quot;;[.E3]=&quot;---&quot;);&quot;---&quot;;1-([.B3]/([.E3]+[.B3])))" office:value-type="float" office:value="0.147140355996498" calcext:value-type="float">
            <text:p>0.15</text:p>
          </table:table-cell>
          <table:table-cell table:formula="of:=IF(OR([.B3]=&quot;---&quot;;[.E3]=&quot;---&quot;);&quot;---&quot;;1-([.E3]/([.E3]+[.B3])))" office:value-type="float" office:value="0.852859644003502" calcext:value-type="float">
            <text:p>0.85</text:p>
          </table:table-cell>
          <table:table-cell table:formula="of:=IF(OR([.C3]=&quot;---&quot;;[.D3]=&quot;---&quot;);&quot;---&quot;;1-([.C3]/([.D3]+[.C3])))" office:value-type="float" office:value="0.33637734926006" calcext:value-type="float">
            <text:p>0.34</text:p>
          </table:table-cell>
          <table:table-cell table:formula="of:=IF(OR([.C3]=&quot;---&quot;;[.D3]=&quot;---&quot;);&quot;---&quot;;1-([.D3]/([.D3]+[.C3])))" office:value-type="float" office:value="0.663622650739941" calcext:value-type="float">
            <text:p>0.66</text:p>
          </table:table-cell>
          <table:table-cell table:formula="of:=IF(OR([.C3]=&quot;---&quot;;[.E3]=&quot;---&quot;);&quot;---&quot;;1-([.C3]/([.E3]+[.C3])))" office:value-type="float" office:value="0.110248701831101" calcext:value-type="float">
            <text:p>0.11</text:p>
          </table:table-cell>
          <table:table-cell table:formula="of:=IF(OR([.C3]=&quot;---&quot;;[.E3]=&quot;---&quot;);&quot;---&quot;;1-([.E3]/([.E3]+[.C3])))" office:value-type="float" office:value="0.889751298168899" calcext:value-type="float">
            <text:p>0.89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1</text:p>
          </table:table-cell>
          <table:table-cell table:formula="of:=[$sv.V4]" office:value-type="float" office:value="1714.6" calcext:value-type="float">
            <text:p>1714.60</text:p>
          </table:table-cell>
          <table:table-cell table:formula="of:=[$a10.V4]" office:value-type="float" office:value="2284.15" calcext:value-type="float">
            <text:p>2284.15</text:p>
          </table:table-cell>
          <table:table-cell table:formula="of:=[$quadro.V4]" office:value-type="float" office:value="50.95" calcext:value-type="float">
            <text:p>50.95</text:p>
          </table:table-cell>
          <table:table-cell table:formula="of:=[$gtx.V4]" office:value-type="float" office:value="35.25" calcext:value-type="float">
            <text:p>35.25</text:p>
          </table:table-cell>
          <table:table-cell table:formula="of:=IF(OR([.B4]=&quot;---&quot;;[.D4]=&quot;---&quot;);&quot;---&quot;;1-([.B4]/([.D4]+[.B4])))" office:value-type="float" office:value="0.0288578629888704" calcext:value-type="float">
            <text:p>0.03</text:p>
          </table:table-cell>
          <table:table-cell table:formula="of:=IF(OR([.B4]=&quot;---&quot;;[.D4]=&quot;---&quot;);&quot;---&quot;;1-([.D4]/([.D4]+[.B4])))" office:value-type="float" office:value="0.97114213701113" calcext:value-type="float">
            <text:p>0.97</text:p>
          </table:table-cell>
          <table:table-cell table:formula="of:=IF(OR([.B4]=&quot;---&quot;;[.E4]=&quot;---&quot;);&quot;---&quot;;1-([.B4]/([.E4]+[.B4])))" office:value-type="float" office:value="0.0201445838214704" calcext:value-type="float">
            <text:p>0.02</text:p>
          </table:table-cell>
          <table:table-cell table:formula="of:=IF(OR([.B4]=&quot;---&quot;;[.E4]=&quot;---&quot;);&quot;---&quot;;1-([.E4]/([.E4]+[.B4])))" office:value-type="float" office:value="0.97985541617853" calcext:value-type="float">
            <text:p>0.98</text:p>
          </table:table-cell>
          <table:table-cell table:formula="of:=IF(OR([.C4]=&quot;---&quot;;[.D4]=&quot;---&quot;);&quot;---&quot;;1-([.C4]/([.D4]+[.C4])))" office:value-type="float" office:value="0.0218191940387992" calcext:value-type="float">
            <text:p>0.02</text:p>
          </table:table-cell>
          <table:table-cell table:formula="of:=IF(OR([.C4]=&quot;---&quot;;[.D4]=&quot;---&quot;);&quot;---&quot;;1-([.D4]/([.D4]+[.C4])))" office:value-type="float" office:value="0.978180805961201" calcext:value-type="float">
            <text:p>0.98</text:p>
          </table:table-cell>
          <table:table-cell table:formula="of:=IF(OR([.C4]=&quot;---&quot;;[.E4]=&quot;---&quot;);&quot;---&quot;;1-([.C4]/([.E4]+[.C4])))" office:value-type="float" office:value="0.0151978960075881" calcext:value-type="float">
            <text:p>0.02</text:p>
          </table:table-cell>
          <table:table-cell table:formula="of:=IF(OR([.C4]=&quot;---&quot;;[.E4]=&quot;---&quot;);&quot;---&quot;;1-([.E4]/([.E4]+[.C4])))" office:value-type="float" office:value="0.984802103992412" calcext:value-type="float">
            <text:p>0.98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2</text:p>
          </table:table-cell>
          <table:table-cell table:formula="of:=[$sv.V5]" office:value-type="float" office:value="960.5" calcext:value-type="float">
            <text:p>960.50</text:p>
          </table:table-cell>
          <table:table-cell table:formula="of:=[$a10.V5]" office:value-type="float" office:value="1024.9" calcext:value-type="float">
            <text:p>1024.90</text:p>
          </table:table-cell>
          <table:table-cell table:formula="of:=[$quadro.V5]" office:value-type="float" office:value="49.4" calcext:value-type="float">
            <text:p>49.40</text:p>
          </table:table-cell>
          <table:table-cell table:formula="of:=[$gtx.V5]" office:value-type="float" office:value="38.35" calcext:value-type="float">
            <text:p>38.35</text:p>
          </table:table-cell>
          <table:table-cell table:formula="of:=IF(OR([.B5]=&quot;---&quot;;[.D5]=&quot;---&quot;);&quot;---&quot;;1-([.B5]/([.D5]+[.B5])))" office:value-type="float" office:value="0.048915734231112" calcext:value-type="float">
            <text:p>0.05</text:p>
          </table:table-cell>
          <table:table-cell table:formula="of:=IF(OR([.B5]=&quot;---&quot;;[.D5]=&quot;---&quot;);&quot;---&quot;;1-([.D5]/([.D5]+[.B5])))" office:value-type="float" office:value="0.951084265768888" calcext:value-type="float">
            <text:p>0.95</text:p>
          </table:table-cell>
          <table:table-cell table:formula="of:=IF(OR([.B5]=&quot;---&quot;;[.E5]=&quot;---&quot;);&quot;---&quot;;1-([.B5]/([.E5]+[.B5])))" office:value-type="float" office:value="0.0383941532762677" calcext:value-type="float">
            <text:p>0.04</text:p>
          </table:table-cell>
          <table:table-cell table:formula="of:=IF(OR([.B5]=&quot;---&quot;;[.E5]=&quot;---&quot;);&quot;---&quot;;1-([.E5]/([.E5]+[.B5])))" office:value-type="float" office:value="0.961605846723732" calcext:value-type="float">
            <text:p>0.96</text:p>
          </table:table-cell>
          <table:table-cell table:formula="of:=IF(OR([.C5]=&quot;---&quot;;[.D5]=&quot;---&quot;);&quot;---&quot;;1-([.C5]/([.D5]+[.C5])))" office:value-type="float" office:value="0.0459834310713954" calcext:value-type="float">
            <text:p>0.05</text:p>
          </table:table-cell>
          <table:table-cell table:formula="of:=IF(OR([.C5]=&quot;---&quot;;[.D5]=&quot;---&quot;);&quot;---&quot;;1-([.D5]/([.D5]+[.C5])))" office:value-type="float" office:value="0.954016568928605" calcext:value-type="float">
            <text:p>0.95</text:p>
          </table:table-cell>
          <table:table-cell table:formula="of:=IF(OR([.C5]=&quot;---&quot;;[.E5]=&quot;---&quot;);&quot;---&quot;;1-([.C5]/([.E5]+[.C5])))" office:value-type="float" office:value="0.0360686574182929" calcext:value-type="float">
            <text:p>0.04</text:p>
          </table:table-cell>
          <table:table-cell table:formula="of:=IF(OR([.C5]=&quot;---&quot;;[.E5]=&quot;---&quot;);&quot;---&quot;;1-([.E5]/([.E5]+[.C5])))" office:value-type="float" office:value="0.963931342581707" calcext:value-type="float">
            <text:p>0.96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GPU" calcext:value-type="string">
            <text:p>GPU</text:p>
          </table:table-cell>
          <table:table-cell table:formula="of:=IF(OR([.C5]=&quot;---&quot;;[.E5]=&quot;---&quot;);&quot;---&quot;;IF([.C5]&lt;[.E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itonic3</text:p>
          </table:table-cell>
          <table:table-cell table:formula="of:=[$sv.V6]" office:value-type="float" office:value="963.45" calcext:value-type="float">
            <text:p>963.45</text:p>
          </table:table-cell>
          <table:table-cell table:formula="of:=[$a10.V6]" office:value-type="float" office:value="1948.15" calcext:value-type="float">
            <text:p>1948.15</text:p>
          </table:table-cell>
          <table:table-cell table:formula="of:=[$quadro.V6]" office:value-type="float" office:value="47.75" calcext:value-type="float">
            <text:p>47.75</text:p>
          </table:table-cell>
          <table:table-cell table:formula="of:=[$gtx.V6]" office:value-type="float" office:value="35" calcext:value-type="float">
            <text:p>35.00</text:p>
          </table:table-cell>
          <table:table-cell table:formula="of:=IF(OR([.B6]=&quot;---&quot;;[.D6]=&quot;---&quot;);&quot;---&quot;;1-([.B6]/([.D6]+[.B6])))" office:value-type="float" office:value="0.0472211234177216" calcext:value-type="float">
            <text:p>0.05</text:p>
          </table:table-cell>
          <table:table-cell table:formula="of:=IF(OR([.B6]=&quot;---&quot;;[.D6]=&quot;---&quot;);&quot;---&quot;;1-([.D6]/([.D6]+[.B6])))" office:value-type="float" office:value="0.952778876582278" calcext:value-type="float">
            <text:p>0.95</text:p>
          </table:table-cell>
          <table:table-cell table:formula="of:=IF(OR([.B6]=&quot;---&quot;;[.E6]=&quot;---&quot;);&quot;---&quot;;1-([.B6]/([.E6]+[.B6])))" office:value-type="float" office:value="0.0350543342180379" calcext:value-type="float">
            <text:p>0.04</text:p>
          </table:table-cell>
          <table:table-cell table:formula="of:=IF(OR([.B6]=&quot;---&quot;;[.E6]=&quot;---&quot;);&quot;---&quot;;1-([.E6]/([.E6]+[.B6])))" office:value-type="float" office:value="0.964945665781962" calcext:value-type="float">
            <text:p>0.96</text:p>
          </table:table-cell>
          <table:table-cell table:formula="of:=IF(OR([.C6]=&quot;---&quot;;[.D6]=&quot;---&quot;);&quot;---&quot;;1-([.C6]/([.D6]+[.C6])))" office:value-type="float" office:value="0.0239240442907961" calcext:value-type="float">
            <text:p>0.02</text:p>
          </table:table-cell>
          <table:table-cell table:formula="of:=IF(OR([.C6]=&quot;---&quot;;[.D6]=&quot;---&quot;);&quot;---&quot;;1-([.D6]/([.D6]+[.C6])))" office:value-type="float" office:value="0.976075955709204" calcext:value-type="float">
            <text:p>0.98</text:p>
          </table:table-cell>
          <table:table-cell table:formula="of:=IF(OR([.C6]=&quot;---&quot;;[.E6]=&quot;---&quot;);&quot;---&quot;;1-([.C6]/([.E6]+[.C6])))" office:value-type="float" office:value="0.0176486902150619" calcext:value-type="float">
            <text:p>0.02</text:p>
          </table:table-cell>
          <table:table-cell table:formula="of:=IF(OR([.C6]=&quot;---&quot;;[.E6]=&quot;---&quot;);&quot;---&quot;;1-([.E6]/([.E6]+[.C6])))" office:value-type="float" office:value="0.982351309784938" calcext:value-type="float">
            <text:p>0.98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GPU" calcext:value-type="string">
            <text:p>GPU</text:p>
          </table:table-cell>
          <table:table-cell table:formula="of:=IF(OR([.C6]=&quot;---&quot;;[.E6]=&quot;---&quot;);&quot;---&quot;;IF([.C6]&lt;[.E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7]" office:value-type="float" office:value="157.27734395" calcext:value-type="float">
            <text:p>157.28</text:p>
          </table:table-cell>
          <table:table-cell table:formula="of:=[$a10.V7]" office:value-type="float" office:value="443.97304685" calcext:value-type="float">
            <text:p>443.97</text:p>
          </table:table-cell>
          <table:table-cell table:formula="of:=[$quadro.V7]" office:value-type="float" office:value="45.57499995" calcext:value-type="float">
            <text:p>45.57</text:p>
          </table:table-cell>
          <table:table-cell table:formula="of:=[$gtx.V7]" office:value-type="float" office:value="31.16289065" calcext:value-type="float">
            <text:p>31.16</text:p>
          </table:table-cell>
          <table:table-cell table:formula="of:=IF(OR([.B7]=&quot;---&quot;;[.D7]=&quot;---&quot;);&quot;---&quot;;1-([.B7]/([.D7]+[.B7])))" office:value-type="float" office:value="0.224670807710593" calcext:value-type="float">
            <text:p>0.22</text:p>
          </table:table-cell>
          <table:table-cell table:formula="of:=IF(OR([.B7]=&quot;---&quot;;[.D7]=&quot;---&quot;);&quot;---&quot;;1-([.D7]/([.D7]+[.B7])))" office:value-type="float" office:value="0.775329192289407" calcext:value-type="float">
            <text:p>0.78</text:p>
          </table:table-cell>
          <table:table-cell table:formula="of:=IF(OR([.B7]=&quot;---&quot;;[.E7]=&quot;---&quot;);&quot;---&quot;;1-([.B7]/([.E7]+[.B7])))" office:value-type="float" office:value="0.165372807543724" calcext:value-type="float">
            <text:p>0.17</text:p>
          </table:table-cell>
          <table:table-cell table:formula="of:=IF(OR([.B7]=&quot;---&quot;;[.E7]=&quot;---&quot;);&quot;---&quot;;1-([.E7]/([.E7]+[.B7])))" office:value-type="float" office:value="0.834627192456276" calcext:value-type="float">
            <text:p>0.83</text:p>
          </table:table-cell>
          <table:table-cell table:formula="of:=IF(OR([.C7]=&quot;---&quot;;[.D7]=&quot;---&quot;);&quot;---&quot;;1-([.C7]/([.D7]+[.C7])))" office:value-type="float" office:value="0.0930960714640931" calcext:value-type="float">
            <text:p>0.09</text:p>
          </table:table-cell>
          <table:table-cell table:formula="of:=IF(OR([.C7]=&quot;---&quot;;[.D7]=&quot;---&quot;);&quot;---&quot;;1-([.D7]/([.D7]+[.C7])))" office:value-type="float" office:value="0.906903928535907" calcext:value-type="float">
            <text:p>0.91</text:p>
          </table:table-cell>
          <table:table-cell table:formula="of:=IF(OR([.C7]=&quot;---&quot;;[.E7]=&quot;---&quot;);&quot;---&quot;;1-([.C7]/([.E7]+[.C7])))" office:value-type="float" office:value="0.0655873155248333" calcext:value-type="float">
            <text:p>0.07</text:p>
          </table:table-cell>
          <table:table-cell table:formula="of:=IF(OR([.C7]=&quot;---&quot;;[.E7]=&quot;---&quot;);&quot;---&quot;;1-([.E7]/([.E7]+[.C7])))" office:value-type="float" office:value="0.934412684475167" calcext:value-type="float">
            <text:p>0.93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GPU" calcext:value-type="string">
            <text:p>GPU</text:p>
          </table:table-cell>
          <table:table-cell table:formula="of:=IF(OR([.C7]=&quot;---&quot;;[.E7]=&quot;---&quot;);&quot;---&quot;;IF([.C7]&lt;[.E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8]" office:value-type="float" office:value="150.915748" calcext:value-type="float">
            <text:p>150.92</text:p>
          </table:table-cell>
          <table:table-cell table:formula="of:=[$a10.V8]" office:value-type="float" office:value="440.1192914" calcext:value-type="float">
            <text:p>440.12</text:p>
          </table:table-cell>
          <table:table-cell table:formula="of:=[$quadro.V8]" office:value-type="float" office:value="46.2968504" calcext:value-type="float">
            <text:p>46.30</text:p>
          </table:table-cell>
          <table:table-cell table:formula="of:=[$gtx.V8]" office:value-type="float" office:value="30.7031495" calcext:value-type="float">
            <text:p>30.70</text:p>
          </table:table-cell>
          <table:table-cell table:formula="of:=IF(OR([.B8]=&quot;---&quot;;[.D8]=&quot;---&quot;);&quot;---&quot;;1-([.B8]/([.D8]+[.B8])))" office:value-type="float" office:value="0.234756048932014" calcext:value-type="float">
            <text:p>0.23</text:p>
          </table:table-cell>
          <table:table-cell table:formula="of:=IF(OR([.B8]=&quot;---&quot;;[.D8]=&quot;---&quot;);&quot;---&quot;;1-([.D8]/([.D8]+[.B8])))" office:value-type="float" office:value="0.765243951067986" calcext:value-type="float">
            <text:p>0.77</text:p>
          </table:table-cell>
          <table:table-cell table:formula="of:=IF(OR([.B8]=&quot;---&quot;;[.E8]=&quot;---&quot;);&quot;---&quot;;1-([.B8]/([.E8]+[.B8])))" office:value-type="float" office:value="0.169052614692808" calcext:value-type="float">
            <text:p>0.17</text:p>
          </table:table-cell>
          <table:table-cell table:formula="of:=IF(OR([.B8]=&quot;---&quot;;[.E8]=&quot;---&quot;);&quot;---&quot;;1-([.E8]/([.E8]+[.B8])))" office:value-type="float" office:value="0.830947385307193" calcext:value-type="float">
            <text:p>0.83</text:p>
          </table:table-cell>
          <table:table-cell table:formula="of:=IF(OR([.C8]=&quot;---&quot;;[.D8]=&quot;---&quot;);&quot;---&quot;;1-([.C8]/([.D8]+[.C8])))" office:value-type="float" office:value="0.0951795107552904" calcext:value-type="float">
            <text:p>0.10</text:p>
          </table:table-cell>
          <table:table-cell table:formula="of:=IF(OR([.C8]=&quot;---&quot;;[.D8]=&quot;---&quot;);&quot;---&quot;;1-([.D8]/([.D8]+[.C8])))" office:value-type="float" office:value="0.904820489244709" calcext:value-type="float">
            <text:p>0.90</text:p>
          </table:table-cell>
          <table:table-cell table:formula="of:=IF(OR([.C8]=&quot;---&quot;;[.E8]=&quot;---&quot;);&quot;---&quot;;1-([.C8]/([.E8]+[.C8])))" office:value-type="float" office:value="0.0652117376591257" calcext:value-type="float">
            <text:p>0.07</text:p>
          </table:table-cell>
          <table:table-cell table:formula="of:=IF(OR([.C8]=&quot;---&quot;;[.E8]=&quot;---&quot;);&quot;---&quot;;1-([.E8]/([.E8]+[.C8])))" office:value-type="float" office:value="0.934788262340874" calcext:value-type="float">
            <text:p>0.93</text:p>
          </table:table-cell>
          <table:table-cell table:formula="of:=IF(OR([.B8]=&quot;---&quot;;[.D8]=&quot;---&quot;);&quot;---&quot;;IF([.B8]&lt;[.D8]; &quot;FPGA&quot;; &quot;GPU&quot;))" office:value-type="string" office:string-value="GPU" calcext:value-type="string">
            <text:p>GPU</text:p>
          </table:table-cell>
          <table:table-cell table:formula="of:=IF(OR([.B8]=&quot;---&quot;;[.E8]=&quot;---&quot;);&quot;---&quot;;IF([.B8]&lt;[.E8]; &quot;FPGA&quot;; &quot;GPU&quot;))" office:value-type="string" office:string-value="GPU" calcext:value-type="string">
            <text:p>GPU</text:p>
          </table:table-cell>
          <table:table-cell table:formula="of:=IF(OR([.C8]=&quot;---&quot;;[.D8]=&quot;---&quot;);&quot;---&quot;;IF([.C8]&lt;[.D8]; &quot;FPGA&quot;; &quot;GPU&quot;))" office:value-type="string" office:string-value="GPU" calcext:value-type="string">
            <text:p>GPU</text:p>
          </table:table-cell>
          <table:table-cell table:formula="of:=IF(OR([.C8]=&quot;---&quot;;[.E8]=&quot;---&quot;);&quot;---&quot;;IF([.C8]&lt;[.E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9]" office:value-type="float" office:value="514.7" calcext:value-type="float">
            <text:p>514.70</text:p>
          </table:table-cell>
          <table:table-cell table:formula="of:=[$a10.V9]" office:value-type="float" office:value="633.7" calcext:value-type="float">
            <text:p>633.70</text:p>
          </table:table-cell>
          <table:table-cell table:formula="of:=[$quadro.V9]" office:value-type="float" office:value="353.4" calcext:value-type="float">
            <text:p>353.40</text:p>
          </table:table-cell>
          <table:table-cell table:formula="of:=[$gtx.V9]" office:value-type="float" office:value="86.35" calcext:value-type="float">
            <text:p>86.35</text:p>
          </table:table-cell>
          <table:table-cell table:formula="of:=IF(OR([.B9]=&quot;---&quot;;[.D9]=&quot;---&quot;);&quot;---&quot;;1-([.B9]/([.D9]+[.B9])))" office:value-type="float" office:value="0.407095956687018" calcext:value-type="float">
            <text:p>0.41</text:p>
          </table:table-cell>
          <table:table-cell table:formula="of:=IF(OR([.B9]=&quot;---&quot;;[.D9]=&quot;---&quot;);&quot;---&quot;;1-([.D9]/([.D9]+[.B9])))" office:value-type="float" office:value="0.592904043312982" calcext:value-type="float">
            <text:p>0.59</text:p>
          </table:table-cell>
          <table:table-cell table:formula="of:=IF(OR([.B9]=&quot;---&quot;;[.E9]=&quot;---&quot;);&quot;---&quot;;1-([.B9]/([.E9]+[.B9])))" office:value-type="float" office:value="0.143665252474836" calcext:value-type="float">
            <text:p>0.14</text:p>
          </table:table-cell>
          <table:table-cell table:formula="of:=IF(OR([.B9]=&quot;---&quot;;[.E9]=&quot;---&quot;);&quot;---&quot;;1-([.E9]/([.E9]+[.B9])))" office:value-type="float" office:value="0.856334747525164" calcext:value-type="float">
            <text:p>0.86</text:p>
          </table:table-cell>
          <table:table-cell table:formula="of:=IF(OR([.C9]=&quot;---&quot;;[.D9]=&quot;---&quot;);&quot;---&quot;;1-([.C9]/([.D9]+[.C9])))" office:value-type="float" office:value="0.358018437848242" calcext:value-type="float">
            <text:p>0.36</text:p>
          </table:table-cell>
          <table:table-cell table:formula="of:=IF(OR([.C9]=&quot;---&quot;;[.D9]=&quot;---&quot;);&quot;---&quot;;1-([.D9]/([.D9]+[.C9])))" office:value-type="float" office:value="0.641981562151758" calcext:value-type="float">
            <text:p>0.64</text:p>
          </table:table-cell>
          <table:table-cell table:formula="of:=IF(OR([.C9]=&quot;---&quot;;[.E9]=&quot;---&quot;);&quot;---&quot;;1-([.C9]/([.E9]+[.C9])))" office:value-type="float" office:value="0.119922227623082" calcext:value-type="float">
            <text:p>0.12</text:p>
          </table:table-cell>
          <table:table-cell table:formula="of:=IF(OR([.C9]=&quot;---&quot;;[.E9]=&quot;---&quot;);&quot;---&quot;;1-([.E9]/([.E9]+[.C9])))" office:value-type="float" office:value="0.880077772376918" calcext:value-type="float">
            <text:p>0.88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10]" office:value-type="float" office:value="21891.26666675" calcext:value-type="float">
            <text:p>21891.27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1052.73333335" calcext:value-type="float">
            <text:p>1052.73</text:p>
          </table:table-cell>
          <table:table-cell table:formula="of:=[$gtx.V10]" office:value-type="float" office:value="185.31666665" calcext:value-type="float">
            <text:p>185.32</text:p>
          </table:table-cell>
          <table:table-cell table:formula="of:=IF(OR([.B10]=&quot;---&quot;;[.D10]=&quot;---&quot;);&quot;---&quot;;1-([.B10]/([.D10]+[.B10])))" office:value-type="float" office:value="0.0458827289637993" calcext:value-type="float">
            <text:p>0.05</text:p>
          </table:table-cell>
          <table:table-cell table:formula="of:=IF(OR([.B10]=&quot;---&quot;;[.D10]=&quot;---&quot;);&quot;---&quot;;1-([.D10]/([.D10]+[.B10])))" office:value-type="float" office:value="0.954117271036201" calcext:value-type="float">
            <text:p>0.95</text:p>
          </table:table-cell>
          <table:table-cell table:formula="of:=IF(OR([.B10]=&quot;---&quot;;[.E10]=&quot;---&quot;);&quot;---&quot;;1-([.B10]/([.E10]+[.B10])))" office:value-type="float" office:value="0.00839426390630071" calcext:value-type="float">
            <text:p>0.01</text:p>
          </table:table-cell>
          <table:table-cell table:formula="of:=IF(OR([.B10]=&quot;---&quot;;[.E10]=&quot;---&quot;);&quot;---&quot;;1-([.E10]/([.E10]+[.B10])))" office:value-type="float" office:value="0.991605736093699" calcext:value-type="float">
            <text:p>0.99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11]" office:value-type="float" office:value="387.425" calcext:value-type="float">
            <text:p>387.43</text:p>
          </table:table-cell>
          <table:table-cell table:formula="of:=[$a10.V11]" office:value-type="float" office:value="218.725" calcext:value-type="float">
            <text:p>218.73</text:p>
          </table:table-cell>
          <table:table-cell table:formula="of:=[$quadro.V11]" office:value-type="string" office:string-value="---" calcext:value-type="string">
            <text:p>---</text:p>
          </table:table-cell>
          <table:table-cell table:formula="of:=[$gtx.V11]" office:value-type="string" office:string-value="---" calcext:value-type="string">
            <text:p>---</text:p>
          </table:table-cell>
          <table:table-cell table:formula="of:=IF(OR([.B11]=&quot;---&quot;;[.D11]=&quot;---&quot;);&quot;---&quot;;1-([.B11]/([.D11]+[.B11])))" office:value-type="string" office:string-value="---" calcext:value-type="string">
            <text:p>---</text:p>
          </table:table-cell>
          <table:table-cell table:formula="of:=IF(OR([.B11]=&quot;---&quot;;[.D11]=&quot;---&quot;);&quot;---&quot;;1-([.D11]/([.D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B11]/([.E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E11]/([.E11]+[.B11])))" office:value-type="string" office:string-value="---" calcext:value-type="string">
            <text:p>---</text:p>
          </table:table-cell>
          <table:table-cell table:formula="of:=IF(OR([.C11]=&quot;---&quot;;[.D11]=&quot;---&quot;);&quot;---&quot;;1-([.C11]/([.D11]+[.C11])))" office:value-type="string" office:string-value="---" calcext:value-type="string">
            <text:p>---</text:p>
          </table:table-cell>
          <table:table-cell table:formula="of:=IF(OR([.C11]=&quot;---&quot;;[.D11]=&quot;---&quot;);&quot;---&quot;;1-([.D11]/([.D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C11]/([.E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E11]/([.E11]+[.C11])))" office:value-type="string" office:string-value="---" calcext:value-type="string">
            <text:p>---</text:p>
          </table:table-cell>
          <table:table-cell table:formula="of:=IF(OR([.B11]=&quot;---&quot;;[.D11]=&quot;---&quot;);&quot;---&quot;;IF([.B11]&lt;[.D11]; &quot;FPGA&quot;; &quot;GPU&quot;))" office:value-type="string" office:string-value="---" calcext:value-type="string">
            <text:p>---</text:p>
          </table:table-cell>
          <table:table-cell table:formula="of:=IF(OR([.B11]=&quot;---&quot;;[.E11]=&quot;---&quot;);&quot;---&quot;;IF([.B11]&lt;[.E11]; &quot;FPGA&quot;; &quot;GPU&quot;))" office:value-type="string" office:string-value="---" calcext:value-type="string">
            <text:p>---</text:p>
          </table:table-cell>
          <table:table-cell table:formula="of:=IF(OR([.C11]=&quot;---&quot;;[.D11]=&quot;---&quot;);&quot;---&quot;;IF([.C11]&lt;[.D11]; &quot;FPGA&quot;; &quot;GPU&quot;))" office:value-type="string" office:string-value="---" calcext:value-type="string">
            <text:p>---</text:p>
          </table:table-cell>
          <table:table-cell table:formula="of:=IF(OR([.C11]=&quot;---&quot;;[.E11]=&quot;---&quot;);&quot;---&quot;;IF([.C11]&lt;[.E1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12]" office:value-type="float" office:value="1464.215" calcext:value-type="float">
            <text:p>1464.22</text:p>
          </table:table-cell>
          <table:table-cell table:formula="of:=[$a10.V12]" office:value-type="float" office:value="6939.285" calcext:value-type="float">
            <text:p>6939.29</text:p>
          </table:table-cell>
          <table:table-cell table:formula="of:=[$quadro.V12]" office:value-type="float" office:value="318.275" calcext:value-type="float">
            <text:p>318.28</text:p>
          </table:table-cell>
          <table:table-cell table:formula="of:=[$gtx.V12]" office:value-type="float" office:value="77.39" calcext:value-type="float">
            <text:p>77.39</text:p>
          </table:table-cell>
          <table:table-cell table:formula="of:=IF(OR([.B12]=&quot;---&quot;;[.D12]=&quot;---&quot;);&quot;---&quot;;1-([.B12]/([.D12]+[.B12])))" office:value-type="float" office:value="0.178556401438437" calcext:value-type="float">
            <text:p>0.18</text:p>
          </table:table-cell>
          <table:table-cell table:formula="of:=IF(OR([.B12]=&quot;---&quot;;[.D12]=&quot;---&quot;);&quot;---&quot;;1-([.D12]/([.D12]+[.B12])))" office:value-type="float" office:value="0.821443598561563" calcext:value-type="float">
            <text:p>0.82</text:p>
          </table:table-cell>
          <table:table-cell table:formula="of:=IF(OR([.B12]=&quot;---&quot;;[.E12]=&quot;---&quot;);&quot;---&quot;;1-([.B12]/([.E12]+[.B12])))" office:value-type="float" office:value="0.0502009269559972" calcext:value-type="float">
            <text:p>0.05</text:p>
          </table:table-cell>
          <table:table-cell table:formula="of:=IF(OR([.B12]=&quot;---&quot;;[.E12]=&quot;---&quot;);&quot;---&quot;;1-([.E12]/([.E12]+[.B12])))" office:value-type="float" office:value="0.949799073044003" calcext:value-type="float">
            <text:p>0.95</text:p>
          </table:table-cell>
          <table:table-cell table:formula="of:=IF(OR([.C12]=&quot;---&quot;;[.D12]=&quot;---&quot;);&quot;---&quot;;1-([.C12]/([.D12]+[.C12])))" office:value-type="float" office:value="0.0438542705812972" calcext:value-type="float">
            <text:p>0.04</text:p>
          </table:table-cell>
          <table:table-cell table:formula="of:=IF(OR([.C12]=&quot;---&quot;;[.D12]=&quot;---&quot;);&quot;---&quot;;1-([.D12]/([.D12]+[.C12])))" office:value-type="float" office:value="0.956145729418703" calcext:value-type="float">
            <text:p>0.96</text:p>
          </table:table-cell>
          <table:table-cell table:formula="of:=IF(OR([.C12]=&quot;---&quot;;[.E12]=&quot;---&quot;);&quot;---&quot;;1-([.C12]/([.E12]+[.C12])))" office:value-type="float" office:value="0.0110294405826122" calcext:value-type="float">
            <text:p>0.01</text:p>
          </table:table-cell>
          <table:table-cell table:formula="of:=IF(OR([.C12]=&quot;---&quot;;[.E12]=&quot;---&quot;);&quot;---&quot;;1-([.E12]/([.E12]+[.C12])))" office:value-type="float" office:value="0.988970559417388" calcext:value-type="float">
            <text:p>0.99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GPU" calcext:value-type="string">
            <text:p>GPU</text:p>
          </table:table-cell>
          <table:table-cell table:formula="of:=IF(OR([.C12]=&quot;---&quot;;[.E12]=&quot;---&quot;);&quot;---&quot;;IF([.C12]&lt;[.E1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3]" office:value-type="float" office:value="911.25" calcext:value-type="float">
            <text:p>911.25</text:p>
          </table:table-cell>
          <table:table-cell table:formula="of:=[$a10.V13]" office:value-type="float" office:value="1030.55" calcext:value-type="float">
            <text:p>1030.55</text:p>
          </table:table-cell>
          <table:table-cell table:formula="of:=[$quadro.V13]" office:value-type="float" office:value="56.3" calcext:value-type="float">
            <text:p>56.30</text:p>
          </table:table-cell>
          <table:table-cell table:formula="of:=[$gtx.V13]" office:value-type="float" office:value="54.5" calcext:value-type="float">
            <text:p>54.50</text:p>
          </table:table-cell>
          <table:table-cell table:formula="of:=IF(OR([.B13]=&quot;---&quot;;[.D13]=&quot;---&quot;);&quot;---&quot;;1-([.B13]/([.D13]+[.B13])))" office:value-type="float" office:value="0.0581882073277866" calcext:value-type="float">
            <text:p>0.06</text:p>
          </table:table-cell>
          <table:table-cell table:formula="of:=IF(OR([.B13]=&quot;---&quot;;[.D13]=&quot;---&quot;);&quot;---&quot;;1-([.D13]/([.D13]+[.B13])))" office:value-type="float" office:value="0.941811792672213" calcext:value-type="float">
            <text:p>0.94</text:p>
          </table:table-cell>
          <table:table-cell table:formula="of:=IF(OR([.B13]=&quot;---&quot;;[.E13]=&quot;---&quot;);&quot;---&quot;;1-([.B13]/([.E13]+[.B13])))" office:value-type="float" office:value="0.0564328242298732" calcext:value-type="float">
            <text:p>0.06</text:p>
          </table:table-cell>
          <table:table-cell table:formula="of:=IF(OR([.B13]=&quot;---&quot;;[.E13]=&quot;---&quot;);&quot;---&quot;;1-([.E13]/([.E13]+[.B13])))" office:value-type="float" office:value="0.943567175770127" calcext:value-type="float">
            <text:p>0.94</text:p>
          </table:table-cell>
          <table:table-cell table:formula="of:=IF(OR([.C13]=&quot;---&quot;;[.D13]=&quot;---&quot;);&quot;---&quot;;1-([.C13]/([.D13]+[.C13])))" office:value-type="float" office:value="0.0518010765054975" calcext:value-type="float">
            <text:p>0.05</text:p>
          </table:table-cell>
          <table:table-cell table:formula="of:=IF(OR([.C13]=&quot;---&quot;;[.D13]=&quot;---&quot;);&quot;---&quot;;1-([.D13]/([.D13]+[.C13])))" office:value-type="float" office:value="0.948198923494502" calcext:value-type="float">
            <text:p>0.95</text:p>
          </table:table-cell>
          <table:table-cell table:formula="of:=IF(OR([.C13]=&quot;---&quot;;[.E13]=&quot;---&quot;);&quot;---&quot;;1-([.C13]/([.E13]+[.C13])))" office:value-type="float" office:value="0.0502281000875535" calcext:value-type="float">
            <text:p>0.05</text:p>
          </table:table-cell>
          <table:table-cell table:formula="of:=IF(OR([.C13]=&quot;---&quot;;[.E13]=&quot;---&quot;);&quot;---&quot;;1-([.E13]/([.E13]+[.C13])))" office:value-type="float" office:value="0.949771899912446" calcext:value-type="float">
            <text:p>0.95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GPU" calcext:value-type="string">
            <text:p>GPU</text:p>
          </table:table-cell>
          <table:table-cell table:formula="of:=IF(OR([.C13]=&quot;---&quot;;[.E13]=&quot;---&quot;);&quot;---&quot;;IF([.C13]&lt;[.E1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4]" office:value-type="float" office:value="1672.25" calcext:value-type="float">
            <text:p>1672.25</text:p>
          </table:table-cell>
          <table:table-cell table:formula="of:=[$a10.V14]" office:value-type="float" office:value="3465.75" calcext:value-type="float">
            <text:p>3465.75</text:p>
          </table:table-cell>
          <table:table-cell table:formula="of:=[$quadro.V14]" office:value-type="float" office:value="113.1" calcext:value-type="float">
            <text:p>113.10</text:p>
          </table:table-cell>
          <table:table-cell table:formula="of:=[$gtx.V14]" office:value-type="float" office:value="59" calcext:value-type="float">
            <text:p>59.00</text:p>
          </table:table-cell>
          <table:table-cell table:formula="of:=IF(OR([.B14]=&quot;---&quot;;[.D14]=&quot;---&quot;);&quot;---&quot;;1-([.B14]/([.D14]+[.B14])))" office:value-type="float" office:value="0.0633489231803287" calcext:value-type="float">
            <text:p>0.06</text:p>
          </table:table-cell>
          <table:table-cell table:formula="of:=IF(OR([.B14]=&quot;---&quot;;[.D14]=&quot;---&quot;);&quot;---&quot;;1-([.D14]/([.D14]+[.B14])))" office:value-type="float" office:value="0.936651076819671" calcext:value-type="float">
            <text:p>0.94</text:p>
          </table:table-cell>
          <table:table-cell table:formula="of:=IF(OR([.B14]=&quot;---&quot;;[.E14]=&quot;---&quot;);&quot;---&quot;;1-([.B14]/([.E14]+[.B14])))" office:value-type="float" office:value="0.0340794223826715" calcext:value-type="float">
            <text:p>0.03</text:p>
          </table:table-cell>
          <table:table-cell table:formula="of:=IF(OR([.B14]=&quot;---&quot;;[.E14]=&quot;---&quot;);&quot;---&quot;;1-([.E14]/([.E14]+[.B14])))" office:value-type="float" office:value="0.965920577617328" calcext:value-type="float">
            <text:p>0.97</text:p>
          </table:table-cell>
          <table:table-cell table:formula="of:=IF(OR([.C14]=&quot;---&quot;;[.D14]=&quot;---&quot;);&quot;---&quot;;1-([.C14]/([.D14]+[.C14])))" office:value-type="float" office:value="0.031602330357517" calcext:value-type="float">
            <text:p>0.03</text:p>
          </table:table-cell>
          <table:table-cell table:formula="of:=IF(OR([.C14]=&quot;---&quot;;[.D14]=&quot;---&quot;);&quot;---&quot;;1-([.D14]/([.D14]+[.C14])))" office:value-type="float" office:value="0.968397669642483" calcext:value-type="float">
            <text:p>0.97</text:p>
          </table:table-cell>
          <table:table-cell table:formula="of:=IF(OR([.C14]=&quot;---&quot;;[.E14]=&quot;---&quot;);&quot;---&quot;;1-([.C14]/([.E14]+[.C14])))" office:value-type="float" office:value="0.0167387757997021" calcext:value-type="float">
            <text:p>0.02</text:p>
          </table:table-cell>
          <table:table-cell table:formula="of:=IF(OR([.C14]=&quot;---&quot;;[.E14]=&quot;---&quot;);&quot;---&quot;;1-([.E14]/([.E14]+[.C14])))" office:value-type="float" office:value="0.983261224200298" calcext:value-type="float">
            <text:p>0.98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GPU" calcext:value-type="string">
            <text:p>GPU</text:p>
          </table:table-cell>
          <table:table-cell table:formula="of:=IF(OR([.C14]=&quot;---&quot;;[.E14]=&quot;---&quot;);&quot;---&quot;;IF([.C14]&lt;[.E1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5]" office:value-type="string" office:string-value="---" calcext:value-type="string">
            <text:p>---</text:p>
          </table:table-cell>
          <table:table-cell table:formula="of:=[$a10.V15]" office:value-type="float" office:value="1793.15" calcext:value-type="float">
            <text:p>1793.15</text:p>
          </table:table-cell>
          <table:table-cell table:formula="of:=[$quadro.V15]" office:value-type="float" office:value="452.75" calcext:value-type="float">
            <text:p>452.75</text:p>
          </table:table-cell>
          <table:table-cell table:formula="of:=[$gtx.V15]" office:value-type="float" office:value="106.9" calcext:value-type="float">
            <text:p>106.90</text:p>
          </table:table-cell>
          <table:table-cell table:formula="of:=IF(OR([.B15]=&quot;---&quot;;[.D15]=&quot;---&quot;);&quot;---&quot;;1-([.B15]/([.D15]+[.B15])))" office:value-type="string" office:string-value="---" calcext:value-type="string">
            <text:p>---</text:p>
          </table:table-cell>
          <table:table-cell table:formula="of:=IF(OR([.B15]=&quot;---&quot;;[.D15]=&quot;---&quot;);&quot;---&quot;;1-([.D15]/([.D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B15]/([.E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E15]/([.E15]+[.B15])))" office:value-type="string" office:string-value="---" calcext:value-type="string">
            <text:p>---</text:p>
          </table:table-cell>
          <table:table-cell table:formula="of:=IF(OR([.C15]=&quot;---&quot;;[.D15]=&quot;---&quot;);&quot;---&quot;;1-([.C15]/([.D15]+[.C15])))" office:value-type="float" office:value="0.201589563204061" calcext:value-type="float">
            <text:p>0.20</text:p>
          </table:table-cell>
          <table:table-cell table:formula="of:=IF(OR([.C15]=&quot;---&quot;;[.D15]=&quot;---&quot;);&quot;---&quot;;1-([.D15]/([.D15]+[.C15])))" office:value-type="float" office:value="0.798410436795939" calcext:value-type="float">
            <text:p>0.80</text:p>
          </table:table-cell>
          <table:table-cell table:formula="of:=IF(OR([.C15]=&quot;---&quot;;[.E15]=&quot;---&quot;);&quot;---&quot;;1-([.C15]/([.E15]+[.C15])))" office:value-type="float" office:value="0.056261677324281" calcext:value-type="float">
            <text:p>0.06</text:p>
          </table:table-cell>
          <table:table-cell table:formula="of:=IF(OR([.C15]=&quot;---&quot;;[.E15]=&quot;---&quot;);&quot;---&quot;;1-([.E15]/([.E15]+[.C15])))" office:value-type="float" office:value="0.943738322675719" calcext:value-type="float">
            <text:p>0.94</text:p>
          </table:table-cell>
          <table:table-cell table:formula="of:=IF(OR([.B15]=&quot;---&quot;;[.D15]=&quot;---&quot;);&quot;---&quot;;IF([.B15]&lt;[.D15]; &quot;FPGA&quot;; &quot;GPU&quot;))" office:value-type="string" office:string-value="---" calcext:value-type="string">
            <text:p>---</text:p>
          </table:table-cell>
          <table:table-cell table:formula="of:=IF(OR([.B15]=&quot;---&quot;;[.E15]=&quot;---&quot;);&quot;---&quot;;IF([.B15]&lt;[.E15]; &quot;FPGA&quot;; &quot;GPU&quot;))" office:value-type="string" office:string-value="---" calcext:value-type="string">
            <text:p>---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16" table:number-columns-repeated="4"/>
          <table:table-cell table:formula="of:=AVERAGE([.F2:.F15])" office:value-type="float" office:value="0.177381729938808" calcext:value-type="float">
            <text:p>0.18</text:p>
          </table:table-cell>
          <table:table-cell table:formula="of:=AVERAGE([.G2:.G15])" office:value-type="float" office:value="0.822618270061192" calcext:value-type="float">
            <text:p>0.82</text:p>
          </table:table-cell>
          <table:table-cell table:formula="of:=AVERAGE([.H2:.H15])" office:value-type="float" office:value="0.0840869903587656" calcext:value-type="float">
            <text:p>0.08</text:p>
          </table:table-cell>
          <table:table-cell table:formula="of:=AVERAGE([.I2:.I15])" office:value-type="float" office:value="0.915913009641235" calcext:value-type="float">
            <text:p>0.92</text:p>
          </table:table-cell>
          <table:table-cell table:formula="of:=AVERAGE([.J2:.J15])" office:value-type="float" office:value="0.14636207329753" calcext:value-type="float">
            <text:p>0.15</text:p>
          </table:table-cell>
          <table:table-cell table:formula="of:=AVERAGE([.K2:.K15])" office:value-type="float" office:value="0.85363792670247" calcext:value-type="float">
            <text:p>0.85</text:p>
          </table:table-cell>
          <table:table-cell table:formula="of:=AVERAGE([.L2:.L15])" office:value-type="float" office:value="0.0622966371840089" calcext:value-type="float">
            <text:p>0.06</text:p>
          </table:table-cell>
          <table:table-cell table:formula="of:=AVERAGE([.M2:.M15])" office:value-type="float" office:value="0.937703362815991" calcext:value-type="float">
            <text:p>0.94</text:p>
          </table:table-cell>
          <table:table-cell table:style-name="ce16" table:number-columns-repeated="4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15];&quot;FPGA&quot;)" office:value-type="float" office:value="0" calcext:value-type="float">
            <text:p>0</text:p>
          </table:table-cell>
          <table:table-cell table:style-name="ce18" table:formula="of:=COUNTIF([.O2:.O15];&quot;FPGA&quot;)" office:value-type="float" office:value="0" calcext:value-type="float">
            <text:p>0</text:p>
          </table:table-cell>
          <table:table-cell table:style-name="ce18" table:formula="of:=COUNTIF([.P2:.P15];&quot;FPGA&quot;)" office:value-type="float" office:value="0" calcext:value-type="float">
            <text:p>0</text:p>
          </table:table-cell>
          <table:table-cell table:style-name="ce18" table:formula="of:=COUNTIF([.Q2:.Q15];&quot;FPGA&quot;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15];&quot;GPU&quot;)" office:value-type="float" office:value="12" calcext:value-type="float">
            <text:p>12</text:p>
          </table:table-cell>
          <table:table-cell table:style-name="ce18" table:formula="of:=COUNTIF([.O2:.O15];&quot;GPU&quot;)" office:value-type="float" office:value="12" calcext:value-type="float">
            <text:p>12</text:p>
          </table:table-cell>
          <table:table-cell table:style-name="ce18" table:formula="of:=COUNTIF([.P2:.P15];&quot;GPU&quot;)" office:value-type="float" office:value="12" calcext:value-type="float">
            <text:p>12</text:p>
          </table:table-cell>
          <table:table-cell table:style-name="ce18" table:formula="of:=COUNTIF([.Q2:.Q15];&quot;GPU&quot;)" office:value-type="float" office:value="12" calcext:value-type="float">
            <text:p>12</text:p>
          </table:table-cell>
        </table:table-row>
      </table:table>
      <table:table table:name="power comparison" table:style-name="ta1">
        <table:table-column table:style-name="co1" table:default-cell-style-name="ce8"/>
        <table:table-column table:style-name="co3" table:number-columns-repeated="12" table:default-cell-style-name="ce9"/>
        <table:table-column table:style-name="co3" table:default-cell-style-name="ce17"/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Kernel</text:p>
          </table:table-cell>
          <table:table-cell table:style-name="ce7" office:value-type="string" calcext:value-type="string">
            <text:p>sv</text:p>
          </table:table-cell>
          <table:table-cell table:style-name="ce7" office:value-type="string" calcext:value-type="string">
            <text:p>a10</text:p>
          </table:table-cell>
          <table:table-cell table:style-name="ce7" office:value-type="string" calcext:value-type="string">
            <text:p>quadro</text:p>
          </table:table-cell>
          <table:table-cell table:style-name="ce7" office:value-type="string" calcext:value-type="string">
            <text:p>gtx</text:p>
          </table:table-cell>
          <table:table-cell table:style-name="ce7" office:value-type="string" calcext:value-type="string">
            <text:p>s_svq_sv</text:p>
          </table:table-cell>
          <table:table-cell table:style-name="ce7" office:value-type="string" calcext:value-type="string">
            <text:p>s_svq_q</text:p>
          </table:table-cell>
          <table:table-cell table:style-name="ce7" office:value-type="string" calcext:value-type="string">
            <text:p>s_svg_sv</text:p>
          </table:table-cell>
          <table:table-cell table:style-name="ce7" office:value-type="string" calcext:value-type="string">
            <text:p>s_svg_g</text:p>
          </table:table-cell>
          <table:table-cell table:style-name="ce7" office:value-type="string" calcext:value-type="string">
            <text:p>s_a10q_a10</text:p>
          </table:table-cell>
          <table:table-cell table:style-name="ce7" office:value-type="string" calcext:value-type="string">
            <text:p>s_a10q_q</text:p>
          </table:table-cell>
          <table:table-cell table:style-name="ce7" office:value-type="string" calcext:value-type="string">
            <text:p>s_a10g_a10</text:p>
          </table:table-cell>
          <table:table-cell table:style-name="ce7" office:value-type="string" calcext:value-type="string">
            <text:p>s_a10g_g</text:p>
          </table:table-cell>
          <table:table-cell table:style-name="ce7" office:value-type="string" calcext:value-type="string">
            <text:p>Class sv/q</text:p>
          </table:table-cell>
          <table:table-cell table:style-name="ce7" office:value-type="string" calcext:value-type="string">
            <text:p>Class sv/g</text:p>
          </table:table-cell>
          <table:table-cell table:style-name="ce7" office:value-type="string" calcext:value-type="string">
            <text:p>Class a10/q</text:p>
          </table:table-cell>
          <table:table-cell table:style-name="ce7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1</text:p>
          </table:table-cell>
          <table:table-cell table:formula="of:=IF([$sv.V2]=&quot;---&quot;;&quot;---&quot;;[$sv.V2]*[.$V12])" office:value-type="float" office:value="21272.5" calcext:value-type="float">
            <text:p>21272.50</text:p>
          </table:table-cell>
          <table:table-cell table:formula="of:=IF([$a10.V2]=&quot;---&quot;;&quot;---&quot;;[$a10.V2]*[.$V13])" office:value-type="float" office:value="18672" calcext:value-type="float">
            <text:p>18672.00</text:p>
          </table:table-cell>
          <table:table-cell table:formula="of:=IF([$quadro.V2]=&quot;---&quot;;&quot;---&quot;;[$quadro.V2]*[.$V14])" office:value-type="float" office:value="21141.65" calcext:value-type="float">
            <text:p>21141.65</text:p>
          </table:table-cell>
          <table:table-cell table:formula="of:=IF([$gtx.V2]=&quot;---&quot;;&quot;---&quot;;[$gtx.V2]*[.$V15])" office:value-type="float" office:value="23067" calcext:value-type="float">
            <text:p>23067.00</text:p>
          </table:table-cell>
          <table:table-cell table:formula="of:=IF(OR([.B2]=&quot;---&quot;;[.D2]=&quot;---&quot;);&quot;---&quot;;1-([.B2]/([.D2]+[.B2])))" office:value-type="float" office:value="0.4984574723294" calcext:value-type="float">
            <text:p>0.50</text:p>
          </table:table-cell>
          <table:table-cell table:formula="of:=IF(OR([.B2]=&quot;---&quot;;[.D2]=&quot;---&quot;);&quot;---&quot;;1-([.D2]/([.D2]+[.B2])))" office:value-type="float" office:value="0.5015425276706" calcext:value-type="float">
            <text:p>0.50</text:p>
          </table:table-cell>
          <table:table-cell table:formula="of:=IF(OR([.B2]=&quot;---&quot;;[.E2]=&quot;---&quot;);&quot;---&quot;;1-([.B2]/([.E2]+[.B2])))" office:value-type="float" office:value="0.520235907035488" calcext:value-type="float">
            <text:p>0.52</text:p>
          </table:table-cell>
          <table:table-cell table:formula="of:=IF(OR([.B2]=&quot;---&quot;;[.E2]=&quot;---&quot;);&quot;---&quot;;1-([.E2]/([.E2]+[.B2])))" office:value-type="float" office:value="0.479764092964513" calcext:value-type="float">
            <text:p>0.48</text:p>
          </table:table-cell>
          <table:table-cell table:formula="of:=IF(OR([.C2]=&quot;---&quot;;[.D2]=&quot;---&quot;);&quot;---&quot;;1-([.C2]/([.D2]+[.C2])))" office:value-type="float" office:value="0.531015116674809" calcext:value-type="float">
            <text:p>0.53</text:p>
          </table:table-cell>
          <table:table-cell table:formula="of:=IF(OR([.C2]=&quot;---&quot;;[.D2]=&quot;---&quot;);&quot;---&quot;;1-([.D2]/([.D2]+[.C2])))" office:value-type="float" office:value="0.468984883325191" calcext:value-type="float">
            <text:p>0.47</text:p>
          </table:table-cell>
          <table:table-cell table:formula="of:=IF(OR([.C2]=&quot;---&quot;;[.E2]=&quot;---&quot;);&quot;---&quot;;1-([.C2]/([.E2]+[.C2])))" office:value-type="float" office:value="0.552648602026881" calcext:value-type="float">
            <text:p>0.55</text:p>
          </table:table-cell>
          <table:table-cell table:formula="of:=IF(OR([.C2]=&quot;---&quot;;[.E2]=&quot;---&quot;);&quot;---&quot;;1-([.E2]/([.E2]+[.C2])))" office:value-type="float" office:value="0.447351397973119" calcext:value-type="float">
            <text:p>0.45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FPGA" calcext:value-type="string">
            <text:p>FPGA</text:p>
          </table:table-cell>
          <table:table-cell table:formula="of:=IF(OR([.C2]=&quot;---&quot;;[.D2]=&quot;---&quot;);&quot;---&quot;;IF([.C2]&lt;[.D2]; &quot;FPGA&quot;; &quot;GPU&quot;))" office:value-type="string" office:string-value="FPGA" calcext:value-type="string">
            <text:p>FPGA</text:p>
          </table:table-cell>
          <table:table-cell table:formula="of:=IF(OR([.C2]=&quot;---&quot;;[.E2]=&quot;---&quot;);&quot;---&quot;;IF([.C2]&lt;[.E2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2</text:p>
          </table:table-cell>
          <table:table-cell table:formula="of:=IF([$sv.V3]=&quot;---&quot;;&quot;---&quot;;[$sv.V3]*[.$V12])" office:value-type="float" office:value="14613.75" calcext:value-type="float">
            <text:p>14613.75</text:p>
          </table:table-cell>
          <table:table-cell table:formula="of:=IF([$a10.V3]=&quot;---&quot;;&quot;---&quot;;[$a10.V3]*[.$V13])" office:value-type="float" office:value="24417" calcext:value-type="float">
            <text:p>24417.00</text:p>
          </table:table-cell>
          <table:table-cell table:formula="of:=IF([$quadro.V3]=&quot;---&quot;;&quot;---&quot;;[$quadro.V3]*[.$V14])" office:value-type="float" office:value="16914.55" calcext:value-type="float">
            <text:p>16914.55</text:p>
          </table:table-cell>
          <table:table-cell table:formula="of:=IF([$gtx.V3]=&quot;---&quot;;&quot;---&quot;;[$gtx.V3]*[.$V15])" office:value-type="float" office:value="16640.25" calcext:value-type="float">
            <text:p>16640.25</text:p>
          </table:table-cell>
          <table:table-cell table:formula="of:=IF(OR([.B3]=&quot;---&quot;;[.D3]=&quot;---&quot;);&quot;---&quot;;1-([.B3]/([.D3]+[.B3])))" office:value-type="float" office:value="0.536487853769471" calcext:value-type="float">
            <text:p>0.54</text:p>
          </table:table-cell>
          <table:table-cell table:formula="of:=IF(OR([.B3]=&quot;---&quot;;[.D3]=&quot;---&quot;);&quot;---&quot;;1-([.D3]/([.D3]+[.B3])))" office:value-type="float" office:value="0.463512146230529" calcext:value-type="float">
            <text:p>0.46</text:p>
          </table:table-cell>
          <table:table-cell table:formula="of:=IF(OR([.B3]=&quot;---&quot;;[.E3]=&quot;---&quot;);&quot;---&quot;;1-([.B3]/([.E3]+[.B3])))" office:value-type="float" office:value="0.532419850259167" calcext:value-type="float">
            <text:p>0.53</text:p>
          </table:table-cell>
          <table:table-cell table:formula="of:=IF(OR([.B3]=&quot;---&quot;;[.E3]=&quot;---&quot;);&quot;---&quot;;1-([.E3]/([.E3]+[.B3])))" office:value-type="float" office:value="0.467580149740833" calcext:value-type="float">
            <text:p>0.47</text:p>
          </table:table-cell>
          <table:table-cell table:formula="of:=IF(OR([.C3]=&quot;---&quot;;[.D3]=&quot;---&quot;);&quot;---&quot;;1-([.C3]/([.D3]+[.C3])))" office:value-type="float" office:value="0.409240640624414" calcext:value-type="float">
            <text:p>0.41</text:p>
          </table:table-cell>
          <table:table-cell table:formula="of:=IF(OR([.C3]=&quot;---&quot;;[.D3]=&quot;---&quot;);&quot;---&quot;;1-([.D3]/([.D3]+[.C3])))" office:value-type="float" office:value="0.590759359375586" calcext:value-type="float">
            <text:p>0.59</text:p>
          </table:table-cell>
          <table:table-cell table:formula="of:=IF(OR([.C3]=&quot;---&quot;;[.E3]=&quot;---&quot;);&quot;---&quot;;1-([.C3]/([.E3]+[.C3])))" office:value-type="float" office:value="0.405293827521327" calcext:value-type="float">
            <text:p>0.41</text:p>
          </table:table-cell>
          <table:table-cell table:formula="of:=IF(OR([.C3]=&quot;---&quot;;[.E3]=&quot;---&quot;);&quot;---&quot;;1-([.E3]/([.E3]+[.C3])))" office:value-type="float" office:value="0.594706172478673" calcext:value-type="float">
            <text:p>0.59</text:p>
          </table:table-cell>
          <table:table-cell table:formula="of:=IF(OR([.B3]=&quot;---&quot;;[.D3]=&quot;---&quot;);&quot;---&quot;;IF([.B3]&lt;[.D3]; &quot;FPGA&quot;; &quot;GPU&quot;))" office:value-type="string" office:string-value="FPGA" calcext:value-type="string">
            <text:p>FPGA</text:p>
          </table:table-cell>
          <table:table-cell table:formula="of:=IF(OR([.B3]=&quot;---&quot;;[.E3]=&quot;---&quot;);&quot;---&quot;;IF([.B3]&lt;[.E3]; &quot;FPGA&quot;; &quot;GPU&quot;))" office:value-type="string" office:string-value="FPGA" calcext:value-type="string">
            <text:p>FPGA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1</text:p>
          </table:table-cell>
          <table:table-cell table:formula="of:=IF([$sv.V4]=&quot;---&quot;;&quot;---&quot;;[$sv.V4]*[.$V12])" office:value-type="float" office:value="42865" calcext:value-type="float">
            <text:p>42865.00</text:p>
          </table:table-cell>
          <table:table-cell table:formula="of:=IF([$a10.V4]=&quot;---&quot;;&quot;---&quot;;[$a10.V4]*[.$V13])" office:value-type="float" office:value="68524.5" calcext:value-type="float">
            <text:p>68524.50</text:p>
          </table:table-cell>
          <table:table-cell table:formula="of:=IF([$quadro.V4]=&quot;---&quot;;&quot;---&quot;;[$quadro.V4]*[.$V14])" office:value-type="float" office:value="2088.95" calcext:value-type="float">
            <text:p>2088.95</text:p>
          </table:table-cell>
          <table:table-cell table:formula="of:=IF([$gtx.V4]=&quot;---&quot;;&quot;---&quot;;[$gtx.V4]*[.$V15])" office:value-type="float" office:value="5816.25" calcext:value-type="float">
            <text:p>5816.25</text:p>
          </table:table-cell>
          <table:table-cell table:formula="of:=IF(OR([.B4]=&quot;---&quot;;[.D4]=&quot;---&quot;);&quot;---&quot;;1-([.B4]/([.D4]+[.B4])))" office:value-type="float" office:value="0.0464686640439828" calcext:value-type="float">
            <text:p>0.05</text:p>
          </table:table-cell>
          <table:table-cell table:formula="of:=IF(OR([.B4]=&quot;---&quot;;[.D4]=&quot;---&quot;);&quot;---&quot;;1-([.D4]/([.D4]+[.B4])))" office:value-type="float" office:value="0.953531335956017" calcext:value-type="float">
            <text:p>0.95</text:p>
          </table:table-cell>
          <table:table-cell table:formula="of:=IF(OR([.B4]=&quot;---&quot;;[.E4]=&quot;---&quot;);&quot;---&quot;;1-([.B4]/([.E4]+[.B4])))" office:value-type="float" office:value="0.119476184362563" calcext:value-type="float">
            <text:p>0.12</text:p>
          </table:table-cell>
          <table:table-cell table:formula="of:=IF(OR([.B4]=&quot;---&quot;;[.E4]=&quot;---&quot;);&quot;---&quot;;1-([.E4]/([.E4]+[.B4])))" office:value-type="float" office:value="0.880523815637437" calcext:value-type="float">
            <text:p>0.88</text:p>
          </table:table-cell>
          <table:table-cell table:formula="of:=IF(OR([.C4]=&quot;---&quot;;[.D4]=&quot;---&quot;);&quot;---&quot;;1-([.C4]/([.D4]+[.C4])))" office:value-type="float" office:value="0.0295828910781161" calcext:value-type="float">
            <text:p>0.03</text:p>
          </table:table-cell>
          <table:table-cell table:formula="of:=IF(OR([.C4]=&quot;---&quot;;[.D4]=&quot;---&quot;);&quot;---&quot;;1-([.D4]/([.D4]+[.C4])))" office:value-type="float" office:value="0.970417108921884" calcext:value-type="float">
            <text:p>0.97</text:p>
          </table:table-cell>
          <table:table-cell table:formula="of:=IF(OR([.C4]=&quot;---&quot;;[.E4]=&quot;---&quot;);&quot;---&quot;;1-([.C4]/([.E4]+[.C4])))" office:value-type="float" office:value="0.078237709466208" calcext:value-type="float">
            <text:p>0.08</text:p>
          </table:table-cell>
          <table:table-cell table:formula="of:=IF(OR([.C4]=&quot;---&quot;;[.E4]=&quot;---&quot;);&quot;---&quot;;1-([.E4]/([.E4]+[.C4])))" office:value-type="float" office:value="0.921762290533792" calcext:value-type="float">
            <text:p>0.92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2</text:p>
          </table:table-cell>
          <table:table-cell table:formula="of:=IF([$sv.V5]=&quot;---&quot;;&quot;---&quot;;[$sv.V5]*[.$V12])" office:value-type="float" office:value="24012.5" calcext:value-type="float">
            <text:p>24012.50</text:p>
          </table:table-cell>
          <table:table-cell table:formula="of:=IF([$a10.V5]=&quot;---&quot;;&quot;---&quot;;[$a10.V5]*[.$V13])" office:value-type="float" office:value="30747" calcext:value-type="float">
            <text:p>30747.00</text:p>
          </table:table-cell>
          <table:table-cell table:formula="of:=IF([$quadro.V5]=&quot;---&quot;;&quot;---&quot;;[$quadro.V5]*[.$V14])" office:value-type="float" office:value="2025.4" calcext:value-type="float">
            <text:p>2025.40</text:p>
          </table:table-cell>
          <table:table-cell table:formula="of:=IF([$gtx.V5]=&quot;---&quot;;&quot;---&quot;;[$gtx.V5]*[.$V15])" office:value-type="float" office:value="6327.75" calcext:value-type="float">
            <text:p>6327.75</text:p>
          </table:table-cell>
          <table:table-cell table:formula="of:=IF(OR([.B5]=&quot;---&quot;;[.D5]=&quot;---&quot;);&quot;---&quot;;1-([.B5]/([.D5]+[.B5])))" office:value-type="float" office:value="0.0777866110554231" calcext:value-type="float">
            <text:p>0.08</text:p>
          </table:table-cell>
          <table:table-cell table:formula="of:=IF(OR([.B5]=&quot;---&quot;;[.D5]=&quot;---&quot;);&quot;---&quot;;1-([.D5]/([.D5]+[.B5])))" office:value-type="float" office:value="0.922213388944577" calcext:value-type="float">
            <text:p>0.92</text:p>
          </table:table-cell>
          <table:table-cell table:formula="of:=IF(OR([.B5]=&quot;---&quot;;[.E5]=&quot;---&quot;);&quot;---&quot;;1-([.B5]/([.E5]+[.B5])))" office:value-type="float" office:value="0.208559586687651" calcext:value-type="float">
            <text:p>0.21</text:p>
          </table:table-cell>
          <table:table-cell table:formula="of:=IF(OR([.B5]=&quot;---&quot;;[.E5]=&quot;---&quot;);&quot;---&quot;;1-([.E5]/([.E5]+[.B5])))" office:value-type="float" office:value="0.791440413312349" calcext:value-type="float">
            <text:p>0.79</text:p>
          </table:table-cell>
          <table:table-cell table:formula="of:=IF(OR([.C5]=&quot;---&quot;;[.D5]=&quot;---&quot;);&quot;---&quot;;1-([.C5]/([.D5]+[.C5])))" office:value-type="float" office:value="0.0618020041254226" calcext:value-type="float">
            <text:p>0.06</text:p>
          </table:table-cell>
          <table:table-cell table:formula="of:=IF(OR([.C5]=&quot;---&quot;;[.D5]=&quot;---&quot;);&quot;---&quot;;1-([.D5]/([.D5]+[.C5])))" office:value-type="float" office:value="0.938197995874577" calcext:value-type="float">
            <text:p>0.94</text:p>
          </table:table-cell>
          <table:table-cell table:formula="of:=IF(OR([.C5]=&quot;---&quot;;[.E5]=&quot;---&quot;);&quot;---&quot;;1-([.C5]/([.E5]+[.C5])))" office:value-type="float" office:value="0.170675459713147" calcext:value-type="float">
            <text:p>0.17</text:p>
          </table:table-cell>
          <table:table-cell table:formula="of:=IF(OR([.C5]=&quot;---&quot;;[.E5]=&quot;---&quot;);&quot;---&quot;;1-([.E5]/([.E5]+[.C5])))" office:value-type="float" office:value="0.829324540286853" calcext:value-type="float">
            <text:p>0.83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GPU" calcext:value-type="string">
            <text:p>GPU</text:p>
          </table:table-cell>
          <table:table-cell table:formula="of:=IF(OR([.C5]=&quot;---&quot;;[.E5]=&quot;---&quot;);&quot;---&quot;;IF([.C5]&lt;[.E5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onic3</text:p>
          </table:table-cell>
          <table:table-cell table:formula="of:=IF([$sv.V6]=&quot;---&quot;;&quot;---&quot;;[$sv.V6]*[.$V12])" office:value-type="float" office:value="24086.25" calcext:value-type="float">
            <text:p>24086.25</text:p>
          </table:table-cell>
          <table:table-cell table:formula="of:=IF([$a10.V6]=&quot;---&quot;;&quot;---&quot;;[$a10.V6]*[.$V13])" office:value-type="float" office:value="58444.5" calcext:value-type="float">
            <text:p>58444.50</text:p>
          </table:table-cell>
          <table:table-cell table:formula="of:=IF([$quadro.V6]=&quot;---&quot;;&quot;---&quot;;[$quadro.V6]*[.$V14])" office:value-type="float" office:value="1957.75" calcext:value-type="float">
            <text:p>1957.75</text:p>
          </table:table-cell>
          <table:table-cell table:formula="of:=IF([$gtx.V6]=&quot;---&quot;;&quot;---&quot;;[$gtx.V6]*[.$V15])" office:value-type="float" office:value="5775" calcext:value-type="float">
            <text:p>5775.00</text:p>
          </table:table-cell>
          <table:table-cell table:formula="of:=IF(OR([.B6]=&quot;---&quot;;[.D6]=&quot;---&quot;);&quot;---&quot;;1-([.B6]/([.D6]+[.B6])))" office:value-type="float" office:value="0.0751708646905237" calcext:value-type="float">
            <text:p>0.08</text:p>
          </table:table-cell>
          <table:table-cell table:formula="of:=IF(OR([.B6]=&quot;---&quot;;[.D6]=&quot;---&quot;);&quot;---&quot;;1-([.D6]/([.D6]+[.B6])))" office:value-type="float" office:value="0.924829135309476" calcext:value-type="float">
            <text:p>0.92</text:p>
          </table:table-cell>
          <table:table-cell table:formula="of:=IF(OR([.B6]=&quot;---&quot;;[.E6]=&quot;---&quot;);&quot;---&quot;;1-([.B6]/([.E6]+[.B6])))" office:value-type="float" office:value="0.193394449328143" calcext:value-type="float">
            <text:p>0.19</text:p>
          </table:table-cell>
          <table:table-cell table:formula="of:=IF(OR([.B6]=&quot;---&quot;;[.E6]=&quot;---&quot;);&quot;---&quot;;1-([.E6]/([.E6]+[.B6])))" office:value-type="float" office:value="0.806605550671857" calcext:value-type="float">
            <text:p>0.81</text:p>
          </table:table-cell>
          <table:table-cell table:formula="of:=IF(OR([.C6]=&quot;---&quot;;[.D6]=&quot;---&quot;);&quot;---&quot;;1-([.C6]/([.D6]+[.C6])))" office:value-type="float" office:value="0.0324118720743018" calcext:value-type="float">
            <text:p>0.03</text:p>
          </table:table-cell>
          <table:table-cell table:formula="of:=IF(OR([.C6]=&quot;---&quot;;[.D6]=&quot;---&quot;);&quot;---&quot;;1-([.D6]/([.D6]+[.C6])))" office:value-type="float" office:value="0.967588127925698" calcext:value-type="float">
            <text:p>0.97</text:p>
          </table:table-cell>
          <table:table-cell table:formula="of:=IF(OR([.C6]=&quot;---&quot;;[.E6]=&quot;---&quot;);&quot;---&quot;;1-([.C6]/([.E6]+[.C6])))" office:value-type="float" office:value="0.0899259570691146" calcext:value-type="float">
            <text:p>0.09</text:p>
          </table:table-cell>
          <table:table-cell table:formula="of:=IF(OR([.C6]=&quot;---&quot;;[.E6]=&quot;---&quot;);&quot;---&quot;;1-([.E6]/([.E6]+[.C6])))" office:value-type="float" office:value="0.910074042930885" calcext:value-type="float">
            <text:p>0.91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GPU" calcext:value-type="string">
            <text:p>GPU</text:p>
          </table:table-cell>
          <table:table-cell table:formula="of:=IF(OR([.C6]=&quot;---&quot;;[.E6]=&quot;---&quot;);&quot;---&quot;;IF([.C6]&lt;[.E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7]=&quot;---&quot;;&quot;---&quot;;[$sv.V7]*[.$V12])" office:value-type="float" office:value="3931.93359875" calcext:value-type="float">
            <text:p>3931.93</text:p>
          </table:table-cell>
          <table:table-cell table:formula="of:=IF([$a10.V7]=&quot;---&quot;;&quot;---&quot;;[$a10.V7]*[.$V13])" office:value-type="float" office:value="13319.1914055" calcext:value-type="float">
            <text:p>13319.19</text:p>
          </table:table-cell>
          <table:table-cell table:formula="of:=IF([$quadro.V7]=&quot;---&quot;;&quot;---&quot;;[$quadro.V7]*[.$V14])" office:value-type="float" office:value="1868.57499795" calcext:value-type="float">
            <text:p>1868.57</text:p>
          </table:table-cell>
          <table:table-cell table:formula="of:=IF([$gtx.V7]=&quot;---&quot;;&quot;---&quot;;[$gtx.V7]*[.$V15])" office:value-type="float" office:value="5141.87695725" calcext:value-type="float">
            <text:p>5141.88</text:p>
          </table:table-cell>
          <table:table-cell table:formula="of:=IF(OR([.B7]=&quot;---&quot;;[.D7]=&quot;---&quot;);&quot;---&quot;;1-([.B7]/([.D7]+[.B7])))" office:value-type="float" office:value="0.322139854945316" calcext:value-type="float">
            <text:p>0.32</text:p>
          </table:table-cell>
          <table:table-cell table:formula="of:=IF(OR([.B7]=&quot;---&quot;;[.D7]=&quot;---&quot;);&quot;---&quot;;1-([.D7]/([.D7]+[.B7])))" office:value-type="float" office:value="0.677860145054683" calcext:value-type="float">
            <text:p>0.68</text:p>
          </table:table-cell>
          <table:table-cell table:formula="of:=IF(OR([.B7]=&quot;---&quot;;[.E7]=&quot;---&quot;);&quot;---&quot;;1-([.B7]/([.E7]+[.B7])))" office:value-type="float" office:value="0.566672284539814" calcext:value-type="float">
            <text:p>0.57</text:p>
          </table:table-cell>
          <table:table-cell table:formula="of:=IF(OR([.B7]=&quot;---&quot;;[.E7]=&quot;---&quot;);&quot;---&quot;;1-([.E7]/([.E7]+[.B7])))" office:value-type="float" office:value="0.433327715460186" calcext:value-type="float">
            <text:p>0.43</text:p>
          </table:table-cell>
          <table:table-cell table:formula="of:=IF(OR([.C7]=&quot;---&quot;;[.D7]=&quot;---&quot;);&quot;---&quot;;1-([.C7]/([.D7]+[.C7])))" office:value-type="float" office:value="0.123031586627876" calcext:value-type="float">
            <text:p>0.12</text:p>
          </table:table-cell>
          <table:table-cell table:formula="of:=IF(OR([.C7]=&quot;---&quot;;[.D7]=&quot;---&quot;);&quot;---&quot;;1-([.D7]/([.D7]+[.C7])))" office:value-type="float" office:value="0.876968413372124" calcext:value-type="float">
            <text:p>0.88</text:p>
          </table:table-cell>
          <table:table-cell table:formula="of:=IF(OR([.C7]=&quot;---&quot;;[.E7]=&quot;---&quot;);&quot;---&quot;;1-([.C7]/([.E7]+[.C7])))" office:value-type="float" office:value="0.27852542746795" calcext:value-type="float">
            <text:p>0.28</text:p>
          </table:table-cell>
          <table:table-cell table:formula="of:=IF(OR([.C7]=&quot;---&quot;;[.E7]=&quot;---&quot;);&quot;---&quot;;1-([.E7]/([.E7]+[.C7])))" office:value-type="float" office:value="0.72147457253205" calcext:value-type="float">
            <text:p>0.72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FPGA" calcext:value-type="string">
            <text:p>FPGA</text:p>
          </table:table-cell>
          <table:table-cell table:formula="of:=IF(OR([.C7]=&quot;---&quot;;[.D7]=&quot;---&quot;);&quot;---&quot;;IF([.C7]&lt;[.D7]; &quot;FPGA&quot;; &quot;GPU&quot;))" office:value-type="string" office:string-value="GPU" calcext:value-type="string">
            <text:p>GPU</text:p>
          </table:table-cell>
          <table:table-cell table:formula="of:=IF(OR([.C7]=&quot;---&quot;;[.E7]=&quot;---&quot;);&quot;---&quot;;IF([.C7]&lt;[.E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8]=&quot;---&quot;;&quot;---&quot;;[$sv.V8]*[.$V12])" office:value-type="float" office:value="3772.8937" calcext:value-type="float">
            <text:p>3772.89</text:p>
          </table:table-cell>
          <table:table-cell table:formula="of:=IF([$a10.V8]=&quot;---&quot;;&quot;---&quot;;[$a10.V8]*[.$V13])" office:value-type="float" office:value="13203.578742" calcext:value-type="float">
            <text:p>13203.58</text:p>
          </table:table-cell>
          <table:table-cell table:formula="of:=IF([$quadro.V8]=&quot;---&quot;;&quot;---&quot;;[$quadro.V8]*[.$V14])" office:value-type="float" office:value="1898.1708664" calcext:value-type="float">
            <text:p>1898.17</text:p>
          </table:table-cell>
          <table:table-cell table:formula="of:=IF([$gtx.V8]=&quot;---&quot;;&quot;---&quot;;[$gtx.V8]*[.$V15])" office:value-type="float" office:value="5066.0196675" calcext:value-type="float">
            <text:p>5066.02</text:p>
          </table:table-cell>
          <table:table-cell table:formula="of:=IF(OR([.B8]=&quot;---&quot;;[.D8]=&quot;---&quot;);&quot;---&quot;;1-([.B8]/([.D8]+[.B8])))" office:value-type="float" office:value="0.334711559738944" calcext:value-type="float">
            <text:p>0.33</text:p>
          </table:table-cell>
          <table:table-cell table:formula="of:=IF(OR([.B8]=&quot;---&quot;;[.D8]=&quot;---&quot;);&quot;---&quot;;1-([.D8]/([.D8]+[.B8])))" office:value-type="float" office:value="0.665288440261056" calcext:value-type="float">
            <text:p>0.67</text:p>
          </table:table-cell>
          <table:table-cell table:formula="of:=IF(OR([.B8]=&quot;---&quot;;[.E8]=&quot;---&quot;);&quot;---&quot;;1-([.B8]/([.E8]+[.B8])))" office:value-type="float" office:value="0.57314960073343" calcext:value-type="float">
            <text:p>0.57</text:p>
          </table:table-cell>
          <table:table-cell table:formula="of:=IF(OR([.B8]=&quot;---&quot;;[.E8]=&quot;---&quot;);&quot;---&quot;;1-([.E8]/([.E8]+[.B8])))" office:value-type="float" office:value="0.42685039926657" calcext:value-type="float">
            <text:p>0.43</text:p>
          </table:table-cell>
          <table:table-cell table:formula="of:=IF(OR([.C8]=&quot;---&quot;;[.D8]=&quot;---&quot;);&quot;---&quot;;1-([.C8]/([.D8]+[.C8])))" office:value-type="float" office:value="0.125692116186603" calcext:value-type="float">
            <text:p>0.13</text:p>
          </table:table-cell>
          <table:table-cell table:formula="of:=IF(OR([.C8]=&quot;---&quot;;[.D8]=&quot;---&quot;);&quot;---&quot;;1-([.D8]/([.D8]+[.C8])))" office:value-type="float" office:value="0.874307883813397" calcext:value-type="float">
            <text:p>0.87</text:p>
          </table:table-cell>
          <table:table-cell table:formula="of:=IF(OR([.C8]=&quot;---&quot;;[.E8]=&quot;---&quot;);&quot;---&quot;;1-([.C8]/([.E8]+[.C8])))" office:value-type="float" office:value="0.277292338558779" calcext:value-type="float">
            <text:p>0.28</text:p>
          </table:table-cell>
          <table:table-cell table:formula="of:=IF(OR([.C8]=&quot;---&quot;;[.E8]=&quot;---&quot;);&quot;---&quot;;1-([.E8]/([.E8]+[.C8])))" office:value-type="float" office:value="0.722707661441221" calcext:value-type="float">
            <text:p>0.72</text:p>
          </table:table-cell>
          <table:table-cell table:formula="of:=IF(OR([.B8]=&quot;---&quot;;[.D8]=&quot;---&quot;);&quot;---&quot;;IF([.B8]&lt;[.D8]; &quot;FPGA&quot;; &quot;GPU&quot;))" office:value-type="string" office:string-value="GPU" calcext:value-type="string">
            <text:p>GPU</text:p>
          </table:table-cell>
          <table:table-cell table:formula="of:=IF(OR([.B8]=&quot;---&quot;;[.E8]=&quot;---&quot;);&quot;---&quot;;IF([.B8]&lt;[.E8]; &quot;FPGA&quot;; &quot;GPU&quot;))" office:value-type="string" office:string-value="FPGA" calcext:value-type="string">
            <text:p>FPGA</text:p>
          </table:table-cell>
          <table:table-cell table:formula="of:=IF(OR([.C8]=&quot;---&quot;;[.D8]=&quot;---&quot;);&quot;---&quot;;IF([.C8]&lt;[.D8]; &quot;FPGA&quot;; &quot;GPU&quot;))" office:value-type="string" office:string-value="GPU" calcext:value-type="string">
            <text:p>GPU</text:p>
          </table:table-cell>
          <table:table-cell table:formula="of:=IF(OR([.C8]=&quot;---&quot;;[.E8]=&quot;---&quot;);&quot;---&quot;;IF([.C8]&lt;[.E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9]=&quot;---&quot;;&quot;---&quot;;[$sv.V9]*[.$V12])" office:value-type="float" office:value="12867.5" calcext:value-type="float">
            <text:p>12867.50</text:p>
          </table:table-cell>
          <table:table-cell table:formula="of:=IF([$a10.V9]=&quot;---&quot;;&quot;---&quot;;[$a10.V9]*[.$V13])" office:value-type="float" office:value="19011" calcext:value-type="float">
            <text:p>19011.00</text:p>
          </table:table-cell>
          <table:table-cell table:formula="of:=IF([$quadro.V9]=&quot;---&quot;;&quot;---&quot;;[$quadro.V9]*[.$V14])" office:value-type="float" office:value="14489.4" calcext:value-type="float">
            <text:p>14489.40</text:p>
          </table:table-cell>
          <table:table-cell table:formula="of:=IF([$gtx.V9]=&quot;---&quot;;&quot;---&quot;;[$gtx.V9]*[.$V15])" office:value-type="float" office:value="14247.75" calcext:value-type="float">
            <text:p>14247.75</text:p>
          </table:table-cell>
          <table:table-cell table:formula="of:=IF(OR([.B9]=&quot;---&quot;;[.D9]=&quot;---&quot;);&quot;---&quot;;1-([.B9]/([.D9]+[.B9])))" office:value-type="float" office:value="0.52964334409235" calcext:value-type="float">
            <text:p>0.53</text:p>
          </table:table-cell>
          <table:table-cell table:formula="of:=IF(OR([.B9]=&quot;---&quot;;[.D9]=&quot;---&quot;);&quot;---&quot;;1-([.D9]/([.D9]+[.B9])))" office:value-type="float" office:value="0.47035665590765" calcext:value-type="float">
            <text:p>0.47</text:p>
          </table:table-cell>
          <table:table-cell table:formula="of:=IF(OR([.B9]=&quot;---&quot;;[.E9]=&quot;---&quot;);&quot;---&quot;;1-([.B9]/([.E9]+[.B9])))" office:value-type="float" office:value="0.525451544794903" calcext:value-type="float">
            <text:p>0.53</text:p>
          </table:table-cell>
          <table:table-cell table:formula="of:=IF(OR([.B9]=&quot;---&quot;;[.E9]=&quot;---&quot;);&quot;---&quot;;1-([.E9]/([.E9]+[.B9])))" office:value-type="float" office:value="0.474548455205097" calcext:value-type="float">
            <text:p>0.47</text:p>
          </table:table-cell>
          <table:table-cell table:formula="of:=IF(OR([.C9]=&quot;---&quot;;[.D9]=&quot;---&quot;);&quot;---&quot;;1-([.C9]/([.D9]+[.C9])))" office:value-type="float" office:value="0.432514238635957" calcext:value-type="float">
            <text:p>0.43</text:p>
          </table:table-cell>
          <table:table-cell table:formula="of:=IF(OR([.C9]=&quot;---&quot;;[.D9]=&quot;---&quot;);&quot;---&quot;;1-([.D9]/([.D9]+[.C9])))" office:value-type="float" office:value="0.567485761364043" calcext:value-type="float">
            <text:p>0.57</text:p>
          </table:table-cell>
          <table:table-cell table:formula="of:=IF(OR([.C9]=&quot;---&quot;;[.E9]=&quot;---&quot;);&quot;---&quot;;1-([.C9]/([.E9]+[.C9])))" office:value-type="float" office:value="0.428391024918255" calcext:value-type="float">
            <text:p>0.43</text:p>
          </table:table-cell>
          <table:table-cell table:formula="of:=IF(OR([.C9]=&quot;---&quot;;[.E9]=&quot;---&quot;);&quot;---&quot;;1-([.E9]/([.E9]+[.C9])))" office:value-type="float" office:value="0.571608975081745" calcext:value-type="float">
            <text:p>0.57</text:p>
          </table:table-cell>
          <table:table-cell table:formula="of:=IF(OR([.B9]=&quot;---&quot;;[.D9]=&quot;---&quot;);&quot;---&quot;;IF([.B9]&lt;[.D9]; &quot;FPGA&quot;; &quot;GPU&quot;))" office:value-type="string" office:string-value="FPGA" calcext:value-type="string">
            <text:p>FPGA</text:p>
          </table:table-cell>
          <table:table-cell table:formula="of:=IF(OR([.B9]=&quot;---&quot;;[.E9]=&quot;---&quot;);&quot;---&quot;;IF([.B9]&lt;[.E9]; &quot;FPGA&quot;; &quot;GPU&quot;))" office:value-type="string" office:string-value="FPGA" calcext:value-type="string">
            <text:p>FPGA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10]=&quot;---&quot;;&quot;---&quot;;[$sv.V10]*[.$V12])" office:value-type="float" office:value="547281.66666875" calcext:value-type="float">
            <text:p>547281.67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43162.06666735" calcext:value-type="float">
            <text:p>43162.07</text:p>
          </table:table-cell>
          <table:table-cell table:formula="of:=IF([$gtx.V10]=&quot;---&quot;;&quot;---&quot;;[$gtx.V10]*[.$V15])" office:value-type="float" office:value="30577.24999725" calcext:value-type="float">
            <text:p>30577.25</text:p>
          </table:table-cell>
          <table:table-cell table:formula="of:=IF(OR([.B10]=&quot;---&quot;;[.D10]=&quot;---&quot;);&quot;---&quot;;1-([.B10]/([.D10]+[.B10])))" office:value-type="float" office:value="0.0731010665884749" calcext:value-type="float">
            <text:p>0.07</text:p>
          </table:table-cell>
          <table:table-cell table:formula="of:=IF(OR([.B10]=&quot;---&quot;;[.D10]=&quot;---&quot;);&quot;---&quot;;1-([.D10]/([.D10]+[.B10])))" office:value-type="float" office:value="0.926898933411525" calcext:value-type="float">
            <text:p>0.93</text:p>
          </table:table-cell>
          <table:table-cell table:formula="of:=IF(OR([.B10]=&quot;---&quot;;[.E10]=&quot;---&quot;);&quot;---&quot;;1-([.B10]/([.E10]+[.B10])))" office:value-type="float" office:value="0.0529147324984924" calcext:value-type="float">
            <text:p>0.05</text:p>
          </table:table-cell>
          <table:table-cell table:formula="of:=IF(OR([.B10]=&quot;---&quot;;[.E10]=&quot;---&quot;);&quot;---&quot;;1-([.E10]/([.E10]+[.B10])))" office:value-type="float" office:value="0.947085267501508" calcext:value-type="float">
            <text:p>0.95</text:p>
          </table:table-cell>
          <table:table-cell table:formula="of:=IF(OR([.C10]=&quot;---&quot;;[.D10]=&quot;---&quot;);&quot;---&quot;;1-([.C10]/([.D10]+[.C10])))" office:value-type="string" office:string-value="---" calcext:value-type="string">
            <text:p>---</text:p>
          </table:table-cell>
          <table:table-cell table:formula="of:=IF(OR([.C10]=&quot;---&quot;;[.D10]=&quot;---&quot;);&quot;---&quot;;1-([.D10]/([.D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C10]/([.E10]+[.C10])))" office:value-type="string" office:string-value="---" calcext:value-type="string">
            <text:p>---</text:p>
          </table:table-cell>
          <table:table-cell table:formula="of:=IF(OR([.C10]=&quot;---&quot;;[.E10]=&quot;---&quot;);&quot;---&quot;;1-([.E10]/([.E10]+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11]=&quot;---&quot;;&quot;---&quot;;[$sv.V11]*[.$V12])" office:value-type="float" office:value="9685.625" calcext:value-type="float">
            <text:p>9685.63</text:p>
          </table:table-cell>
          <table:table-cell table:formula="of:=IF([$a10.V11]=&quot;---&quot;;&quot;---&quot;;[$a10.V11]*[.$V13])" office:value-type="float" office:value="6561.75" calcext:value-type="float">
            <text:p>6561.75</text:p>
          </table:table-cell>
          <table:table-cell table:formula="of:=IF([$quadro.V11]=&quot;---&quot;;&quot;---&quot;;[$quadro.V11]*[.$V14])" office:value-type="string" office:string-value="---" calcext:value-type="string">
            <text:p>---</text:p>
          </table:table-cell>
          <table:table-cell table:formula="of:=IF([$gtx.V11]=&quot;---&quot;;&quot;---&quot;;[$gtx.V11]*[.$V15])" office:value-type="string" office:string-value="---" calcext:value-type="string">
            <text:p>---</text:p>
          </table:table-cell>
          <table:table-cell table:formula="of:=IF(OR([.B11]=&quot;---&quot;;[.D11]=&quot;---&quot;);&quot;---&quot;;1-([.B11]/([.D11]+[.B11])))" office:value-type="string" office:string-value="---" calcext:value-type="string">
            <text:p>---</text:p>
          </table:table-cell>
          <table:table-cell table:formula="of:=IF(OR([.B11]=&quot;---&quot;;[.D11]=&quot;---&quot;);&quot;---&quot;;1-([.D11]/([.D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B11]/([.E11]+[.B11])))" office:value-type="string" office:string-value="---" calcext:value-type="string">
            <text:p>---</text:p>
          </table:table-cell>
          <table:table-cell table:formula="of:=IF(OR([.B11]=&quot;---&quot;;[.E11]=&quot;---&quot;);&quot;---&quot;;1-([.E11]/([.E11]+[.B11])))" office:value-type="string" office:string-value="---" calcext:value-type="string">
            <text:p>---</text:p>
          </table:table-cell>
          <table:table-cell table:formula="of:=IF(OR([.C11]=&quot;---&quot;;[.D11]=&quot;---&quot;);&quot;---&quot;;1-([.C11]/([.D11]+[.C11])))" office:value-type="string" office:string-value="---" calcext:value-type="string">
            <text:p>---</text:p>
          </table:table-cell>
          <table:table-cell table:formula="of:=IF(OR([.C11]=&quot;---&quot;;[.D11]=&quot;---&quot;);&quot;---&quot;;1-([.D11]/([.D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C11]/([.E11]+[.C11])))" office:value-type="string" office:string-value="---" calcext:value-type="string">
            <text:p>---</text:p>
          </table:table-cell>
          <table:table-cell table:formula="of:=IF(OR([.C11]=&quot;---&quot;;[.E11]=&quot;---&quot;);&quot;---&quot;;1-([.E11]/([.E11]+[.C11])))" office:value-type="string" office:string-value="---" calcext:value-type="string">
            <text:p>---</text:p>
          </table:table-cell>
          <table:table-cell table:formula="of:=IF(OR([.B11]=&quot;---&quot;;[.D11]=&quot;---&quot;);&quot;---&quot;;IF([.B11]&lt;[.D11]; &quot;FPGA&quot;; &quot;GPU&quot;))" office:value-type="string" office:string-value="---" calcext:value-type="string">
            <text:p>---</text:p>
          </table:table-cell>
          <table:table-cell table:formula="of:=IF(OR([.B11]=&quot;---&quot;;[.E11]=&quot;---&quot;);&quot;---&quot;;IF([.B11]&lt;[.E11]; &quot;FPGA&quot;; &quot;GPU&quot;))" office:value-type="string" office:string-value="---" calcext:value-type="string">
            <text:p>---</text:p>
          </table:table-cell>
          <table:table-cell table:formula="of:=IF(OR([.C11]=&quot;---&quot;;[.D11]=&quot;---&quot;);&quot;---&quot;;IF([.C11]&lt;[.D11]; &quot;FPGA&quot;; &quot;GPU&quot;))" office:value-type="string" office:string-value="---" calcext:value-type="string">
            <text:p>---</text:p>
          </table:table-cell>
          <table:table-cell table:formula="of:=IF(OR([.C11]=&quot;---&quot;;[.E11]=&quot;---&quot;);&quot;---&quot;;IF([.C11]&lt;[.E11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12]=&quot;---&quot;;&quot;---&quot;;[$sv.V12]*[.$V12])" office:value-type="float" office:value="36605.375" calcext:value-type="float">
            <text:p>36605.38</text:p>
          </table:table-cell>
          <table:table-cell table:formula="of:=IF([$a10.V12]=&quot;---&quot;;&quot;---&quot;;[$a10.V12]*[.$V13])" office:value-type="float" office:value="208178.55" calcext:value-type="float">
            <text:p>208178.55</text:p>
          </table:table-cell>
          <table:table-cell table:formula="of:=IF([$quadro.V12]=&quot;---&quot;;&quot;---&quot;;[$quadro.V12]*[.$V14])" office:value-type="float" office:value="13049.275" calcext:value-type="float">
            <text:p>13049.28</text:p>
          </table:table-cell>
          <table:table-cell table:formula="of:=IF([$gtx.V12]=&quot;---&quot;;&quot;---&quot;;[$gtx.V12]*[.$V15])" office:value-type="float" office:value="12769.35" calcext:value-type="float">
            <text:p>12769.35</text:p>
          </table:table-cell>
          <table:table-cell table:formula="of:=IF(OR([.B12]=&quot;---&quot;;[.D12]=&quot;---&quot;);&quot;---&quot;;1-([.B12]/([.D12]+[.B12])))" office:value-type="float" office:value="0.262800664187543" calcext:value-type="float">
            <text:p>0.26</text:p>
          </table:table-cell>
          <table:table-cell table:formula="of:=IF(OR([.B12]=&quot;---&quot;;[.D12]=&quot;---&quot;);&quot;---&quot;;1-([.D12]/([.D12]+[.B12])))" office:value-type="float" office:value="0.737199335812457" calcext:value-type="float">
            <text:p>0.74</text:p>
          </table:table-cell>
          <table:table-cell table:formula="of:=IF(OR([.B12]=&quot;---&quot;;[.E12]=&quot;---&quot;);&quot;---&quot;;1-([.B12]/([.E12]+[.B12])))" office:value-type="float" office:value="0.258621187257245" calcext:value-type="float">
            <text:p>0.26</text:p>
          </table:table-cell>
          <table:table-cell table:formula="of:=IF(OR([.B12]=&quot;---&quot;;[.E12]=&quot;---&quot;);&quot;---&quot;;1-([.E12]/([.E12]+[.B12])))" office:value-type="float" office:value="0.741378812742755" calcext:value-type="float">
            <text:p>0.74</text:p>
          </table:table-cell>
          <table:table-cell table:formula="of:=IF(OR([.C12]=&quot;---&quot;;[.D12]=&quot;---&quot;);&quot;---&quot;;1-([.C12]/([.D12]+[.C12])))" office:value-type="float" office:value="0.058985685909989" calcext:value-type="float">
            <text:p>0.06</text:p>
          </table:table-cell>
          <table:table-cell table:formula="of:=IF(OR([.C12]=&quot;---&quot;;[.D12]=&quot;---&quot;);&quot;---&quot;;1-([.D12]/([.D12]+[.C12])))" office:value-type="float" office:value="0.941014314090011" calcext:value-type="float">
            <text:p>0.94</text:p>
          </table:table-cell>
          <table:table-cell table:formula="of:=IF(OR([.C12]=&quot;---&quot;;[.E12]=&quot;---&quot;);&quot;---&quot;;1-([.C12]/([.E12]+[.C12])))" office:value-type="float" office:value="0.0577934888722635" calcext:value-type="float">
            <text:p>0.06</text:p>
          </table:table-cell>
          <table:table-cell table:formula="of:=IF(OR([.C12]=&quot;---&quot;;[.E12]=&quot;---&quot;);&quot;---&quot;;1-([.E12]/([.E12]+[.C12])))" office:value-type="float" office:value="0.942206511127736" calcext:value-type="float">
            <text:p>0.94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GPU" calcext:value-type="string">
            <text:p>GPU</text:p>
          </table:table-cell>
          <table:table-cell table:formula="of:=IF(OR([.C12]=&quot;---&quot;;[.E12]=&quot;---&quot;);&quot;---&quot;;IF([.C12]&lt;[.E12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3]=&quot;---&quot;;&quot;---&quot;;[$sv.V13]*[.$V12])" office:value-type="float" office:value="22781.25" calcext:value-type="float">
            <text:p>22781.25</text:p>
          </table:table-cell>
          <table:table-cell table:formula="of:=IF([$a10.V13]=&quot;---&quot;;&quot;---&quot;;[$a10.V13]*[.$V13])" office:value-type="float" office:value="30916.5" calcext:value-type="float">
            <text:p>30916.50</text:p>
          </table:table-cell>
          <table:table-cell table:formula="of:=IF([$quadro.V13]=&quot;---&quot;;&quot;---&quot;;[$quadro.V13]*[.$V14])" office:value-type="float" office:value="2308.3" calcext:value-type="float">
            <text:p>2308.30</text:p>
          </table:table-cell>
          <table:table-cell table:formula="of:=IF([$gtx.V13]=&quot;---&quot;;&quot;---&quot;;[$gtx.V13]*[.$V15])" office:value-type="float" office:value="8992.5" calcext:value-type="float">
            <text:p>8992.50</text:p>
          </table:table-cell>
          <table:table-cell table:formula="of:=IF(OR([.B13]=&quot;---&quot;;[.D13]=&quot;---&quot;);&quot;---&quot;;1-([.B13]/([.D13]+[.B13])))" office:value-type="float" office:value="0.0920024472340077" calcext:value-type="float">
            <text:p>0.09</text:p>
          </table:table-cell>
          <table:table-cell table:formula="of:=IF(OR([.B13]=&quot;---&quot;;[.D13]=&quot;---&quot;);&quot;---&quot;;1-([.D13]/([.D13]+[.B13])))" office:value-type="float" office:value="0.907997552765992" calcext:value-type="float">
            <text:p>0.91</text:p>
          </table:table-cell>
          <table:table-cell table:formula="of:=IF(OR([.B13]=&quot;---&quot;;[.E13]=&quot;---&quot;);&quot;---&quot;;1-([.B13]/([.E13]+[.B13])))" office:value-type="float" office:value="0.283016641095244" calcext:value-type="float">
            <text:p>0.28</text:p>
          </table:table-cell>
          <table:table-cell table:formula="of:=IF(OR([.B13]=&quot;---&quot;;[.E13]=&quot;---&quot;);&quot;---&quot;;1-([.E13]/([.E13]+[.B13])))" office:value-type="float" office:value="0.716983358904756" calcext:value-type="float">
            <text:p>0.72</text:p>
          </table:table-cell>
          <table:table-cell table:formula="of:=IF(OR([.C13]=&quot;---&quot;;[.D13]=&quot;---&quot;);&quot;---&quot;;1-([.C13]/([.D13]+[.C13])))" office:value-type="float" office:value="0.0694752112879536" calcext:value-type="float">
            <text:p>0.07</text:p>
          </table:table-cell>
          <table:table-cell table:formula="of:=IF(OR([.C13]=&quot;---&quot;;[.D13]=&quot;---&quot;);&quot;---&quot;;1-([.D13]/([.D13]+[.C13])))" office:value-type="float" office:value="0.930524788712046" calcext:value-type="float">
            <text:p>0.93</text:p>
          </table:table-cell>
          <table:table-cell table:formula="of:=IF(OR([.C13]=&quot;---&quot;;[.E13]=&quot;---&quot;);&quot;---&quot;;1-([.C13]/([.E13]+[.C13])))" office:value-type="float" office:value="0.225325114635796" calcext:value-type="float">
            <text:p>0.23</text:p>
          </table:table-cell>
          <table:table-cell table:formula="of:=IF(OR([.C13]=&quot;---&quot;;[.E13]=&quot;---&quot;);&quot;---&quot;;1-([.E13]/([.E13]+[.C13])))" office:value-type="float" office:value="0.774674885364204" calcext:value-type="float">
            <text:p>0.77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GPU" calcext:value-type="string">
            <text:p>GPU</text:p>
          </table:table-cell>
          <table:table-cell table:formula="of:=IF(OR([.C13]=&quot;---&quot;;[.E13]=&quot;---&quot;);&quot;---&quot;;IF([.C13]&lt;[.E13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4]=&quot;---&quot;;&quot;---&quot;;[$sv.V14]*[.$V12])" office:value-type="float" office:value="41806.25" calcext:value-type="float">
            <text:p>41806.25</text:p>
          </table:table-cell>
          <table:table-cell table:formula="of:=IF([$a10.V14]=&quot;---&quot;;&quot;---&quot;;[$a10.V14]*[.$V13])" office:value-type="float" office:value="103972.5" calcext:value-type="float">
            <text:p>103972.50</text:p>
          </table:table-cell>
          <table:table-cell table:formula="of:=IF([$quadro.V14]=&quot;---&quot;;&quot;---&quot;;[$quadro.V14]*[.$V14])" office:value-type="float" office:value="4637.1" calcext:value-type="float">
            <text:p>4637.10</text:p>
          </table:table-cell>
          <table:table-cell table:formula="of:=IF([$gtx.V14]=&quot;---&quot;;&quot;---&quot;;[$gtx.V14]*[.$V15])" office:value-type="float" office:value="9735" calcext:value-type="float">
            <text:p>9735.00</text:p>
          </table:table-cell>
          <table:table-cell table:formula="of:=IF(OR([.B14]=&quot;---&quot;;[.D14]=&quot;---&quot;);&quot;---&quot;;1-([.B14]/([.D14]+[.B14])))" office:value-type="float" office:value="0.099844218817118" calcext:value-type="float">
            <text:p>0.10</text:p>
          </table:table-cell>
          <table:table-cell table:formula="of:=IF(OR([.B14]=&quot;---&quot;;[.D14]=&quot;---&quot;);&quot;---&quot;;1-([.D14]/([.D14]+[.B14])))" office:value-type="float" office:value="0.900155781182882" calcext:value-type="float">
            <text:p>0.90</text:p>
          </table:table-cell>
          <table:table-cell table:formula="of:=IF(OR([.B14]=&quot;---&quot;;[.E14]=&quot;---&quot;);&quot;---&quot;;1-([.B14]/([.E14]+[.B14])))" office:value-type="float" office:value="0.188877840564596" calcext:value-type="float">
            <text:p>0.19</text:p>
          </table:table-cell>
          <table:table-cell table:formula="of:=IF(OR([.B14]=&quot;---&quot;;[.E14]=&quot;---&quot;);&quot;---&quot;;1-([.E14]/([.E14]+[.B14])))" office:value-type="float" office:value="0.811122159435404" calcext:value-type="float">
            <text:p>0.81</text:p>
          </table:table-cell>
          <table:table-cell table:formula="of:=IF(OR([.C14]=&quot;---&quot;;[.D14]=&quot;---&quot;);&quot;---&quot;;1-([.C14]/([.D14]+[.C14])))" office:value-type="float" office:value="0.042695120873293" calcext:value-type="float">
            <text:p>0.04</text:p>
          </table:table-cell>
          <table:table-cell table:formula="of:=IF(OR([.C14]=&quot;---&quot;;[.D14]=&quot;---&quot;);&quot;---&quot;;1-([.D14]/([.D14]+[.C14])))" office:value-type="float" office:value="0.957304879126707" calcext:value-type="float">
            <text:p>0.96</text:p>
          </table:table-cell>
          <table:table-cell table:formula="of:=IF(OR([.C14]=&quot;---&quot;;[.E14]=&quot;---&quot;);&quot;---&quot;;1-([.C14]/([.E14]+[.C14])))" office:value-type="float" office:value="0.0856144053822307" calcext:value-type="float">
            <text:p>0.09</text:p>
          </table:table-cell>
          <table:table-cell table:formula="of:=IF(OR([.C14]=&quot;---&quot;;[.E14]=&quot;---&quot;);&quot;---&quot;;1-([.E14]/([.E14]+[.C14])))" office:value-type="float" office:value="0.914385594617769" calcext:value-type="float">
            <text:p>0.91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GPU" calcext:value-type="string">
            <text:p>GPU</text:p>
          </table:table-cell>
          <table:table-cell table:formula="of:=IF(OR([.C14]=&quot;---&quot;;[.E14]=&quot;---&quot;);&quot;---&quot;;IF([.C14]&lt;[.E14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5]=&quot;---&quot;;&quot;---&quot;;[$sv.V15]*[.$V12])" office:value-type="string" office:string-value="---" calcext:value-type="string">
            <text:p>---</text:p>
          </table:table-cell>
          <table:table-cell table:formula="of:=IF([$a10.V15]=&quot;---&quot;;&quot;---&quot;;[$a10.V15]*[.$V13])" office:value-type="float" office:value="53794.5" calcext:value-type="float">
            <text:p>53794.50</text:p>
          </table:table-cell>
          <table:table-cell table:formula="of:=IF([$quadro.V15]=&quot;---&quot;;&quot;---&quot;;[$quadro.V15]*[.$V14])" office:value-type="float" office:value="18562.75" calcext:value-type="float">
            <text:p>18562.75</text:p>
          </table:table-cell>
          <table:table-cell table:formula="of:=IF([$gtx.V15]=&quot;---&quot;;&quot;---&quot;;[$gtx.V15]*[.$V15])" office:value-type="float" office:value="17638.5" calcext:value-type="float">
            <text:p>17638.50</text:p>
          </table:table-cell>
          <table:table-cell table:formula="of:=IF(OR([.B15]=&quot;---&quot;;[.D15]=&quot;---&quot;);&quot;---&quot;;1-([.B15]/([.D15]+[.B15])))" office:value-type="string" office:string-value="---" calcext:value-type="string">
            <text:p>---</text:p>
          </table:table-cell>
          <table:table-cell table:formula="of:=IF(OR([.B15]=&quot;---&quot;;[.D15]=&quot;---&quot;);&quot;---&quot;;1-([.D15]/([.D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B15]/([.E15]+[.B15])))" office:value-type="string" office:string-value="---" calcext:value-type="string">
            <text:p>---</text:p>
          </table:table-cell>
          <table:table-cell table:formula="of:=IF(OR([.B15]=&quot;---&quot;;[.E15]=&quot;---&quot;);&quot;---&quot;;1-([.E15]/([.E15]+[.B15])))" office:value-type="string" office:string-value="---" calcext:value-type="string">
            <text:p>---</text:p>
          </table:table-cell>
          <table:table-cell table:formula="of:=IF(OR([.C15]=&quot;---&quot;;[.D15]=&quot;---&quot;);&quot;---&quot;;1-([.C15]/([.D15]+[.C15])))" office:value-type="float" office:value="0.25654305546438" calcext:value-type="float">
            <text:p>0.26</text:p>
          </table:table-cell>
          <table:table-cell table:formula="of:=IF(OR([.C15]=&quot;---&quot;;[.D15]=&quot;---&quot;);&quot;---&quot;;1-([.D15]/([.D15]+[.C15])))" office:value-type="float" office:value="0.74345694453562" calcext:value-type="float">
            <text:p>0.74</text:p>
          </table:table-cell>
          <table:table-cell table:formula="of:=IF(OR([.C15]=&quot;---&quot;;[.E15]=&quot;---&quot;);&quot;---&quot;;1-([.C15]/([.E15]+[.C15])))" office:value-type="float" office:value="0.246923690731175" calcext:value-type="float">
            <text:p>0.25</text:p>
          </table:table-cell>
          <table:table-cell table:formula="of:=IF(OR([.C15]=&quot;---&quot;;[.E15]=&quot;---&quot;);&quot;---&quot;;1-([.E15]/([.E15]+[.C15])))" office:value-type="float" office:value="0.753076309268825" calcext:value-type="float">
            <text:p>0.75</text:p>
          </table:table-cell>
          <table:table-cell table:formula="of:=IF(OR([.B15]=&quot;---&quot;;[.D15]=&quot;---&quot;);&quot;---&quot;;IF([.B15]&lt;[.D15]; &quot;FPGA&quot;; &quot;GPU&quot;))" office:value-type="string" office:string-value="---" calcext:value-type="string">
            <text:p>---</text:p>
          </table:table-cell>
          <table:table-cell table:formula="of:=IF(OR([.B15]=&quot;---&quot;;[.E15]=&quot;---&quot;);&quot;---&quot;;IF([.B15]&lt;[.E15]; &quot;FPGA&quot;; &quot;GPU&quot;))" office:value-type="string" office:string-value="---" calcext:value-type="string">
            <text:p>---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8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7" office:value-type="string" calcext:value-type="string">
            <text:p>Avg. Dist</text:p>
          </table:table-cell>
          <table:table-cell table:style-name="ce16" table:number-columns-repeated="4"/>
          <table:table-cell table:formula="of:=AVERAGE([.F2:.F15])" office:value-type="float" office:value="0.24571788512438" calcext:value-type="float">
            <text:p>0.25</text:p>
          </table:table-cell>
          <table:table-cell table:formula="of:=AVERAGE([.G2:.G15])" office:value-type="float" office:value="0.754282114875621" calcext:value-type="float">
            <text:p>0.75</text:p>
          </table:table-cell>
          <table:table-cell table:formula="of:=AVERAGE([.H2:.H15])" office:value-type="float" office:value="0.335232484096395" calcext:value-type="float">
            <text:p>0.34</text:p>
          </table:table-cell>
          <table:table-cell table:formula="of:=AVERAGE([.I2:.I15])" office:value-type="float" office:value="0.664767515903605" calcext:value-type="float">
            <text:p>0.66</text:p>
          </table:table-cell>
          <table:table-cell table:formula="of:=AVERAGE([.J2:.J15])" office:value-type="float" office:value="0.18108246163026" calcext:value-type="float">
            <text:p>0.18</text:p>
          </table:table-cell>
          <table:table-cell table:formula="of:=AVERAGE([.K2:.K15])" office:value-type="float" office:value="0.81891753836974" calcext:value-type="float">
            <text:p>0.82</text:p>
          </table:table-cell>
          <table:table-cell table:formula="of:=AVERAGE([.L2:.L15])" office:value-type="float" office:value="0.241387253863594" calcext:value-type="float">
            <text:p>0.24</text:p>
          </table:table-cell>
          <table:table-cell table:formula="of:=AVERAGE([.M2:.M15])" office:value-type="float" office:value="0.758612746136406" calcext:value-type="float">
            <text:p>0.76</text:p>
          </table:table-cell>
          <table:table-cell table:style-name="ce16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>
            <text:p># FPGA</text:p>
          </table:table-cell>
          <table:table-cell table:style-name="ce16" table:number-columns-repeated="12"/>
          <table:table-cell table:style-name="ce18" table:formula="of:=COUNTIF([.N2:.N15];&quot;FPGA&quot;)" office:value-type="float" office:value="2" calcext:value-type="float">
            <text:p>2</text:p>
          </table:table-cell>
          <table:table-cell table:style-name="ce18" table:formula="of:=COUNTIF([.O2:.O15];&quot;FPGA&quot;)" office:value-type="float" office:value="5" calcext:value-type="float">
            <text:p>5</text:p>
          </table:table-cell>
          <table:table-cell table:style-name="ce18" table:formula="of:=COUNTIF([.P2:.P15];&quot;FPGA&quot;)" office:value-type="float" office:value="1" calcext:value-type="float">
            <text:p>1</text:p>
          </table:table-cell>
          <table:table-cell table:style-name="ce18" table:formula="of:=COUNTIF([.Q2:.Q15];&quot;FPGA&quot;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# GPU</text:p>
          </table:table-cell>
          <table:table-cell table:style-name="ce16" table:number-columns-repeated="12"/>
          <table:table-cell table:style-name="ce18" table:formula="of:=COUNTIF([.N2:.N15];&quot;GPU&quot;)" office:value-type="float" office:value="10" calcext:value-type="float">
            <text:p>10</text:p>
          </table:table-cell>
          <table:table-cell table:style-name="ce18" table:formula="of:=COUNTIF([.O2:.O15];&quot;GPU&quot;)" office:value-type="float" office:value="7" calcext:value-type="float">
            <text:p>7</text:p>
          </table:table-cell>
          <table:table-cell table:style-name="ce18" table:formula="of:=COUNTIF([.P2:.P15];&quot;GPU&quot;)" office:value-type="float" office:value="11" calcext:value-type="float">
            <text:p>11</text:p>
          </table:table-cell>
          <table:table-cell table:style-name="ce18" table:formula="of:=COUNTIF([.Q2:.Q15];&quot;GPU&quot;)" office:value-type="float" office:value="11" calcext:value-type="float">
            <text:p>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53:37.933484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1-17T18:55:55.481541539</dc:date>
    <meta:editing-duration>PT5H8M24S</meta:editing-duration>
    <meta:editing-cycles>45</meta:editing-cycles>
    <meta:generator>LibreOffice/6.1.0.3$Linux_X86_64 LibreOffice_project/10$Build-3</meta:generator>
    <meta:document-statistic meta:table-count="6" meta:cell-count="1720" meta:object-count="0"/>
  </office:meta>
</office:document-meta>
</file>